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3.395cm" style:rel-column-width="13089*"/>
    </style:style>
    <style:style style:name="表格1.B" style:family="table-column">
      <style:table-column-properties style:column-width="3.11cm" style:rel-column-width="11987*"/>
    </style:style>
    <style:style style:name="表格1.C" style:family="table-column">
      <style:table-column-properties style:column-width="10.495cm" style:rel-column-width="40459*"/>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1.875cm" style:rel-column-width="7228*"/>
    </style:style>
    <style:style style:name="表格2.B" style:family="table-column">
      <style:table-column-properties style:column-width="15.125cm" style:rel-column-width="5830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5.248cm" fo:margin-left="5.144cm" table:align="left"/>
    </style:style>
    <style:style style:name="表格3.A" style:family="table-column">
      <style:table-column-properties style:column-width="1.655cm"/>
    </style:style>
    <style:style style:name="表格3.B" style:family="table-column">
      <style:table-column-properties style:column-width="3.593cm"/>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9.634cm" fo:margin-left="3.403cm" table:align="left"/>
    </style:style>
    <style:style style:name="表格4.A" style:family="table-column">
      <style:table-column-properties style:column-width="1.919cm"/>
    </style:style>
    <style:style style:name="表格4.B" style:family="table-column">
      <style:table-column-properties style:column-width="7.715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5" style:family="table">
      <style:table-properties style:width="8.269cm" fo:margin-left="4.549cm" table:align="left"/>
    </style:style>
    <style:style style:name="表格5.A" style:family="table-column">
      <style:table-column-properties style:column-width="1.764cm"/>
    </style:style>
    <style:style style:name="表格5.B" style:family="table-column">
      <style:table-column-properties style:column-width="1.94cm"/>
    </style:style>
    <style:style style:name="表格5.C" style:family="table-column">
      <style:table-column-properties style:column-width="4.565cm"/>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rebuchet MS"/>
    </style:style>
    <style:style style:name="P2" style:family="paragraph" style:parent-style-name="Standard">
      <style:text-properties style:font-name="Arial"/>
    </style:style>
    <style:style style:name="P3" style:family="paragraph" style:parent-style-name="Standard">
      <style:text-properties style:font-name="Arial" fo:font-size="10.5pt" style:font-size-asian="10.5pt" style:font-size-complex="12pt"/>
    </style:style>
    <style:style style:name="P4" style:family="paragraph" style:parent-style-name="Standard">
      <style:paragraph-properties fo:break-before="page"/>
      <style:text-properties style:font-name="Arial" fo:font-size="10.5pt" style:font-size-asian="10.5pt" style:font-size-complex="12pt"/>
    </style:style>
    <style:style style:name="P5" style:family="paragraph" style:parent-style-name="Standard">
      <style:paragraph-properties fo:padding="0.074cm" fo:border-left="none" fo:border-right="none" fo:border-top="none" fo:border-bottom="0.06pt solid #000000" style:join-border="false"/>
      <style:text-properties style:font-name="Arial" fo:font-size="10.5pt" style:font-size-asian="10.5pt" style:font-size-complex="12pt"/>
    </style:style>
    <style:style style:name="P6" style:family="paragraph" style:parent-style-name="Footnote">
      <style:text-properties style:font-name="Arial"/>
    </style:style>
    <style:style style:name="P7" style:family="paragraph" style:parent-style-name="Footnote">
      <style:text-properties style:font-name="Arial" style:font-name-asian="Arial"/>
    </style:style>
    <style:style style:name="P8" style:family="paragraph" style:parent-style-name="Footnote">
      <style:text-properties style:font-name="Arial" style:font-name-asian="宋体4"/>
    </style:style>
    <style:style style:name="P9" style:family="paragraph" style:parent-style-name="Table_20_Contents">
      <style:text-properties style:font-name="Arial" fo:font-size="10.5pt" style:font-size-asian="10.5pt" style:font-size-complex="12pt"/>
    </style:style>
    <style:style style:name="P10" style:family="paragraph" style:parent-style-name="Table_20_Contents">
      <style:paragraph-properties fo:text-align="center" style:justify-single-word="false"/>
      <style:text-properties style:font-name="Arial" fo:font-size="10.5pt" style:font-size-asian="10.5pt" style:font-size-complex="12pt"/>
    </style:style>
    <style:style style:name="P11" style:family="paragraph" style:parent-style-name="Standard">
      <style:text-properties style:font-name="Arial" fo:font-size="10.5pt" style:font-size-asian="10.5pt" style:font-size-complex="12pt"/>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5pt" style:font-size-asian="10.5pt" style:font-size-complex="12pt"/>
    </style:style>
    <style:style style:name="T2" style:family="text">
      <style:text-properties fo:font-size="10.5pt" style:font-size-asian="10.5pt" style:font-size-complex="12pt"/>
    </style:style>
    <style:style style:name="T3" style:family="text">
      <style:text-properties style:font-name-asian="Arial"/>
    </style:style>
    <style:style style:name="T4" style:family="text">
      <style:text-properties fo:background-color="#ffff00"/>
    </style:style>
    <style:style style:name="T5" style:family="text">
      <style:text-properties fo:background-color="#ffff00" style:language-asian="zh" style:country-asian="CN"/>
    </style:style>
    <style:style style:name="T6" style:family="text">
      <style:text-properties fo:font-variant="normal" fo:text-transform="none" fo:color="#1c1c1c" style:font-name="Arial" fo:font-size="10.5pt" fo:letter-spacing="normal" style:font-name-asian="宋体3" style:font-size-asian="10.5pt" style:font-style-asian="normal" style:font-weight-asian="normal" style:font-size-complex="12pt"/>
    </style:style>
    <style:style style:name="T7" style:family="text">
      <style:text-properties fo:font-variant="normal" fo:text-transform="none" fo:color="#1c1c1c" style:font-name="Arial" fo:font-size="10.5pt" fo:letter-spacing="normal" fo:font-style="normal" fo:font-weight="normal" style:font-name-asian="宋体3" style:font-size-asian="10.5pt" style:font-size-complex="12pt"/>
    </style:style>
    <style:style style:name="T8" style:family="text">
      <style:text-properties fo:font-variant="normal" fo:text-transform="none" fo:color="#1c1c1c" style:font-name="Arial" fo:letter-spacing="normal" style:font-name-asian="宋体3" style:font-size-asian="9pt" style:font-style-asian="normal" style:font-weight-asian="normal" style:font-size-complex="12pt"/>
    </style:style>
    <style:style style:name="T9" style:family="text">
      <style:text-properties fo:font-variant="normal" fo:text-transform="none" fo:color="#000000" style:font-name="arial" fo:font-size="10.5pt" fo:letter-spacing="normal" fo:font-style="normal" fo:font-weight="normal"/>
    </style:style>
    <style:style style:name="T10" style:family="text">
      <style:text-properties fo:font-variant="normal" fo:text-transform="none" fo:color="#000000" fo:letter-spacing="normal" style:font-name-asian="arial" style:font-size-asian="10.5pt" style:font-style-asian="normal" style:font-weight-asian="normal"/>
    </style:style>
    <style:style style:name="T11" style:family="text">
      <style:text-properties style:text-position="super 58%"/>
    </style:style>
    <style:style style:name="T12" style:family="text">
      <style:text-properties style:text-position="sub 58%"/>
    </style:style>
    <style:style style:name="T13" style:family="text">
      <style:text-properties fo:background-color="transparent"/>
    </style:style>
    <style:style style:name="T14" style:family="text">
      <style:text-properties style:use-window-font-color="true" style:text-outline="false" style:text-line-through-style="none" style:text-position="0% 100%" style:font-name="宋体"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宋体2"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text:bookmark-start text:name="__DdeLink__479_730995987"/><text:bookmark-start text:name="__DdeLink__49_1088576567"/>This work is covered by the <text:bookmark-start text:name="__DdeLink__3949_44079878"/><text:bookmark-start text:name="__DdeLink__44_1088576567"/><text:bookmark-start text:name="__DdeLink__63_730995987"/><text:bookmark-start text:name="__DdeLink__3887_354996748"/>Creative Commons Public License<text:bookmark-end text:name="__DdeLink__3949_44079878"/><text:bookmark-end text:name="__DdeLink__44_1088576567"/><text:bookmark-end text:name="__DdeLink__63_730995987"/><text:bookmark-end text:name="__DdeLink__3887_354996748"/> version 2.5 or more recent<text:bookmark-end text:name="__DdeLink__49_1088576567"/>. The entire text of this licence is available at the address<text:bookmark-end text:name="__DdeLink__479_730995987"/></text:p>
      <text:p text:style-name="P3">本手册的发布遵守<text:bookmark-start text:name="__DdeLink__3884_354996748"/>创意公共许可证<text:bookmark-end text:name="__DdeLink__3884_354996748"/>（版本2.5或最新版本）。以下网址可以查阅到许可证的完整内容：</text:p>
      <text:p text:style-name="P3"/>
      <text:p text:style-name="P1"><text:bookmark-start text:name="__DdeLink__3865_354996748"/><text:a xlink:type="simple" xlink:href="http://creativecommons.org/licenses/by-nc-nd/3.0/"><text:span text:style-name="T1">http://creativecommons.org/licenses/by-nc-nd/3.0/</text:span></text:a><text:bookmark-end text:name="__DdeLink__3865_354996748"/><text:span text:style-name="T1">.</text:span></text:p>
      <text:p text:style-name="P3"/>
      <text:p text:style-name="P3"><text:bookmark-start text:name="__DdeLink__195_730995987"/><text:bookmark-start text:name="__DdeLink__90_730995987"/><text:bookmark-start text:name="__DdeLink__488_730995987"/><text:bookmark-start text:name="__DdeLink__3875_354996748"/><text:bookmark-start text:name="__DdeLink__3880_354996748"/>You are free to reproduce, diffuse, communicate or expose in public, <text:bookmark-start text:name="__DdeLink__3903_354996748"/>represent, <text:bookmark-start text:name="__DdeLink__3934_354996748"/><text:bookmark-start text:name="__DdeLink__516_730995987"/>execute and play<text:bookmark-end text:name="__DdeLink__516_730995987"/> this work<text:bookmark-end text:name="__DdeLink__3903_354996748"/><text:bookmark-end text:name="__DdeLink__3934_354996748"/> at the following conditions<text:bookmark-end text:name="__DdeLink__90_730995987"/><text:bookmark-end text:name="__DdeLink__488_730995987"/><text:bookmark-end text:name="__DdeLink__3875_354996748"/><text:bookmark-end text:name="__DdeLink__3880_354996748"/>:<text:bookmark-end text:name="__DdeLink__195_730995987"/></text:p>
      <text:p text:style-name="P3"><text:bookmark-start text:name="__DdeLink__3906_354996748"/>您可以自由地复制、分发、交流或展览<text:bookmark-end text:name="__DdeLink__3906_354996748"/>、演示、印刷并使用本作品，但必须接受下列条件：</text:p>
      <text:p text:style-name="P3"/>
      <text:p text:style-name="P3">attribution <text:bookmark-start text:name="__DdeLink__3962_354996748"/><text:bookmark-start text:name="__DdeLink__146_730995987"/>You must attribute the work in the manner specified by the author or licensor<text:bookmark-end text:name="__DdeLink__146_730995987"/> (<text:bookmark-start text:name="__DdeLink__149_730995987"/><text:bookmark-start text:name="__DdeLink__498_730995987"/>but not in any way that suggests that they endorse you or your use of the work<text:bookmark-end text:name="__DdeLink__149_730995987"/><text:bookmark-end text:name="__DdeLink__498_730995987"/>).<text:bookmark-end text:name="__DdeLink__3962_354996748"/></text:p>
      <text:p text:style-name="P3">署名 您必须按照作者或许可人指定的方式对手册进行署名（而不是用其他方式表明作者或许可人授权给你或授权给你使用本手册）。</text:p>
      <text:p text:style-name="P3"/>
      <text:p text:style-name="P3"><text:bookmark-start text:name="__DdeLink__495_730995987"/>Noncommercial You may not use this work for commercial purposes<text:bookmark-end text:name="__DdeLink__495_730995987"/>.</text:p>
      <text:p text:style-name="P3"><text:bookmark-start text:name="__DdeLink__1133_2112196582"/>非商业 您不可以把本手册用于商业。<text:bookmark-end text:name="__DdeLink__1133_2112196582"/></text:p>
      <text:p text:style-name="P3"/>
      <text:p text:style-name="P3"><text:bookmark-start text:name="__DdeLink__118_730995987"/>no derivative works<text:bookmark-end text:name="__DdeLink__118_730995987"/> <text:bookmark-start text:name="__DdeLink__123_730995987"/><text:bookmark-start text:name="__DdeLink__3981_354996748"/>You may not alter, transform, or build upon this work<text:bookmark-end text:name="__DdeLink__123_730995987"/><text:bookmark-end text:name="__DdeLink__3981_354996748"/>.</text:p>
      <text:p text:style-name="P3"><text:bookmark-start text:name="__DdeLink__1135_2112196582"/>禁止衍生 您不可以修改、转换本手册或建立基于本手册的作品。<text:bookmark-end text:name="__DdeLink__1135_2112196582"/></text:p>
      <text:p text:style-name="P3"/>
      <text:p text:style-name="P3"><text:bookmark-start text:name="__DdeLink__135_730995987"/>Any of the above conditions can be waived if you get permission from the copyright holder<text:bookmark-end text:name="__DdeLink__135_730995987"/> (Davide Bucci).</text:p>
      <text:p text:style-name="P3"><text:bookmark-start text:name="__DdeLink__1137_2112196582"/>如果您得到著作权人（Davide Bucci）的同意，可以取消上述任何限制条件。<text:bookmark-end text:name="__DdeLink__1137_211219658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start text:name="__DdeLink__199_730995987"/>All commercial names, logo, trademarks cited in this work are registered by their owners<text:bookmark-end text:name="__DdeLink__199_730995987"/>.</text:p>
      <text:p text:style-name="P3"><text:bookmark-start text:name="__DdeLink__1139_2112196582"/>本作品中引用的所有商业名称、标志、商标都归属于注册它们的所有者。<text:bookmark-end text:name="__DdeLink__1139_2112196582"/></text:p>
      <text:p text:style-name="P3"/>
      <text:p text:style-name="P3"/>
      <text:p text:style-name="P3"/>
      <text:p text:style-name="P4"/>
      <text:p text:style-name="P3"/>
      <text:p text:style-name="P3"/>
      <text:p text:style-name="P3">ABSTRACT</text:p>
      <text:p text:style-name="P3">摘要</text:p>
      <text:p text:style-name="P5"/>
      <text:p text:style-name="P3"/>
      <text:p text:style-name="P3">This document is the FidoCadJ official user manual. After a short introduction of the history and the birth of this software, we will describe the basic use of FidoCadJ. Our goal is to learn how to draw very simple electronic schematics and their printed circuit boards. The manual will end with a detailed description of the FidoCad (and thus FidoCadJ) format, <text:span text:style-name="T13">which has not yet been documented</text:span>. Finally, we will give some hints about downloading and installing FidoCadJ using the most widespread operating systems: Linux, MacOSX and Windows.</text:p>
      <text:p text:style-name="P3"><text:bookmark-start text:name="__DdeLink__1141_2112196582"/>本文档是FidoCadJ的官方用户手册。首先简单地介绍FidoCadJ的历史和起源，接着描述<text:bookmark-start text:name="__DdeLink__4073_1419972328"/>它<text:bookmark-end text:name="__DdeLink__4073_1419972328"/>的基本使用方法。我们的目标是学习怎样绘制非常简单的电路原理图以及相应的印制电路板（PCB）。手册最后将详细描述FidoCad的格式（这也是FidoCadJ的格式），目前为止还没有这方面的相关文档。最后，我们将给出目前比较流行的操作系统（Linux、MacOSX和Windows）平台上下载和安装FidoCadJ的方法。<text:bookmark-end text:name="__DdeLink__1141_2112196582"/></text:p>
      <text:p text:style-name="P3"/>
      <text:p text:style-name="P3"/>
      <text:p text:style-name="P3"/>
      <text:p text:style-name="P4"/>
      <text:p text:style-name="P3"/>
      <text:p text:style-name="P3"/>
      <text:p text:style-name="P3">ACKNOWLEDGEMENTS</text:p>
      <text:p text:style-name="P3">鸣谢</text:p>
      <text:p text:style-name="P5"/>
      <text:p text:style-name="P3"/>
      <text:p text:style-name="P3"><text:bookmark-start text:name="__DdeLink__268_730995987"/>A number of people used this software from its first versions and helped me by <text:bookmark-start text:name="__DdeLink__3980_44079878"/>providing<text:bookmark-end text:name="__DdeLink__3980_44079878"/> their advices. I thus want to thank the <text:bookmark-start text:name="__DdeLink__278_730995987"/>it.hobby.elettronica<text:bookmark-end text:name="__DdeLink__278_730995987"/> newsgroup participants for their very fruitful discussions<text:bookmark-end text:name="__DdeLink__268_730995987"/>.</text:p>
      <text:p text:style-name="P3">许多人<text:bookmark-start text:name="__DdeLink__3051_2112196582"/>从软件发布的第一版就开始使用了，并提出他们的意见帮助我改进此软件。在此，我要感谢it.hobby.elettronica新闻组的所有参与者，是他们进行了非常富有成效的讨论。<text:bookmark-end text:name="__DdeLink__3051_2112196582"/></text:p>
      <text:p text:style-name="P3"/>
      <text:p text:style-name="P3">This software has been very carefully tested on Linux thanks to Stefano Martini’s patience. He is a very attentive alpha and beta tester! <text:bookmark-start text:name="__DdeLink__298_730995987"/>I would like to thank<text:bookmark-end text:name="__DdeLink__298_730995987"/> Olaf Marzocchi and Emanuele Baggetta for their tests on MacOSX.</text:p>
      <text:p text:style-name="P3">感谢Stefano Martini耐心地<text:bookmark-start text:name="__DdeLink__3053_2112196582"/>在Linux平台上对本软件做非常仔细的测试，他是一个非常细心的alpha和beta测试员。同时，我也要感谢Olaf Marzocchi和Emanuele Baggetta在MacOSX平台上做的测试工作。<text:bookmark-end text:name="__DdeLink__3053_2112196582"/></text:p>
      <text:p text:style-name="P3"/>
      <text:p text:style-name="P3"><text:bookmark-start text:name="__DdeLink__307_730995987"/>I would like to thank “F. Bertolazzi” who has given very useful advices about the usability of this software<text:bookmark-end text:name="__DdeLink__307_730995987"/>. <text:bookmark-start text:name="__DdeLink__314_730995987"/>He also assembled the CadSoft Eagle compatibility library, useful to export FidoCadJ drawings to Eagle<text:bookmark-end text:name="__DdeLink__314_730995987"/>. Many thanks to “Celsius”, who tested the software functionalities for PCB realization, as well as its libraries. <text:bookmark-start text:name="__DdeLink__328_730995987"/><text:bookmark-start text:name="__DdeLink__4116_1419972328"/>Thanks to Andrea D’Amore, for his advice concerning FidoCadJ visual aspect on the Apple Macintosh, <text:span text:style-name="T13">from the 0.21.1 version</text:span>.<text:bookmark-end text:name="__DdeLink__328_730995987"/><text:bookmark-end text:name="__DdeLink__4116_1419972328"/> <text:bookmark-start text:name="__DdeLink__3953_1339627549"/>I would like to thank <text:bookmark-start text:name="__DdeLink__331_730995987"/><text:bookmark-start text:name="__DdeLink__3933_1339627549"/>Roby IZ1CYN<text:bookmark-end text:name="__DdeLink__3933_1339627549"/> <text:bookmark-end text:name="__DdeLink__331_730995987"/>for <text:bookmark-start text:name="__DdeLink__4005_44079878"/>the useful discussions<text:bookmark-end text:name="__DdeLink__4005_44079878"/> about libraries and to have written section A.3 of this manual<text:bookmark-end text:name="__DdeLink__3953_1339627549"/>, about the Linux installation. <text:bookmark-start text:name="__DdeLink__338_730995987"/>Macintosh users can use FidoCadJ well integrated in the look of their operating system thanks to the Quaqua <text:bookmark-start text:name="__DdeLink__346_730995987"/>look and feel<text:bookmark-end text:name="__DdeLink__346_730995987"/>, from <text:bookmark-start text:name="__DdeLink__341_730995987"/>Werner Randelshofer<text:bookmark-end text:name="__DdeLink__341_730995987"/>.<text:bookmark-end text:name="__DdeLink__338_730995987"/> <text:bookmark-start text:name="__DdeLink__356_730995987"/>Werner has given several useful advices about FidoCadJ’s user interface: thanks!<text:bookmark-end text:name="__DdeLink__356_730995987"/></text:p>
      <text:p text:style-name="P3"><text:bookmark-start text:name="__DdeLink__3055_2112196582"/>我要感谢F Bertolazzi提出关于本软件使用方面的非常有用的建议。他也集成了与CadSoft Eagle兼容的库，用于把FidoCadJ绘图输出给Eagle。感谢Celsius测试PCB绘图及相关元件库的功能。感谢Andrea D'Amore提出关于苹果机上FidoCadJ视觉方面的建议，主要应用始于0.21.1版本。感谢Roby IZ1CYN关于库的有效论述，见本手册的A.3章节（关于Linux上的安装方法）。感谢<text:bookmark-start text:name="__DdeLink__3959_1339627549"/>Quaqua<text:bookmark-end text:name="__DdeLink__3959_1339627549"/> Look and Feel（来自Werner Randelshofer），使得苹果机用户可以使用与操作系统应用程序外观整合很好的FidoCadJ。同时，Werner给予了一些有效的关于FidoCadJ用户界面的建议，谢谢！<text:bookmark-end text:name="__DdeLink__3055_2112196582"/></text:p>
      <text:p text:style-name="P3"/>
      <text:p text:style-name="P3">This manual has been translated to English by “Pasu”. I would like to thank him for his work. <text:bookmark-start text:name="__DdeLink__363_730995987"/>Macintosh users can enjoy a nice integration of FidoCadJ in their favourite operating system<text:bookmark-end text:name="__DdeLink__363_730995987"/> thanks to the work of Werner Randelshofer. <text:bookmark-start text:name="__DdeLink__368_730995987"/>Werner has also contributed with a lot of useful advices to the user interface of FidoCadJ: many thanks!<text:bookmark-end text:name="__DdeLink__368_730995987"/></text:p>
      <text:p text:style-name="P3">本<text:bookmark-start text:name="__DdeLink__3057_2112196582"/>手册已经由Pasu翻译成英文，感谢他付出的工作。苹果机用户可以在他们喜欢的操作系统上享用到一个整合很好的FidoCadJ，感谢Werner Randelshofer的工作。Werner还有一个贡献是提出许多有效的关于FidoCadJ用户界面的建议，很感谢他！<text:bookmark-end text:name="__DdeLink__3057_2112196582"/></text:p>
      <text:p text:style-name="P3"/>
      <text:p text:style-name="P3">In April 2010, FidoCadJ has been integrated in the Italian web site www.electroportal.it. <text:bookmark-start text:name="__DdeLink__377_730995987"/>It silently runs on the server and it is used to automagically convert drawings posted by users of the forum<text:bookmark-end text:name="__DdeLink__377_730995987"/>. <text:bookmark-start text:name="__DdeLink__381_730995987"/>I would like to express my gratitude to the admin and webmaster and to all other users of this site as they gave me a lot of very useful ideas about batch controlling FidoCadJ<text:bookmark-end text:name="__DdeLink__381_730995987"/>: <text:bookmark-start text:name="__DdeLink__394_730995987"/><text:bookmark-start text:name="__DdeLink__4010_1339627549"/>a very promising path has been traced which deserves to be fully <text:bookmark-start text:name="__DdeLink__4018_1339627549"/>explored<text:bookmark-end text:name="__DdeLink__4010_1339627549"/><text:bookmark-end text:name="__DdeLink__4018_1339627549"/>.<text:bookmark-end text:name="__DdeLink__394_730995987"/> <text:bookmark-start text:name="__DdeLink__410_730995987"/>More recently, the FidoReadPHP class has been prepared in order to read and interpret FidoCadJ drawings on a PHP server<text:bookmark-end text:name="__DdeLink__410_730995987"/>. <text:bookmark-start text:name="__DdeLink__415_730995987"/>It has been used by the popular www.grix.itwebsite thanks to Arniek and Sstrix. Many thanks to them!<text:bookmark-end text:name="__DdeLink__415_730995987"/></text:p>
      <text:p text:style-name="P3"><text:bookmark-start text:name="__DdeLink__3061_2112196582"/>2010年4月，FidoCadJ整合进了意大利网站www.electroportal.it。<text:bookmark-start text:name="__DdeLink__4076_1419972328"/>它<text:bookmark-end text:name="__DdeLink__4076_1419972328"/>默默地运行在服务器上，自动转换论坛用户张贴的绘图。我要表达我对版主、站长以及所有其他该网站用户的感激之情，他们提出了许多实用的想法，例如FidoCadJ的批处理：目前跟踪到的一个很有潜力的发展方向，应该进行全面探讨。最近，FidoReadPHP类已经完成，用于在PHP服务器上读取和解释FidoCadJ绘图。感谢Arniek和Sstrix，已经把它应用到流行的<text:bookmark-start text:name="__DdeLink__418_730995987"/><text:bookmark-start text:name="__DdeLink__422_730995987"/>www.grix.it<text:bookmark-end text:name="__DdeLink__418_730995987"/><text:bookmark-end text:name="__DdeLink__422_730995987"/>网站上，很感谢他们！<text:bookmark-end text:name="__DdeLink__3061_2112196582"/></text:p>
      <text:p text:style-name="P3"/>
      <text:p text:style-name="P3"/>
      <text:p text:style-name="P3"/>
      <text:p text:style-name="P4"/>
      <text:p text:style-name="P3"/>
      <text:p text:style-name="P3"/>
      <text:p text:style-name="P3">FIDOCADJ LICENSE</text:p>
      <text:p text:style-name="P3"><text:bookmark-start text:name="__DdeLink__3063_2112196582"/>FidoCadJ许可证<text:bookmark-end text:name="__DdeLink__3063_2112196582"/></text:p>
      <text:p text:style-name="P5"/>
      <text:p text:style-name="P3"/>
      <text:p text:style-name="P3">Copyright <text:bookmark-start text:name="__DdeLink__432_730995987"/>©<text:bookmark-end text:name="__DdeLink__432_730995987"/>2007-2011Davide Buccidavbucci@tiscali.it</text:p>
      <text:p text:style-name="P3">版权©2007-2011 Davide Bucci davbucci@tiscali.it</text:p>
      <text:p text:style-name="P3"/>
      <text:p text:style-name="P3"><text:bookmark-start text:name="__DdeLink__439_730995987"/>This software is free: you can redistribute it and/or modify it under the terms of the GNU General Public License as published by the Free Software Foundation, version3of the License<text:bookmark-end text:name="__DdeLink__439_730995987"/>.</text:p>
      <text:p text:style-name="P3">本<text:bookmark-start text:name="__DdeLink__3066_2112196582"/>软件是自由软件：您可以在自由软件基金会公布的GUN通用公共许可证的条款下对它再发布和/或修改。<text:bookmark-end text:name="__DdeLink__3066_2112196582"/></text:p>
      <text:p text:style-name="P3"/>
      <text:p text:style-name="P3"><text:bookmark-start text:name="__DdeLink__451_730995987"/>This program is distributed in the hope that it will be useful, but WITHOUT ANY WARRANTY<text:bookmark-end text:name="__DdeLink__451_730995987"/>; <text:bookmark-start text:name="__DdeLink__459_730995987"/>without even the implied warranty of MERCHANTABILITY or FITNESS FOR A PARTICULAR PURPOSE<text:bookmark-end text:name="__DdeLink__459_730995987"/>. See the GNU General Public License for more details.</text:p>
      <text:p text:style-name="P3"><text:bookmark-start text:name="__DdeLink__3068_2112196582"/>为了能够使本程序具有实用价值而发布此程序，但没有任何保证；甚至没有商业或适用于特定用途的默认保证。<text:bookmark-end text:name="__DdeLink__3068_2112196582"/></text:p>
      <text:p text:style-name="P3"/>
      <text:p text:style-name="P3"><text:bookmark-start text:name="__DdeLink__470_730995987"/>You should have received a copy of the GNU General Public License along with this program. If not, see http://www.gnu.org/licenses/.<text:bookmark-end text:name="__DdeLink__470_730995987"/></text:p>
      <text:p text:style-name="P3"><text:bookmark-start text:name="__DdeLink__3070_2112196582"/>收到本程序的同时您应该收到GNU公共通用许可证的一份拷贝。如果没有，见http://www.gnu.org/licenses/。<text:bookmark-end text:name="__DdeLink__3070_2112196582"/></text:p>
      <text:p text:style-name="P3"/>
      <text:p text:style-name="P3"/>
      <text:p text:style-name="P3"/>
      <text:p text:style-name="P4"/>
      <text:p text:style-name="P3"/>
      <text:p text:style-name="P3"/>
      <text:p text:style-name="P3">1 <text:bookmark-start text:name="__DdeLink__525_730995987"/>INTRODUCTION<text:bookmark-end text:name="__DdeLink__525_730995987"/></text:p>
      <text:p text:style-name="P3">1 <text:bookmark-start text:name="__DdeLink__3072_2112196582"/>介绍<text:bookmark-end text:name="__DdeLink__3072_2112196582"/></text:p>
      <text:p text:style-name="P5"/>
      <text:p text:style-name="P3"/>
      <text:p text:style-name="P3"><text:bookmark-start text:name="__DdeLink__530_730995987"/>In this chapter, we will briefly introduce FidoCadJ<text:bookmark-end text:name="__DdeLink__530_730995987"/>. <text:bookmark-start text:name="__DdeLink__533_730995987"/><text:bookmark-start text:name="__DdeLink__4059_1339627549"/>In particular<text:bookmark-end text:name="__DdeLink__4059_1339627549"/>, we will give a description of the philosophy behind this software, as well as a brief history of its development.<text:bookmark-end text:name="__DdeLink__533_730995987"/></text:p>
      <text:p text:style-name="P3"><text:bookmark-start text:name="__DdeLink__3074_2112196582"/>在本章中，我们将简要介绍FidoCadJ。特别的是我们将描述软件背后的哲学理念及其发展简史。<text:bookmark-end text:name="__DdeLink__3074_2112196582"/></text:p>
      <text:p text:style-name="P3"/>
      <text:p text:style-name="P3">1.1 fidocadj’s philosophy</text:p>
      <text:p text:style-name="P3">1.1 <text:bookmark-start text:name="__DdeLink__3076_2112196582"/>FidoCadJ的理念<text:bookmark-end text:name="__DdeLink__3076_2112196582"/></text:p>
      <text:p text:style-name="P3"/>
      <text:p text:style-name="P3">FidoCad (without the J at the end) was <text:bookmark-start text:name="__DdeLink__543_730995987"/>a vectorial drawing software particularly suit for electrical<text:bookmark-end text:name="__DdeLink__543_730995987"/> schematics as well as printed circuit boards. <text:bookmark-start text:name="__DdeLink__553_730995987"/>It is diffused in particular in the italian Usenet community from late1990s.<text:bookmark-end text:name="__DdeLink__553_730995987"/></text:p>
      <text:p text:style-name="P3"><text:bookmark-start text:name="__DdeLink__3078_2112196582"/>FidoCad（后面不带J）是一个矢量绘图软件，特别适用于绘制电路原理图和印制电路板。二十世纪九十年后期，它在意大利Usenet社区特别流行。<text:bookmark-end text:name="__DdeLink__3078_2112196582"/></text:p>
      <text:p text:style-name="P3"/>
      <text:p text:style-name="P3"><text:bookmark-start text:name="__DdeLink__573_730995987"/>It can be freely downloaded (<text:bookmark-start text:name="__DdeLink__567_730995987"/>a Windows version nationalized in Italian language<text:bookmark-end text:name="__DdeLink__567_730995987"/>) from Lorenzo Lutti’s page<text:bookmark-end text:name="__DdeLink__573_730995987"/>:</text:p>
      <text:p text:style-name="P3">它<text:bookmark-start text:name="__DdeLink__3081_2112196582"/>可以从<text:bookmark-start text:name="__DdeLink__577_730995987"/>Lorenzo Lutti's<text:bookmark-end text:name="__DdeLink__577_730995987"/>的页面上自由下载（有个意大利本国语言的Windows版本）<text:bookmark-end text:name="__DdeLink__3081_2112196582"/>：</text:p>
      <text:p text:style-name="P3"/>
      <text:p text:style-name="P3"><text:bookmark-start text:name="__DdeLink__4070_1339627549"/>http://www.enetsystems.com/ lorenzo/fidocad.asp<text:bookmark-end text:name="__DdeLink__4070_1339627549"/></text:p>
      <text:p text:style-name="P3"/>
      <text:p text:style-name="P3"><text:bookmark-start text:name="__DdeLink__581_730995987"/>The output files generated by this software is a very compact textual description.<text:bookmark-end text:name="__DdeLink__581_730995987"/> <text:bookmark-start text:name="__DdeLink__586_730995987"/>This feature makes it very easy to include drawings in text messages, such as those used in <text:bookmark-start text:name="__DdeLink__4092_1339627549"/>non binary <text:bookmark-start text:name="__DdeLink__594_730995987"/>Usenet groups<text:bookmark-end text:name="__DdeLink__4092_1339627549"/><text:bookmark-end text:name="__DdeLink__594_730995987"/>.<text:bookmark-end text:name="__DdeLink__586_730995987"/></text:p>
      <text:p text:style-name="P3"><text:bookmark-start text:name="__DdeLink__3084_2112196582"/>本软件生成的输出文件是一个非常紧凑的文本描述。该功能对于在文本类信息中加入绘图信息很方便，例如那些使用非二进制格式传输的<text:bookmark-start text:name="__DdeLink__4095_1339627549"/><text:bookmark-start text:name="__DdeLink__589_730995987"/>Usenet<text:bookmark-end text:name="__DdeLink__4095_1339627549"/><text:bookmark-end text:name="__DdeLink__589_730995987"/>群组。<text:bookmark-end text:name="__DdeLink__3084_2112196582"/></text:p>
      <text:p text:style-name="P3"/>
      <text:p text:style-name="P3">Unfortunately, FidoCad exists only in a Windows version. Who uses Linux can run it using WInE, but for those using other platforms like me (I use MacOSX) have to find a different solution. <text:bookmark-start text:name="__DdeLink__613_730995987"/>I thus decided to<text:bookmark-end text:name="__DdeLink__613_730995987"/> give a small contribution to the Usenet community by writing FidoCadJ (with the final J, this time). This editor is written in pure Java and <text:bookmark-start text:name="__DdeLink__619_730995987"/>it is <text:bookmark-start text:name="__DdeLink__625_730995987"/>completely multi-platform<text:bookmark-end text:name="__DdeLink__619_730995987"/><text:bookmark-end text:name="__DdeLink__625_730995987"/>. <text:bookmark-start text:name="__DdeLink__629_730995987"/>FidoCadJ allows showing and modifying a drawing using the FidoCad file format.<text:bookmark-end text:name="__DdeLink__629_730995987"/></text:p>
      <text:p text:style-name="P3"><text:bookmark-start text:name="__DdeLink__3086_2112196582"/>可惜的是，FidoCad只有Windows版本。使用Linux的用户需要借助WInE才能运行它，其它平台的用户，像我（我使用的是MacOSX）需要寻找其它的解决办法。因此，我决定对Usenet社区做一点小小的贡献，编写FidoCadJ（这里，后面加了个J）。这个编辑器是纯Java编写的，是完全多平台的。FidoCadJ可以显示和修改FidoCad文件格式的绘图。<text:bookmark-end text:name="__DdeLink__3086_2112196582"/></text:p>
      <text:p text:style-name="P3"/>
      <text:p text:style-name="P3"><text:bookmark-start text:name="__DdeLink__634_730995987"/>Whoever used FidoCad in the past should become acquainted with FidoCadJ very quickly<text:bookmark-end text:name="__DdeLink__634_730995987"/>, <text:bookmark-start text:name="__DdeLink__639_730995987"/>since many commands and procedures are quite similar to the original application<text:bookmark-end text:name="__DdeLink__639_730995987"/>. <text:bookmark-start text:name="__DdeLink__645_730995987"/>At the time of writing, to the best of my knowledge, FidoCadJ is almost completely compatible with the original FidoCad, <text:bookmark-start text:name="__DdeLink__4124_1339627549"/>apart from a few details<text:bookmark-end text:name="__DdeLink__645_730995987"/><text:bookmark-end text:name="__DdeLink__4124_1339627549"/>. <text:bookmark-start text:name="__DdeLink__652_730995987"/>The goal of a complete compatibility has been pursued until possible, but recently the needs of the new users have pushed towards some extensions to the original format.<text:bookmark-end text:name="__DdeLink__652_730995987"/></text:p>
      <text:p text:style-name="P3"><text:bookmark-start text:name="__DdeLink__3088_2112196582"/>只要使用过FidoCad的用户，应该很快能够熟悉FidoCadJ，因为许多命令和操作非常类似于原来的应用程序。据我了解，除一些细节外，当前（在本手册编写时）FidoCadJ几乎完全与原FidoCad兼容。一直以来，都以追求尽可能完全兼容为目标，但近来为满足新用户的需求而对原始格式进行了一些扩展。<text:bookmark-end text:name="__DdeLink__3088_2112196582"/></text:p>
      <text:p text:style-name="P3"/>
      <text:p text:style-name="P3">Among the features offered by FidoCadJ and not present in the original FidoCad are the export possibilities offered. Since I am a LaTeX user, <text:bookmark-start text:name="__DdeLink__681_730995987"/>I decided to include an export feature for a number of vectorial formats, including Encapsulated PostScript (EPS)<text:bookmark-end text:name="__DdeLink__681_730995987"/>. <text:bookmark-start text:name="__DdeLink__685_730995987"/>Of course, FidoCadJ can export towards the very well known PDF format.<text:bookmark-end text:name="__DdeLink__685_730995987"/> <text:bookmark-start text:name="__DdeLink__692_730995987"/>Another file format useful for electronic schematics is the <text:bookmark-start text:name="__DdeLink__703_730995987"/>CadSoft Eagle script<text:bookmark-end text:name="__DdeLink__703_730995987"/>,<text:bookmark-end text:name="__DdeLink__692_730995987"/> which is available from version 0.21 of FidoCadJ. <text:bookmark-start text:name="__DdeLink__712_730995987"/>In this way, a schematics drawn with FidoCadJ can be exported to Eagle<text:bookmark-end text:name="__DdeLink__712_730995987"/>. The appendix A briefly describes how to install FidoCadJ <text:bookmark-start text:name="__DdeLink__717_730995987"/>on the most diffused operating systems<text:bookmark-end text:name="__DdeLink__717_730995987"/>.</text:p>
      <text:p text:style-name="P3"><text:bookmark-start text:name="__DdeLink__3092_2112196582"/><text:soft-page-break/>FidoCadJ不同于FidoCad的其中一项特性就是它提供了导出功能。因为我是一个LaTeX用户，我决定包含一些矢量格式的导出，其中包括Encapsulated PostScript（EPS）格式。当然，FidoCadJ可以导出非常有名的PDF格式。另一种用于电路原理图的文件格式是<text:bookmark-start text:name="__DdeLink__695_730995987"/><text:bookmark-start text:name="__DdeLink__700_730995987"/>CadSoft的Eagle<text:bookmark-end text:name="__DdeLink__695_730995987"/><text:bookmark-end text:name="__DdeLink__700_730995987"/>脚本，从FidoCadJ的0.21版本开始可以导出该格式。这样，用FidoCadJ绘制的原理图可以导出给Eagle使用。附录A简单描述了在常用操作系统上如何安装FidoCadJ。<text:bookmark-end text:name="__DdeLink__3092_2112196582"/></text:p>
      <text:p text:style-name="P3"/>
      <text:p text:style-name="P3">1.2 history of this software</text:p>
      <text:p text:style-name="P3">1.2 <text:bookmark-start text:name="__DdeLink__3094_2112196582"/>FidoCadJ的<text:bookmark-end text:name="__DdeLink__3094_2112196582"/>历史</text:p>
      <text:p text:style-name="P3"/>
      <text:p text:style-name="P3">I have long been interested in electronic circuits. When I began following several dedicated italian Usenet newsgroups, I noticed that many schematics were provided using the FidoCad for Windows format. This avoided awkward ASCII drawings. Since I do not use Windows since a few years ago, it was almost impossible for me to look at them and I wanted to try to do something to solve this problem. </text:p>
      <text:p text:style-name="P3"><text:bookmark-start text:name="__DdeLink__3096_2112196582"/>我对电子电路一直都很感兴趣。当我开始关注几个专业的意大利Usenet新闻组时，我注意到许多原理图是用Windows上的FidoCad画的。这样就避免了笨拙的ASCII绘图。因为我已经多年不使用Windows了，那对我来说几乎是不可能看见它们的，我想试着做些事情来解决这个问题。<text:bookmark-end text:name="__DdeLink__3096_2112196582"/></text:p>
      <text:p text:style-name="P3"/>
      <text:p text:style-name="P3">(By the way, I think that it is better to work at a solution rather claim that an operating system different from Windows lacks in software )</text:p>
      <text:p text:style-name="P3"><text:bookmark-start text:name="__DdeLink__3098_2112196582"/>（顺便说下，我认为新做一个解决方案要比在原软件中增加声明不同与Windows的操作系统部分要好。）<text:bookmark-end text:name="__DdeLink__3098_2112196582"/></text:p>
      <text:p text:style-name="P3"/>
      <text:p text:style-name="P3">The first thing I did was to study the file format used by FidoCad and write a Java applet called FidoReadJ, able to parse the circuit and to show it in a web page. I started searching more or less everywhere (old posts, web pages), doing a lot of reverse engineering from existing FidoCad files. I downloaded the FidoCad sources, written in a pretty neat C++ by Lorenzo Lutti. </text:p>
      <text:p text:style-name="P3"><text:bookmark-start text:name="__DdeLink__3100_2112196582"/>首先，我学习FidoCad的文件格式并写了一个Java脚本FidoReadJ，它能解析电路图并显示在网页中。开始，我总是到处寻找旧帖子、网页，对其中的FidoCad文件做反向工程，做了很多。我下载过FidoCad原码，是由Lorenzo Lutti用C++编写的，写得非常漂亮和整洁。<text:bookmark-end text:name="__DdeLink__3100_2112196582"/></text:p>
      <text:p text:style-name="P3"/>
      <text:p text:style-name="P3">I did this work more or less around March 2007. A few moths later, the applet was on line and it was being tested by part of the community gravitating around it.hobby.elettronica and it.hobby.fai-da-te.<text:note text:id="ftn1" text:note-class="footnote"><text:note-citation>1</text:note-citation><text:note-body><text:p text:style-name="P8">FidoReadJ is still available at the address: </text:p><text:p text:style-name="P8"><text:span text:style-name="T3"><text:s text:c="4"/></text:span><text:bookmark-start text:name="__DdeLink__3111_2112196582"/><text:span text:style-name="T3">FidoReadJ</text:span>仍然可以从这个地址获得：<text:bookmark-end text:name="__DdeLink__3111_2112196582"/></text:p><text:p text:style-name="P8"><text:span text:style-name="T3"><text:s text:c="4"/></text:span><text:bookmark-start text:name="__DdeLink__531_852357420"/><text:span text:style-name="T3">h</text:span>ttp://davbucci.chez-alice.fr/index.php?argument=elettronica/fidoreadj/fidoreadj.inc.<text:bookmark-end text:name="__DdeLink__531_852357420"/> </text:p></text:note-body></text:note></text:p>
      <text:p text:style-name="P3"><text:bookmark-start text:name="__DdeLink__3103_2112196582"/>大约是在2007年的3月做了这些事情。几个月后，脚本就上线了，并且一部分社区人士对它进行了测试，主要集中在it.hobby.elettronica和it.hobby.fai-da-te网站。<text:bookmark-end text:name="__DdeLink__3103_2112196582"/></text:p>
      <text:p text:style-name="P3"/>
      <text:p text:style-name="P3"><text:bookmark-start text:name="__DdeLink__540_852357420"/>Since I had an interpreter of the FidoCad format, it was interesting to continue the work in order to obtain a complete editor The most part of the work was done in several steps, between January and July2008.<text:bookmark-end text:name="__DdeLink__540_852357420"/> <text:bookmark-start text:name="__DdeLink__553_852357420"/>FidoCadJ is not an adaptation or a porting of FidoCad for Windows, but it is a completely rewritten program<text:bookmark-end text:name="__DdeLink__553_852357420"/>.</text:p>
      <text:p text:style-name="P3"><text:bookmark-start text:name="__DdeLink__3105_2112196582"/>因为我已经实现了一个FidoCad文件格式的解析器，自然很有兴趣去完成一个完整的编辑器。在2008年的6、7月，分步完成了大部分的工作。FidoCadJ是一个完全重写的程序，并不是对Windows的FidoCad程序的改写或移植。<text:bookmark-end text:name="__DdeLink__3105_2112196582"/></text:p>
      <text:p text:style-name="P3"/>
      <text:p text:style-name="P3">（To be honest, <text:bookmark-start text:name="__DdeLink__561_852357420"/>I made a first attempt at writing a 2D vectorial drawing system around 1993.<text:bookmark-end text:name="__DdeLink__561_852357420"/>）</text:p>
      <text:p text:style-name="P3"><text:bookmark-start text:name="__DdeLink__3107_2112196582"/>（其实，在1993年左右我就开始试着写一个2D矢量绘图系统.）<text:bookmark-end text:name="__DdeLink__3107_2112196582"/></text:p>
      <text:p text:style-name="P3"/>
      <text:p text:style-name="P3"><text:bookmark-start text:name="__DdeLink__572_852357420"/>The choice of using Java is due to the fact that in the last few years I changed a lot of operating systems<text:bookmark-end text:name="__DdeLink__572_852357420"/>. <text:bookmark-start text:name="__DdeLink__578_852357420"/>Spending time and energies on something which is not completely portable does not appeal to me anymore<text:bookmark-end text:name="__DdeLink__578_852357420"/>. <text:bookmark-start text:name="__DdeLink__587_852357420"/>The effort of learning the Cocoa framework would have probably given a better result on MacOSX<text:bookmark-end text:name="__DdeLink__587_852357420"/>, <text:bookmark-start text:name="__DdeLink__594_852357420"/>but it would have made FidoCadJ completely non-portable<text:bookmark-end text:name="__DdeLink__594_852357420"/>. <text:bookmark-start text:name="__DdeLink__597_852357420"/>I am not a computer guy<text:bookmark-end text:name="__DdeLink__597_852357420"/>. <text:bookmark-start text:name="__DdeLink__600_852357420"/>The time I spend to program is time taken away from my electronics interests<text:bookmark-end text:name="__DdeLink__600_852357420"/>. <text:bookmark-start text:name="__DdeLink__603_852357420"/>In fact, a simple analysis of the FidoCadJ code source shows that I am not <text:bookmark-start text:name="__DdeLink__4033_1419972328"/>a very Java<text:bookmark-end text:name="__DdeLink__4033_1419972328"/> and object oriented programming purist and I am sure that several solutions could be found that are more practical than elegant.<text:bookmark-end text:name="__DdeLink__603_852357420"/></text:p>
      <text:p text:style-name="P3"><text:bookmark-start text:name="__DdeLink__3109_2112196582"/><text:soft-page-break/>选择使用Java实现程序，是由于最近几年我转换使用了多个操作系统。我不再愿意花费时间和精力在不兼容的东西上了。MacOSX系统上努力学习使用Cocoa框架应该会获得更好的效果，但它会使FidoCadJ完全失去兼容性。我不是一个电脑迷。我花时间在编程上面完全是因为我的电子爱好。事实上，只要简单分析FidoCadJ源码就可以看出我不是一个纯Java编程和纯面向对象编程的程序员，我相信会有多个更实用和更优雅的解决方案。<text:bookmark-end text:name="__DdeLink__3109_2112196582"/></text:p>
      <text:p text:style-name="P3"/>
      <text:p text:style-name="P3"><text:bookmark-start text:name="__DdeLink__630_852357420"/>What matters is the end user impressions while using the program<text:bookmark-end text:name="__DdeLink__630_852357420"/>, <text:bookmark-start text:name="__DdeLink__633_852357420"/>more than the choice of a particular language<text:bookmark-end text:name="__DdeLink__633_852357420"/>. <text:bookmark-start text:name="__DdeLink__636_852357420"/>For this reason, I am always listening to your suggestions, in order to understand how to further develop this project.<text:bookmark-end text:name="__DdeLink__636_852357420"/> <text:bookmark-start text:name="__DdeLink__639_852357420"/>To summarize, I am aware that Java is not the perfect choice or the solution to every problem.<text:bookmark-end text:name="__DdeLink__639_852357420"/> <text:bookmark-start text:name="__DdeLink__647_852357420"/>However I am sure that its bad name derives mostly from badly written applications which are not very well integrated with the user desktop.<text:bookmark-end text:name="__DdeLink__647_852357420"/></text:p>
      <text:p text:style-name="P3"><text:bookmark-start text:name="__DdeLink__3113_2112196582"/>不在于选择哪种语言，而在于最终用户的使用体验。为此，我总是听取您的建议，以便了解未来如何更好地发展这个项目。总的来说，我知道Java并不是解决每个问题的完美选择或方案。然而，我确信它的负面影响大多来自写得不好的应用程序，那些不能很好地与用户桌面集成的应用程序。<text:bookmark-end text:name="__DdeLink__3113_2112196582"/></text:p>
      <text:p text:style-name="P3"/>
      <text:p text:style-name="P3"><text:bookmark-start text:name="__DdeLink__658_852357420"/>Without aiming for perfection and knowing my programming skills limitations, my intent is to make sure that FidoCadJ will NOT be another poor quality application.<text:bookmark-end text:name="__DdeLink__658_852357420"/> <text:bookmark-start text:name="__DdeLink__664_852357420"/>For this reason any bug report or comment on the program’s usability will be more than welcome.<text:bookmark-end text:name="__DdeLink__664_852357420"/></text:p>
      <text:p text:style-name="P3">由于<text:bookmark-start text:name="__DdeLink__3115_2112196582"/>我编程技能有限，不能做到尽善尽美，我的目标是确保FidoCadJ不会沦为一个质量差的应用程序。为此，更欢迎提出任何BUG报告和程序应用方面的建议。<text:bookmark-end text:name="__DdeLink__3115_2112196582"/></text:p>
      <text:p text:style-name="P3"/>
      <text:p text:style-name="P3"><text:bookmark-start text:name="__DdeLink__674_852357420"/>Since november2009, I opened a SourceForge project dedicated to FidoCadJ<text:bookmark-end text:name="__DdeLink__674_852357420"/>. <text:bookmark-start text:name="__DdeLink__677_852357420"/>From this page, you can download all executables, manuals as well as the source code<text:bookmark-end text:name="__DdeLink__677_852357420"/>. <text:bookmark-start text:name="__DdeLink__680_852357420"/>You can actively participate to FidoCadJ development working on the source code using Subversion (SVN), or the SVN browser provided by SourceForge:<text:bookmark-end text:name="__DdeLink__680_852357420"/></text:p>
      <text:p text:style-name="P3"><text:bookmark-start text:name="__DdeLink__3117_2112196582"/>2009年11月，我开了一个SourceForge项目致力于FidoCadJ。那里，您可以下载到所有的可执行文件、手册以及源码。您可以积极参与到FidoCadJ的源码开发工作中，需要使用Subversion(SVN)工具或SourceForge的SVN brower（*项目地址如下*）：<text:bookmark-end text:name="__DdeLink__3117_2112196582"/>。</text:p>
      <text:p text:style-name="P3"/>
      <text:p text:style-name="P2"><text:bookmark-start text:name="__DdeLink__685_852357420"/><text:bookmark-start text:name="__DdeLink__4050_1419972328"/><text:a xlink:type="simple" xlink:href="http://fidocadj.svn.sourceforge.net/viewvc/fidocadj/"><text:span text:style-name="T2">http://fidocadj.svn.sourceforge.net/viewvc/fidocadj/</text:span></text:a><text:bookmark-end text:name="__DdeLink__685_852357420"/><text:bookmark-end text:name="__DdeLink__4050_1419972328"/></text:p>
      <text:p text:style-name="P3"/>
      <text:p text:style-name="P3"><text:bookmark-start text:name="__DdeLink__689_852357420"/>If you want to help me with FidoCadJ, do not worry: you do not need to be an expert Java programmer. <text:bookmark-end text:name="__DdeLink__689_852357420"/><text:bookmark-start text:name="__DdeLink__692_852357420"/>You can for example translate the user interface or the manuals in a new language, check carefully the existing manuals for inconsistencies and errors.<text:bookmark-end text:name="__DdeLink__692_852357420"/> <text:bookmark-start text:name="__DdeLink__695_852357420"/>You can also work on the standard library. . . <text:bookmark-end text:name="__DdeLink__695_852357420"/><text:bookmark-start text:name="__DdeLink__699_852357420"/>Consider that only the half of the spare time <text:bookmark-start text:name="__DdeLink__716_852357420"/>I dedicate to FidoCadJ<text:bookmark-end text:name="__DdeLink__716_852357420"/> is in reality dedicated to the coding activity.<text:bookmark-end text:name="__DdeLink__699_852357420"/> <text:bookmark-start text:name="__DdeLink__706_852357420"/>The rest is spent answering questions from users, writing and improving the documentation and so on. <text:bookmark-end text:name="__DdeLink__706_852357420"/><text:bookmark-start text:name="__DdeLink__719_852357420"/>On SourceForge, you can participate to the forums, write a program review as well as suggest improvements or give a bug report:<text:bookmark-end text:name="__DdeLink__719_852357420"/></text:p>
      <text:p text:style-name="P3"><text:bookmark-start text:name="__DdeLink__3119_2112196582"/>如果您想来帮助我和FidoCadJ，请不要担心：您不需要是一个专业的Java程序员。例如，您可以用一种新的语言翻译用户界面或手册、仔细检查当前手册中的矛盾和错误。您还可以从事标准库的工作...细想一下，我献给FidoCadJ的时间中，实际只有一半是用于编程的，其余时间都用于回答用户的问题、编写和改善文档等等。在SourceForge上，您可以加入论坛，写一个程序评审、提出改进建议或给一个BUG报告：<text:bookmark-end text:name="__DdeLink__3119_2112196582"/></text:p>
      <text:p text:style-name="P3"/>
      <text:p text:style-name="P3">（图片1）</text:p>
      <text:p text:style-name="P3">Figure1: Part of one of my posts on www.electroyou.it. <text:bookmark-start text:name="__DdeLink__723_852357420"/>With just one click you can zoom on the schematic.<text:bookmark-end text:name="__DdeLink__723_852357420"/> <text:bookmark-start text:name="__DdeLink__726_852357420"/>With another one, you can obtain immediately the source code that you can paste on FidoCadJ to modify it.<text:bookmark-end text:name="__DdeLink__726_852357420"/></text:p>
      <text:p text:style-name="P3"><text:bookmark-start text:name="__DdeLink__3121_2112196582"/>图1：www.electroyou.it上我的帖子的一部分。您只需要用鼠标点击一个图标就可以缩放查看原理图。点击另一个图标就可以立即得到绘图源码，您可以把源码复制/粘贴到FidoCadJ中进行修改。<text:bookmark-end text:name="__DdeLink__3121_2112196582"/></text:p>
      <text:p text:style-name="P3"/>
      <text:p text:style-name="P2"><text:a xlink:type="simple" xlink:href="http://sourceforge.net/projects/fidocadj/"><text:span text:style-name="T2">http://sourceforge.net/projects/fidocadj/</text:span></text:a></text:p>
      <text:p text:style-name="P3"/>
      <text:p text:style-name="P3">1.3 fidocadj and the future</text:p>
      <text:p text:style-name="P3">1.3 <text:bookmark-start text:name="__DdeLink__3123_2112196582"/>FidoCadJ的未来<text:bookmark-end text:name="__DdeLink__3123_2112196582"/></text:p>
      <text:p text:style-name="P3"/>
      <text:p text:style-name="P3"><text:bookmark-start text:name="__DdeLink__761_852357420"/>In april 2010, I stumbled almost accidentally on a thread in a well known italian website <text:soft-page-break/>www.electroyou.it.<text:bookmark-end text:name="__DdeLink__761_852357420"/> <text:bookmark-start text:name="__DdeLink__764_852357420"/>An user, Giancarlo Boletti, proposed to integrate a schematic capture tool directly inside the forum.<text:bookmark-end text:name="__DdeLink__764_852357420"/> <text:bookmark-start text:name="__DdeLink__766_852357420"/>Something similar has already been done with LaTeX equations<text:bookmark-end text:name="__DdeLink__766_852357420"/>. <text:bookmark-start text:name="__DdeLink__768_852357420"/>Since FidoCadJ was cited in his intervention, I inscribed myself to the forum and I offered to collaborate.<text:bookmark-end text:name="__DdeLink__768_852357420"/> <text:bookmark-start text:name="__DdeLink__791_852357420"/>I interacted with the very nice webmaster for a few days, and then the system was ready: a simple copy and paste in a post of the code describing the drawing, with a couple of tags.<text:bookmark-end text:name="__DdeLink__791_852357420"/> <text:bookmark-start text:name="__DdeLink__816_852357420"/>The forum software runs FidoCadJ on its servers and obtains an image, directly from the code.<text:bookmark-end text:name="__DdeLink__816_852357420"/> <text:bookmark-start text:name="__DdeLink__821_852357420"/>This image is then shown in the forum post, but its source code remains available.<text:bookmark-end text:name="__DdeLink__821_852357420"/> <text:bookmark-start text:name="__DdeLink__826_852357420"/>This way, who is reading the discussion does not need to have anything installed, but if he desires to change something, he can obtain the code with a few clicks.<text:bookmark-end text:name="__DdeLink__826_852357420"/></text:p>
      <text:p text:style-name="P3"><text:bookmark-start text:name="__DdeLink__3126_2112196582"/>2010年4月，我偶然（几乎是个意外）登录了一个非常有名的意大利网站www.electroyou.it。有个用户Giancarlo Boletti，提出直接在论坛上集成一个原理图扑捉工具，类似于LaTeX的公式。我在论坛上<text:bookmark-start text:name="__DdeLink__781_852357420"/>落了款<text:bookmark-end text:name="__DdeLink__781_852357420"/>并主动提出愿意进行合作，这样，由于他的发言引出了FidoCadJ。经过几天与站长（他是一个很不错的站长）的交互，系统准备就绪了：在有代码形式绘图的帖子中，使用一对标签实现一个简单地复制和粘贴。论坛软件调用服务器上的FidoCadJ获得代码的图像。然后把这个图像显示在论坛的帖子中，并且仍然可以取得绘图源码。这样，如果他只是浏览而不是修改的话，不需要安装任何东西，并且他还可以通过很少的鼠标点击动作取得绘图源码。<text:bookmark-end text:name="__DdeLink__3126_2112196582"/></text:p>
      <text:p text:style-name="P3"/>
      <text:p text:style-name="P3">Figure1 shows part of one of my posts done on www.electroyou.it. <text:bookmark-start text:name="__DdeLink__840_852357420"/>This system is so powerful and flexible that I have been the first to be astonished of the enthusiasm demonstrated by the users<text:bookmark-end text:name="__DdeLink__840_852357420"/>!<text:note text:id="ftn2" text:note-class="footnote"><text:note-citation>2</text:note-citation><text:note-body><text:p text:style-name="P6">If you read Italian, here is an article I wrote:</text:p><text:p text:style-name="P6"><text:span text:style-name="T3"><text:s text:c="4"/></text:span><text:bookmark-start text:name="__DdeLink__3138_2112196582"/>如果您能阅读意大利文，这里有一篇我写的文章：<text:bookmark-end text:name="__DdeLink__3138_2112196582"/></text:p><text:p text:style-name="P7"><text:s text:c="4"/>http://www.electroyou.it/darwinne/wiki/fidocadj</text:p></text:note-body></text:note></text:p>
      <text:p text:style-name="P3"><text:bookmark-start text:name="__DdeLink__3128_2112196582"/>图1显示了www.electroyou.it上我的帖子的一部分。这个系统是如此强大和灵活，以至于用户对它表现出的热情令我感到了前所未有的惊讶<text:bookmark-end text:name="__DdeLink__3128_2112196582"/>！</text:p>
      <text:p text:style-name="P3"/>
      <text:p text:style-name="P3"><text:bookmark-start text:name="__DdeLink__853_852357420"/><text:bookmark-start text:name="__DdeLink__4119_1419972328"/>The success that FidoCadJ has had on <text:a xlink:type="simple" xlink:href="http://www.electroyou.it/">www.electroyou.it</text:a> has stimulated some requests to implement a similar system on other platforms, and in particular on <text:a xlink:type="simple" xlink:href="http://www.electroyou.it/"><text:span text:style-name="T5">www.grix.it</text:span></text:a>, another well known Italian electronics-dedicated website.<text:bookmark-end text:name="__DdeLink__853_852357420"/><text:bookmark-end text:name="__DdeLink__4119_1419972328"/> <text:bookmark-start text:name="__DdeLink__861_852357420"/>In this case, the server could not run a Java program and so the FidoReadPHP class has been written<text:bookmark-end text:name="__DdeLink__861_852357420"/>. <text:bookmark-start text:name="__DdeLink__868_852357420"/>It can be run on a PHP interpreter to obtain the images from the FidoCadJ source code.<text:bookmark-end text:name="__DdeLink__868_852357420"/> <text:bookmark-start text:name="__DdeLink__872_852357420"/>The FidoReadPHP project is open source and it is available on SourceForge:<text:bookmark-end text:name="__DdeLink__872_852357420"/></text:p>
      <text:p text:style-name="P3"><text:bookmark-start text:name="__DdeLink__3130_2112196582"/>FidoCadJ在www.electroyou.it上取得了成功，激发了其它平台上实现类似系统的一些需求，特别是<text:span text:style-name="T13">www.grix.it</text:span>，另一个众所周知的意大利电子专业网站。该网站的服务器无法运行Java程序，因此有了FidoReadPHP类。它可以运行在PHP服务器上，取得FidoCadJ绘图代码的图像。FidoReadPHP项目是开放源码的，可以从SourceForge上获得：<text:bookmark-end text:name="__DdeLink__3130_2112196582"/></text:p>
      <text:p text:style-name="P3"/>
      <text:p text:style-name="P3">（图片2）</text:p>
      <text:p text:style-name="P3">Figure2: An example of a FidoCadJ drawing integrated in a <text:a xlink:type="simple" xlink:href="http://www.grix.it/">www.grix.it</text:a> forum post. You can obtain the source code of the drawing with just a mouse click.</text:p>
      <text:p text:style-name="P3"><text:bookmark-start text:name="__DdeLink__3132_2112196582"/>图2：www.grix.it论坛上整合了FidoCadJ绘图帖子的示例，您只需要一次鼠标点击就可以取得绘图代码<text:bookmark-end text:name="__DdeLink__3132_2112196582"/>。</text:p>
      <text:p text:style-name="P3"/>
      <text:p text:style-name="P2"><text:bookmark-start text:name="__DdeLink__892_852357420"/><text:a xlink:type="simple" xlink:href="https://sourceforge.net/projects/fidoreadphp/"><text:span text:style-name="T2">https://sourceforge.net/projects/fidoreadphp/</text:span></text:a><text:bookmark-end text:name="__DdeLink__892_852357420"/></text:p>
      <text:p text:style-name="P3"/>
      <text:p text:style-name="P3"><text:bookmark-start text:name="__DdeLink__895_852357420"/>The result is somewhat similar to what it has been obtained on <text:a xlink:type="simple" xlink:href="http://www.electroyou.it/">www.electroyou.it</text:a>, even if the graphical capabilities of PHP are quite limited in comparison with Java<text:bookmark-end text:name="__DdeLink__895_852357420"/>.<text:note text:id="ftn3" text:note-class="footnote"><text:note-citation>3</text:note-citation><text:note-body><text:p text:style-name="P7">Once again, if you read Italian, here is an article:</text:p><text:p text:style-name="P7"><text:s text:c="4"/><text:bookmark-start text:name="__DdeLink__3141_2112196582"/>再次，如果您能阅读意大利文，这里有篇文章：<text:bookmark-end text:name="__DdeLink__3141_2112196582"/></text:p><text:p text:style-name="P7"><text:s text:c="4"/>http://www.grix.it/viewer.php?page=9335</text:p></text:note-body></text:note> Figure2 shows an example of a drawing obtained with FidoReadPHP.</text:p>
      <text:p text:style-name="P3"><text:bookmark-start text:name="__DdeLink__3134_2112196582"/>尽管PHP的图形能力与Java相比是相当有限的，但从获得的图像效果来看，有点类似于从www.electroyou.it上获得的图像。图2显示了一个FidoReadPHP绘制的图纸。<text:bookmark-end text:name="__DdeLink__3134_2112196582"/></text:p>
      <text:p text:style-name="P3"/>
      <text:p text:style-name="P3"><text:bookmark-start text:name="__DdeLink__914_852357420"/>I think that the future of FidoCadJ is not to become more complex, as a complete CAD for electronics.<text:bookmark-end text:name="__DdeLink__914_852357420"/> <text:bookmark-start text:name="__DdeLink__917_852357420"/>Probably, those possibilities of integration with discussion groups and forums deserve to be developed.<text:bookmark-end text:name="__DdeLink__917_852357420"/> <text:bookmark-start text:name="__DdeLink__924_852357420"/>Experience has shown that this is possible and <text:bookmark-start text:name="__DdeLink__929_852357420"/>the enthusiasm of the users has been tantalizing<text:bookmark-end text:name="__DdeLink__924_852357420"/><text:bookmark-end text:name="__DdeLink__929_852357420"/>.</text:p>
      <text:p text:style-name="P3"><text:bookmark-start text:name="__DdeLink__3136_2112196582"/>我认为FidoCadJ的未来，不是变得更加复杂，发展成一个完整的电子CAD。可能发展与讨论组和论坛的整合更加理想，经验表明了这种可能性，而且已经激起了用户的热情。<text:bookmark-end text:name="__DdeLink__3136_2112196582"/></text:p>
      <text:p text:style-name="P3"/>
      <text:p text:style-name="P3"/>
      <text:p text:style-name="P3"><text:soft-page-break/></text:p>
      <text:p text:style-name="P4"/>
      <text:p text:style-name="P3"/>
      <text:p text:style-name="P3"/>
      <text:p text:style-name="P3">2 DRAWING WITH FIDOCADJ</text:p>
      <text:p text:style-name="P3">2 使用<text:bookmark-start text:name="__DdeLink__3832_2112196582"/>FidoCadJ绘图<text:bookmark-end text:name="__DdeLink__3832_2112196582"/></text:p>
      <text:p text:style-name="P5"/>
      <text:p text:style-name="P3"/>
      <text:p text:style-name="P3"><text:bookmark-start text:name="__DdeLink__977_852357420"/>The use of FidoCadJ should be quite intuitive for those who already used a vectorial drawing application.<text:bookmark-end text:name="__DdeLink__977_852357420"/> <text:bookmark-start text:name="__DdeLink__981_852357420"/>A screenshot of the program running on MacOSX is shown in Fig.3<text:bookmark-end text:name="__DdeLink__981_852357420"/>; <text:bookmark-start text:name="__DdeLink__983_852357420"/>A few details may be different when running on other operating systems (for example Fig.4 shows the result with Look and Feel Metal on Sun/Oracle), but the philosophy remains the same.<text:bookmark-end text:name="__DdeLink__983_852357420"/> <text:bookmark-start text:name="__DdeLink__985_852357420"/>We will see what the features of the program are, and its basic elements (the primitives) which compose a FidoCadJ drawing.<text:bookmark-end text:name="__DdeLink__985_852357420"/></text:p>
      <text:p text:style-name="P3"><text:bookmark-start text:name="__DdeLink__3834_2112196582"/>对那些原来用过矢量绘图应用程序的用户来说，FidoCadJ应该是凭经验就能使用的应用程序。图3显示了本应用程序在MacOSX平台上运行的一个截屏。在其它系统上运行（例如，图4显示了在Sun/Oracle平台上运行的设置为Look and Feel Metal的程序<text:bookmark-start text:name="__DdeLink__4033_1090296065"/>外<text:bookmark-end text:name="__DdeLink__4033_1090296065"/>观）的外观，可能会有些细微的差别，但操作理念是一致的。我们将会发现该应用程序的特点是利用基本的图形元件（以下简称：基图元）组合成一张FidoCadJ绘图。<text:bookmark-end text:name="__DdeLink__3834_2112196582"/></text:p>
      <text:p text:style-name="P3"/>
      <text:p text:style-name="P3">(<text:bookmark-start text:name="__DdeLink__990_852357420"/>Expert Mac-users will notice that all the menus are at their own place<text:bookmark-end text:name="__DdeLink__990_852357420"/>!)</text:p>
      <text:p text:style-name="P3"><text:bookmark-start text:name="__DdeLink__3836_2112196582"/>（专业的苹果用户会注意到所有的菜单布局都很合理！）<text:bookmark-end text:name="__DdeLink__3836_2112196582"/></text:p>
      <text:p text:style-name="P3"/>
      <text:p text:style-name="P3">2.1 drawing tools</text:p>
      <text:p text:style-name="P3">2.1 <text:bookmark-start text:name="__DdeLink__3838_2112196582"/>绘图工具<text:bookmark-end text:name="__DdeLink__3838_2112196582"/></text:p>
      <text:p text:style-name="P3"/>
      <text:p text:style-name="P3">In the toolbar (on the top of the window), we can find the most used features that allow the creation and the editing of a drawing. Table1 shows a brief summary of the functionalities and the commands and <text:bookmark-start text:name="__DdeLink__4085_1090296065"/>describes the possible actions<text:bookmark-end text:name="__DdeLink__4085_1090296065"/>. You will notice that once a button is pressed, it will remain in that position until another function from the toolbar will be selected. From the toolbar we can select which drawing primitive will be used.<text:note text:id="ftn4" text:note-class="footnote"><text:note-citation>4</text:note-citation><text:note-body><text:p text:style-name="Footnote"><text:bookmark-start text:name="__DdeLink__1336_131861113"/>Form more information on the format used to save the drawing elements see3.3<text:bookmark-end text:name="__DdeLink__1336_131861113"/>.</text:p><text:p text:style-name="Footnote"><text:span text:style-name="T3"><text:s text:c="4"/></text:span>更多关于绘图元件保存到文件中所使用的存储格式请见3.3章节。</text:p></text:note-body></text:note> On the right, a drop-down menu will show the current working layer (see2.3 for more information).</text:p>
      <text:p text:style-name="P3"><text:bookmark-start text:name="__DdeLink__3841_2112196582"/>我们可以在工具栏（位于窗口顶部）上找到最常用的工具，用它们来创建和编辑图纸。表1简要汇总了这些工具的功能、命令和关联动作。你会发现，一旦按下一个工具栏按钮，它会保持在按下状态，直到按下另一个工具栏按钮。我们可以从工具栏上选择需要使用的基图元。靠工具栏的右边，有个下拉菜单显示了当前的工作层（见2.3章节，有更多的说明）。<text:bookmark-end text:name="__DdeLink__3841_2112196582"/></text:p>
      <text:p text:style-name="P3"/>
      <text:p text:style-name="P3">(This behavior is inspired to the old vacuum tube radios and to the switches very fashionable in the ’70s.)</text:p>
      <text:p text:style-name="P3">（设计<text:bookmark-start text:name="__DdeLink__3843_2112196582"/>这种操作方式的灵感来自于七十年代非常流行的老式真空管收音机的开关方式。<text:bookmark-end text:name="__DdeLink__3843_2112196582"/>）</text:p>
      <text:p text:style-name="P3"/>
      <text:p text:style-name="P3"><text:bookmark-start text:name="__DdeLink__4131_1090296065"/>The command bar can be partially customized<text:bookmark-end text:name="__DdeLink__4131_1090296065"/>. In particular, we can choose whether we want to see the icon on each button or the icon and its text description. Icons are also available in two selectable formats. To change these settings we can select the menu “View/Options”.<text:note text:id="ftn5" text:note-class="footnote"><text:note-citation>5</text:note-citation><text:note-body><text:p text:style-name="Footnote">Except on MacOSX, where this item is found in the FidoCadJ’s menu and it is called “Preferences”.</text:p><text:p text:style-name="Footnote"><text:s text:c="4"/>MacOSX系统是个例外，在FidoCadJ菜单的”Preferences”里改变设置。</text:p></text:note-body></text:note> Any change in the settings will be applied at the restart of the application, <text:bookmark-start text:name="__DdeLink__4164_1090296065"/>since it is arguably something that we may want to change every day.<text:bookmark-end text:name="__DdeLink__4164_1090296065"/> Figures3 and 4 show the command bar (right below the window’s title), configured to show text and icons in their smallest version. On the second row, starting from the left we can see the zoom settings and the buttons “Fit”, “Show grid” e “Snap to grid”. The first allows us to automatically select the most suitable zoom settings in order to show the whole drawing on the screen. The second toggles between visible and invisible grid, while when we press the third button the elements added will stick to the nearest step of the grid. If you need to align carefully the elements, you may find useful to keep pressed Alt, while using the cursor keys.</text:p>
      <text:p text:style-name="P3">工具栏可以部分定制。特别是<text:bookmark-start text:name="__DdeLink__3845_2112196582"/>，我们可以定制按钮外观，显示图标或显示图标和文本。图标显示也有两种方式可供选择。我们可以通过菜单“View/Options”来改变这些设置。任何设置的改变都要重新启应用程序后才会生效，以后我们可能经常要改变一些设置，会证实这一点。图3和图4显示的工具栏（位于<text:soft-page-break/>窗口标题栏的下方）是设置成文本和小图标的显示方式。工具栏的第二排靠左边，我们可以看到缩放比例设置和按钮<text:span text:style-name="T3">”</text:span>Fit<text:bookmark-start text:name="__DdeLink__1330_131861113"/>”<text:bookmark-end text:name="__DdeLink__1330_131861113"/>、<text:span text:style-name="T3">”</text:span>Show grid”和<text:span text:style-name="T3">”</text:span>Snap to grid”。第一个<text:span text:style-name="T3">“</text:span>Fit”按钮，可以自动调节到最合适的比例，以在窗口中最大化显示整张绘图。第二个<text:span text:style-name="T3">”</text:span>Show grid”按钮，可以切换网格可见或不可见，第三个<text:span text:style-name="T3">“</text:span>Snap to grid”按钮，可以设置绘制元件时是否对齐到附近的网格。<text:span text:style-name="T4">如果您需要元件对的很整齐，您可以按住Alt键的同时移动光标</text:span>。<text:bookmark-end text:name="__DdeLink__3845_2112196582"/></text:p>
      <text:p text:style-name="P3"/>
      <text:p text:style-name="P3">On the right are shown in a tree list the elements (called macro) of the libraries loaded into the application. To insert an element from the library we only need to select it from the list an click on the drawing. <text:bookmark-start text:name="__DdeLink__1364_131861113"/>FidoCad libraries include all standard symbols used in electrical schematics and <text:bookmark-start text:name="__DdeLink__4290_1090296065"/>a wide selection of footprints for drawing PCBs.<text:bookmark-end text:name="__DdeLink__1364_131861113"/><text:bookmark-end text:name="__DdeLink__4290_1090296065"/></text:p>
      <text:p text:style-name="P3">右边有一个树形列表，列出应用程序加载的元件库（这里，库中的元件为宏图形元件，简称为宏图元）。要在绘图中加入一个库中的元件，我们只需要从列表中选择（<text:span text:style-name="T4">用鼠标左键点击</text:span>）它，然后在绘图中（<text:span text:style-name="T4">用鼠标左键</text:span>）点击即可。FidoCadJ默认加载库中包含绘制电路原理图所需使用的所有标准符号和绘制PCB图所需使用的大多数封装。</text:p>
      <text:p text:style-name="P3"/>
      <text:p text:style-name="P3">From version 0.22, <text:bookmark-start text:name="__DdeLink__1370_131861113"/>you can do quick research inside the libraries charged in FidoCadJ.<text:bookmark-end text:name="__DdeLink__1370_131861113"/> <text:bookmark-start text:name="__DdeLink__1374_131861113"/>You just need to type something in the text field which appears just over the tree representing the installed libraries (have a look to figure5) By typing up and down keys, you can navigate through the results found.<text:bookmark-end text:name="__DdeLink__1374_131861113"/></text:p>
      <text:p text:style-name="P3">从版本0.22开始，您可以在FidoCadJ载入的元件库中进行快速搜索。您只需要在搜索框中键入一些字符，就会在树形列表的已加载库中进行匹配（见图5），使用向上和向下按键，可以在匹配项间移动。</text:p>
      <text:p text:style-name="P3"/>
      <text:p text:style-name="P3">（图3）</text:p>
      <text:p text:style-name="P3">Figure3: A typical FidoCadJ session running on MacOSX Tiger. Appendix A describes the peculiarities of the version specific for Macintosh.</text:p>
      <text:p text:style-name="P3"><text:bookmark-start text:name="__DdeLink__3848_2112196582"/>图3：运行在MacOSX Tiger系统上的FidoCadJ的典型界面。<text:bookmark-end text:name="__DdeLink__3848_2112196582"/><text:bookmark-start text:name="__DdeLink__3850_2112196582"/>附录A介绍苹果机各版本的特性。<text:bookmark-end text:name="__DdeLink__3850_2112196582"/></text:p>
      <text:p text:style-name="P3"/>
      <text:p text:style-name="P3">（图4）</text:p>
      <text:p text:style-name="P3">Figure4: FidoCadJ with the Look and Feel Metal.</text:p>
      <text:p text:style-name="P3"><text:bookmark-start text:name="__DdeLink__3852_2112196582"/>图4：FidoCadJ的Look and Feel Metal。<text:bookmark-end text:name="__DdeLink__3852_2112196582"/></text:p>
      <text:p text:style-name="P3"/>
      <text:p text:style-name="P3">（图5）</text:p>
      <text:p text:style-name="P3">Figure5: The quick search function in the installed libraries.</text:p>
      <text:p text:style-name="P3"><text:bookmark-start text:name="__DdeLink__3854_2112196582"/>图5：在加载库中快速查找。<text:bookmark-end text:name="__DdeLink__3854_2112196582"/></text:p>
      <text:p text:style-name="P3"><office:annotation><dc:creator>未知作者</dc:creator><dc:date>2012-05-31T16:32:08.43</dc:date><text:p text:style-name="P12"><text:span text:style-name="T14">2012-5-31</text:span><text:span text:style-name="T14">校对到此</text:span></text:p><text:p text:style-name="P12"><text:span text:style-name="T14"/></text:p><text:p text:style-name="P12"><text:span text:style-name="T14">需要弄清楚对</text:span><text:span text:style-name="T14">3</text:span><text:span text:style-name="T14">个操作系统中鼠标动作的定义</text:span></text:p></office:annotation></text:p>
      <table:table table:name="表格1" table:style-name="表格1">
        <table:table-column table:style-name="表格1.A"/>
        <table:table-column table:style-name="表格1.B"/>
        <table:table-column table:style-name="表格1.C"/>
        <table:table-row>
          <table:table-cell table:style-name="表格1.A1" office:value-type="string">
            <text:p text:style-name="P9">Key</text:p>
            <text:p text:style-name="P9">快捷<text:bookmark-start text:name="__DdeLink__3856_2112196582"/>键<text:bookmark-end text:name="__DdeLink__3856_2112196582"/></text:p>
          </table:table-cell>
          <table:table-cell table:style-name="表格1.A1" office:value-type="string">
            <text:p text:style-name="P9">Comando</text:p>
            <text:p text:style-name="P9"><text:bookmark-start text:name="__DdeLink__3858_2112196582"/>命令<text:bookmark-end text:name="__DdeLink__3858_2112196582"/></text:p>
          </table:table-cell>
          <table:table-cell table:style-name="表格1.C1" office:value-type="string">
            <text:p text:style-name="P9">Use</text:p>
            <text:p text:style-name="P9"><text:bookmark-start text:name="__DdeLink__3860_2112196582"/>使用<text:bookmark-end text:name="__DdeLink__3860_2112196582"/>方法</text:p>
          </table:table-cell>
        </table:table-row>
        <table:table-row>
          <table:table-cell table:style-name="表格1.A2" office:value-type="string">
            <text:p text:style-name="P9">A或Spacebar</text:p>
          </table:table-cell>
          <table:table-cell table:style-name="表格1.A2" office:value-type="string">
            <text:p text:style-name="P9">Select</text:p>
          </table:table-cell>
          <table:table-cell table:style-name="表格1.C2" office:value-type="string">
            <text:p text:style-name="P9">Selects one or more graphic elements. Press Control ( Command only on MacOSX) for multiple selections or to deselect only one element. Click and drag to select several elements in an area. Press R to rotate the selected elements. Press S to mirror the selected elements. Double-click on an element to modify its properties. </text:p>
            <text:p text:style-name="P9">选择一个或多个图形元件。按住Ctrl键进行多选，或从多选中去掉一个。也可以框选多个元件。按R键选择选择的元件；按S键翻转选择的元件。双击一个元件修改它的属性。</text:p>
          </table:table-cell>
        </table:table-row>
        <table:table-row>
          <table:table-cell table:style-name="表格1.A2" office:value-type="string">
            <text:p text:style-name="P9"/>
          </table:table-cell>
          <table:table-cell table:style-name="表格1.A2" office:value-type="string">
            <text:p text:style-name="P9">Zoom</text:p>
          </table:table-cell>
          <table:table-cell table:style-name="表格1.C2" office:value-type="string">
            <text:p text:style-name="P9">Left-click to increase the level of zoom. Right-click to decrease it. </text:p>
            <text:p text:style-name="P9">左键点击放大；右键点击缩小。</text:p>
          </table:table-cell>
        </table:table-row>
        <table:table-row>
          <table:table-cell table:style-name="表格1.A2" office:value-type="string">
            <text:p text:style-name="P9"/>
          </table:table-cell>
          <table:table-cell table:style-name="表格1.A2" office:value-type="string">
            <text:p text:style-name="P9">Move</text:p>
          </table:table-cell>
          <table:table-cell table:style-name="表格1.C2" office:value-type="string">
            <text:p text:style-name="P9">Click on the drawing and move the mouse to move the drawing. </text:p>
            <text:p text:style-name="P9">在图纸上点击并移动鼠标从而移动图纸。</text:p>
          </table:table-cell>
        </table:table-row>
        <table:table-row>
          <table:table-cell table:style-name="表格1.A2" office:value-type="string">
            <text:p text:style-name="P9">L</text:p>
          </table:table-cell>
          <table:table-cell table:style-name="表格1.A2" office:value-type="string">
            <text:p text:style-name="P9">Line</text:p>
          </table:table-cell>
          <table:table-cell table:style-name="表格1.C2" office:value-type="string">
            <text:p text:style-name="P9">Inserts a line or a series of lines. Press Esc or double-click to terminate the insertion </text:p>
            <text:p text:style-name="P9">画一条或连续多条直线。按Esc键或双击完成绘制。</text:p>
          </table:table-cell>
        </table:table-row>
        <text:soft-page-break/>
        <table:table-row>
          <table:table-cell table:style-name="表格1.A2" office:value-type="string">
            <text:p text:style-name="P9">T</text:p>
          </table:table-cell>
          <table:table-cell table:style-name="表格1.A2" office:value-type="string">
            <text:p text:style-name="P9">Text</text:p>
          </table:table-cell>
          <table:table-cell table:style-name="表格1.C2" office:value-type="string">
            <text:p text:style-name="P9">Inserts a text string. </text:p>
            <text:p text:style-name="P9">放置一个文本。</text:p>
          </table:table-cell>
        </table:table-row>
        <table:table-row>
          <table:table-cell table:style-name="表格1.A2" office:value-type="string">
            <text:p text:style-name="P9">B</text:p>
          </table:table-cell>
          <table:table-cell table:style-name="表格1.A2" office:value-type="string">
            <text:p text:style-name="P9">Bézier</text:p>
          </table:table-cell>
          <table:table-cell table:style-name="表格1.C2" office:value-type="string">
            <text:p text:style-name="P9">Draws a Bézier curve </text:p>
            <text:p text:style-name="P9">画一条贝塞尔曲线。</text:p>
          </table:table-cell>
        </table:table-row>
        <table:table-row>
          <table:table-cell table:style-name="表格1.A2" office:value-type="string">
            <text:p text:style-name="P9">P</text:p>
          </table:table-cell>
          <table:table-cell table:style-name="表格1.A2" office:value-type="string">
            <text:p text:style-name="P9">Polyline</text:p>
          </table:table-cell>
          <table:table-cell table:style-name="表格1.C2" office:value-type="string">
            <text:p text:style-name="P9">Draws a polyline filled or empty. Double-click or press Esc , to terminate the insertion of new vertices. </text:p>
            <text:p text:style-name="P9">画一个多边形（填充或不填充）。双击或按Esc键完成绘制。</text:p>
          </table:table-cell>
        </table:table-row>
        <table:table-row>
          <table:table-cell table:style-name="表格1.A2" office:value-type="string">
            <text:p text:style-name="P9">E</text:p>
          </table:table-cell>
          <table:table-cell table:style-name="表格1.A2" office:value-type="string">
            <text:p text:style-name="P9">Ellipse</text:p>
          </table:table-cell>
          <table:table-cell table:style-name="表格1.C2" office:value-type="string">
            <text:p text:style-name="P9">Draws an ellipse filled or empty (hold Control to draw a circle).</text:p>
            <text:p text:style-name="P9">画一个椭圆（填充或不填充；按住<text:span text:style-name="T3">”</text:span>Ctrl”键：画圆形）。</text:p>
          </table:table-cell>
        </table:table-row>
        <table:table-row>
          <table:table-cell table:style-name="表格1.A2" office:value-type="string">
            <text:p text:style-name="P9">G</text:p>
          </table:table-cell>
          <table:table-cell table:style-name="表格1.A2" office:value-type="string">
            <text:p text:style-name="P9">Rectangole</text:p>
          </table:table-cell>
          <table:table-cell table:style-name="表格1.C2" office:value-type="string">
            <text:p text:style-name="P9">Draws a rectangle filled or empty. </text:p>
            <text:p text:style-name="P9">画一个长方形（填充或不填充）。</text:p>
          </table:table-cell>
        </table:table-row>
        <table:table-row>
          <table:table-cell table:style-name="表格1.A2" office:value-type="string">
            <text:p text:style-name="P9">C</text:p>
          </table:table-cell>
          <table:table-cell table:style-name="表格1.A2" office:value-type="string">
            <text:p text:style-name="P9">Junction</text:p>
          </table:table-cell>
          <table:table-cell table:style-name="表格1.C2" office:value-type="string">
            <text:p text:style-name="P9">Inserts an electrical junction. </text:p>
            <text:p text:style-name="P9">画一个电气连接点。</text:p>
          </table:table-cell>
        </table:table-row>
        <table:table-row>
          <table:table-cell table:style-name="表格1.A2" office:value-type="string">
            <text:p text:style-name="P9">I</text:p>
          </table:table-cell>
          <table:table-cell table:style-name="表格1.A2" office:value-type="string">
            <text:p text:style-name="P9">PCB track</text:p>
          </table:table-cell>
          <table:table-cell table:style-name="表格1.C2" office:value-type="string">
            <text:p text:style-name="P9">Draws a PCB track. The default width can be modified through the dialog accessed from the menu “View/Options”. </text:p>
            <text:p text:style-name="P9">画一条印制电路板信号线。</text:p>
          </table:table-cell>
        </table:table-row>
        <table:table-row>
          <table:table-cell table:style-name="表格1.A2" office:value-type="string">
            <text:p text:style-name="P9">Z</text:p>
          </table:table-cell>
          <table:table-cell table:style-name="表格1.A2" office:value-type="string">
            <text:p text:style-name="P9">PCB pad</text:p>
          </table:table-cell>
          <table:table-cell table:style-name="表格1.C2" office:value-type="string">
            <text:p text:style-name="P9">Draws a PCB pad. The default dimensions can be modified through the dialog accessed from the menu “View/Options”. </text:p>
            <text:p text:style-name="P9">放置一个印制电路焊盘。通过菜单<text:span text:style-name="T3">”</text:span>View/Options”对话框可以修改默认尺寸。</text:p>
          </table:table-cell>
        </table:table-row>
      </table:table>
      <text:p text:style-name="P3">Table 1: Summary of the drawing commands available in FidoCadJ. The key shown on the leftmost column allows their rapid selection using the keyboard. <text:bookmark-start text:name="__DdeLink__1406_131861113"/>A right click in one of the primitive placement modes allows us to access the properties window.<text:bookmark-end text:name="__DdeLink__1406_131861113"/> </text:p>
      <text:p text:style-name="P3">表1：列出了FidoCadJ中的绘图命令。最左边的“快捷键”栏可以使用键盘快速选择命令。在基元件放置模式时，右击基元件可以打开属性窗口。</text:p>
      <text:p text:style-name="P3"/>
      <text:p text:style-name="P3">（图6）</text:p>
      <text:p text:style-name="P3">Figure 6: Dialog for the text’s parameters in a FidoCadJ drawing. </text:p>
      <text:p text:style-name="P3"><text:bookmark-start text:name="__DdeLink__3862_2112196582"/>图6：FidoCadJ绘图中的text的参数对话框。<text:bookmark-end text:name="__DdeLink__3862_2112196582"/></text:p>
      <text:p text:style-name="P3"/>
      <text:p text:style-name="P3">（图7）</text:p>
      <text:p text:style-name="P3">Figure 7: The reference schematic: a current mirror made with NPN transistors. </text:p>
      <text:p text:style-name="P3"><text:bookmark-start text:name="__DdeLink__3864_2112196582"/>图7：参考原理图：一个使用NPN三极管的电路镜像。<text:bookmark-end text:name="__DdeLink__3864_2112196582"/></text:p>
      <text:p text:style-name="P3"/>
      <text:p text:style-name="P3">（图8）</text:p>
      <text:p text:style-name="P3">Figure 8: We start by drawing a couple of transistors. </text:p>
      <text:p text:style-name="P3"><text:bookmark-start text:name="__DdeLink__3866_2112196582"/>图8：我们开始画一对三极管。<text:bookmark-end text:name="__DdeLink__3866_2112196582"/></text:p>
      <text:p text:style-name="P3"/>
      <text:p text:style-name="P3">Figure 6 shows an example of what we can obtain by double-clicking, in selection mode, on a drawing element (in this case a text string). Within this window it is possible to modify all the parameters (coordinates, rotation. . . ) of any drawing primitive. <text:bookmark-start text:name="__DdeLink__1416_131861113"/>The aspect of this window will change because the information that can be modified will depend on the selected element.<text:bookmark-end text:name="__DdeLink__1416_131861113"/> </text:p>
      <text:p text:style-name="P3">图6显示了一个在选择模式时双击绘图元件得到的参数窗口（这里是文本的参数窗口）。任何一个绘制元件都可以通过这种窗口修改所有属性（坐标、旋转...）。由于各种元件的设置参数不同，随着选择的元件不同，窗口显示的内容也会不同。</text:p>
      <text:p text:style-name="P3"/>
      <text:p text:style-name="P3">2.2 a simple schematic </text:p>
      <text:p text:style-name="P3">2.2 <text:bookmark-start text:name="__DdeLink__3868_2112196582"/>一个简单的原理图<text:bookmark-end text:name="__DdeLink__3868_2112196582"/></text:p>
      <text:p text:style-name="P3"/>
      <text:p text:style-name="P3">As an example of use of this application, we will show how to draw the simple <text:bookmark-start text:name="__DdeLink__1428_131861113"/>electrical schematic<text:bookmark-end text:name="__DdeLink__1428_131861113"/> of figure 7.</text:p>
      <text:p text:style-name="P3">我们将展示如何绘制一张图7所示的简单电子电路原理图，作为使用应用程序的一个例子</text:p>
      <text:p text:style-name="P3"/>
      <text:p text:style-name="P3"><text:soft-page-break/>Once FidoCadJ is running, let us create a new drawing from the menu “File/New”.</text:p>
      <text:p text:style-name="P3">FidoCadJ运行起来后，我们可以用菜单”File/New”来创建一张新的图纸。</text:p>
      <text:p text:style-name="P3"/>
      <text:p text:style-name="P3"><text:bookmark-start text:name="__DdeLink__1438_131861113"/>We will then start by placing in the drawing area the symbols for the two transistors, around which our schematic is built.<text:bookmark-end text:name="__DdeLink__1438_131861113"/> <text:bookmark-start text:name="__DdeLink__1441_131861113"/>To do so, we will need the macros contained in the standard library, which is loaded by default and is found on the right-hand side of the screen.<text:bookmark-end text:name="__DdeLink__1441_131861113"/> The macro that we will use is called “NPN transistor” and is included in the “Diodes and transistors” category of the “Standard library”. By clicking on the element’s name to select the desired macro, it will then be possible to place it anywhere in the drawing (FidoCadJ shows a preview), by clicking a second time on the desired location. <text:bookmark-start text:name="__DdeLink__1474_131861113"/>We should now be at the stage similar to the one shown in figure 8.<text:bookmark-end text:name="__DdeLink__1474_131861113"/></text:p>
      <text:p text:style-name="P3">围绕我们要建立的原理图，首先，将在图纸上放置2个晶体管元件。要实现这个步骤，我们需要标准库中的宏元件，标准库是默认加载的，位于窗口的右侧。需要的宏元件叫”NPN transistor”，它在”Standard library”的”Diodes and transistors”分类中。通过鼠标左击宏元件的名称选择它，然后就可以鼠标左击图纸中的任何想放置的位置进行放置（选择放置位置时，FidoCadJ会有一个预览）。<text:bookmark-start text:name="__DdeLink__1622_131861113"/>目前我们的图纸应该处于图8所示的状态。<text:bookmark-end text:name="__DdeLink__1622_131861113"/></text:p>
      <text:p text:style-name="P3"/>
      <text:p text:style-name="P3"><text:bookmark-start text:name="__DdeLink__1479_131861113"/>We may notice that the bipolar transistor on the left is not correctly oriented.<text:bookmark-end text:name="__DdeLink__1479_131861113"/> <text:bookmark-start text:name="__DdeLink__1483_131861113"/>To fix the problem is sufficient to click on “Select”, from the toolbar, select the transistor (which will be highlighted in green, with three control points identified by small red squares) and then press S to obtain its mirrored version<text:bookmark-end text:name="__DdeLink__1483_131861113"/>. <text:bookmark-start text:name="__DdeLink__1488_131861113"/>You may also press S when you have selected the symbol in the libraries and you are about to position it in the drawing.<text:bookmark-end text:name="__DdeLink__1488_131861113"/> <text:bookmark-start text:name="__DdeLink__1491_131861113"/>We will thus obtain a result similar to the one shown in figure9.<text:bookmark-end text:name="__DdeLink__1491_131861113"/></text:p>
      <text:p text:style-name="P3">我们注意到左边的双极型晶体管的摆放方向不对。为了完全解决这个问题，鼠标左键点击命令工具栏上的”Select”命令，选择那个晶体管（选中后，晶体管会绿色高亮显示并带有3个红色小正方形控制点），然后按S键把它翻转。你也可以在选择了宏元件放入到图纸中前按S键。这样，我们得到的图纸应该处于图9所示的状态。</text:p>
      <text:p text:style-name="P3"/>
      <text:p text:style-name="P3">（图9）</text:p>
      <text:p text:style-name="P3">Figure9: Select and mirror with S the transistor on the left.</text:p>
      <text:p text:style-name="P3">图9：选择并用S键翻转左边的晶体管。</text:p>
      <text:p text:style-name="P3"/>
      <text:p text:style-name="P3">（图10）</text:p>
      <text:p text:style-name="P3">Figure10: We are too close to the top edge of the sheet: let’s select the whole drawing and move it toward the centre.</text:p>
      <text:p text:style-name="P3">图10：太靠图纸的上边界了：让我们选择所有的绘制元件并把它们移动到中央。</text:p>
      <text:p text:style-name="P3"/>
      <text:p text:style-name="P3"><text:bookmark-start text:name="__DdeLink__1498_131861113"/>By using the tool “Line” from the toolbar, we will be able to make a few electrical connections, until we will realize that we started our drawing to close to the edges of the drawing area.<text:bookmark-end text:name="__DdeLink__1498_131861113"/> <text:bookmark-start text:name="__DdeLink__1500_131861113"/>The issue can be easily fixed by selecting the whole drawing: in “Select” mode, we can click on the upper left corner of the drawing and, holding the left button of the mouse pressed, drag the cursor up to the lower right corner. <text:bookmark-end text:name="__DdeLink__1500_131861113"/><text:bookmark-start text:name="__DdeLink__1503_131861113"/>A rectangle with a green contour will appear to indicate that we are trying to select all the elements included in it. <text:bookmark-end text:name="__DdeLink__1503_131861113"/><text:bookmark-start text:name="__DdeLink__1505_131861113"/>Since we want to move everything we have drawn so far, we will have to select them all first(see figure10). <text:bookmark-end text:name="__DdeLink__1505_131861113"/><text:bookmark-start text:name="__DdeLink__1508_131861113"/>Now, still in select mode, we can click on any selected element to drag the selection to the desired position.<text:bookmark-end text:name="__DdeLink__1508_131861113"/></text:p>
      <text:p text:style-name="P3">使用工具栏上的”Line”工具，我们可以画一些电气连接线，然而，我们意识目前所画的元件太靠近绘图边界了。出现的这个问题很容易解决：把所有已绘制的元件移动到图纸中央。由于我们想要移动目前所绘制的所有元件，首先我们要全部选择它们（见图10），选择方法：设置成选择模式，鼠标移动到图纸左上角，按下鼠标左键并保持住，然后拖拉鼠标，此时会出现一个绿色矩形框（表示正在试图选择矩形范围内的所有元件），当矩形框覆盖了所有绘制元件后松开鼠标左键。现在，仍然处于选择模式，我们可以用鼠标左键点住任何一个已选择的元件后拖拽所有选择的元件到所需的位置。</text:p>
      <text:p text:style-name="P3"/>
      <text:p text:style-name="P3">We can then continue placing the other parts of the circuit, in particular a resistor (Standard Library/Discrete devices/Resistor) and the label for the positive power supply (Standard Library/Basic symbol-s/Terminal +). <text:bookmark-start text:name="__DdeLink__1618_131861113"/>We will need to rotate the latter in order to place in the desired position<text:bookmark-end text:name="__DdeLink__1618_131861113"/>. Again, we can select it and press R until we will obtain the desired result. We should now have a screen similar to the one in figure11.</text:p>
      <text:p text:style-name="P3">然后我们可以继续放置其它电路元件，如电阻（Standard Library / Discrete devices / Resistor）和电源正极标志（Standard Libreay / Basic sysbol-s / Terminal +）。我们要旋转后者，放置到设计的位置。再<text:soft-page-break/>次，我们可以选择它后按R键，直到得到我们所要的效果。目前我们的图纸应该处于图11所示的状态。</text:p>
      <text:p text:style-name="P3"/>
      <text:p text:style-name="P3">（图11）</text:p>
      <text:p text:style-name="P3">Figure11: The circuit almost completed.</text:p>
      <text:p text:style-name="P3">图11：电路图差不多完成了。</text:p>
      <text:p text:style-name="P3"/>
      <text:p text:style-name="P3">（图12）</text:p>
      <text:p text:style-name="P3">Figure12: The final circuit.</text:p>
      <text:p text:style-name="P3">图12：最终的电路图。</text:p>
      <text:p text:style-name="P3"/>
      <text:p text:style-name="P3"><text:bookmark-start text:name="__DdeLink__1628_131861113"/>To complete the schematic we only need to add the text strings and the arrow to indicate the direction of the current.<text:bookmark-end text:name="__DdeLink__1628_131861113"/> <text:bookmark-start text:name="__DdeLink__1632_131861113"/>For the latter there is a macro called “Arrow”, contained in “Standard library/Basic symbols”.<text:bookmark-end text:name="__DdeLink__1632_131861113"/> <text:bookmark-start text:name="__DdeLink__1636_131861113"/>To place the text, we can press the button “Text” from the toolbar e click in the drawing area on the desired position.<text:bookmark-end text:name="__DdeLink__1636_131861113"/> As the default text “String” will be introduced, we will need to modify its characteristics by double-clicking in select mode (see figure6). <text:bookmark-start text:name="__DdeLink__1640_131861113"/>The transistor’s part number and name used (it is actually a transistor matched pair in our example) are specified in the fields “Name” and “Value” which are accessed in select mode by double-clicking on the macro<text:bookmark-end text:name="__DdeLink__1640_131861113"/>.<text:note text:id="ftn6" text:note-class="footnote"><text:note-citation>6</text:note-citation><text:note-body><text:p text:style-name="Footnote"><text:bookmark-start text:name="__DdeLink__1643_131861113"/>The feature which allows us to add a name and a value to a macro or a component’s symbol is actually an extension introduced with FidoCadJ not present in the original FidoCad. See section3.4for more information on compatibility<text:bookmark-end text:name="__DdeLink__1643_131861113"/>.</text:p><text:p text:style-name="Footnote"><text:span text:style-name="T3"><text:s text:c="4"/></text:span>允许我们对宏元件或组件符号增加名称和部件号的特性是FidoCadJ的一个扩展，这个功能在原FidoCad中没有，见3.4章节关于兼容方面的更多信息</text:p></text:note-body></text:note> <text:bookmark-start text:name="__DdeLink__1648_131861113"/>The suggested dimension to work with electrical circuits is 4units in vertical and3units in horizontal. The complete circuit is shown in figure12.<text:bookmark-end text:name="__DdeLink__1648_131861113"/></text:p>
      <text:p text:style-name="P3">为了完成原理图，我们只需要加上文本和指示电流方向的箭头。对于箭头，在”Standard library / Basic symbols”中有个”Arrow”的宏元件。放置文本，我们可以按工具栏上的”Text”按钮，然后在绘图区想要的位置点击。将加入一个默认的文本”String”，我们在选择模式下双击它从而修改它的属性（见图6）。晶体管（我们示例中的晶体管）的部件号和名称，可以在选择模式下使用双击宏元件，弹出参数窗口的”Name”和”Value”区域指定。建议电子电路原理图中的尺寸为垂直方向4个单位，水平方向3个单位。完成的电路图见图12。</text:p>
      <text:p text:style-name="P3"/>
      <text:p text:style-name="P3"><text:bookmark-start text:name="__DdeLink__1654_131861113"/>As a curiosity, this is how the code which describes the circuit of our example looks like.<text:bookmark-end text:name="__DdeLink__1654_131861113"/> To access this code, it is sufficient to select “<text:span text:style-name="T4">Insert Circuit</text:span>” from the menu “Circuit”. We are now ready to copy and paste our circuit on an e-mail message , in a newsgroup, or in a forum.</text:p>
      <text:p text:style-name="P3">由于好奇心，我们想知道示例电路的描述代码是什么样子的。只需要选择菜单”Circuit / View code”就可以看到描述代码。现在我们可以复制电路并把它粘贴进一封电子邮件、一个新闻组或一个论坛。</text:p>
      <text:p text:style-name="P3"/>
      <text:p text:style-name="P3">（FIDOCADJ 绘图代码）</text:p>
      <text:p text:style-name="P3"/>
      <text:p text:style-name="P3">If you are interested in the export format used by FidoCad, there is a detailed description on chapter3.</text:p>
      <text:p text:style-name="P3">如果您对FidoCad的输出格式感兴趣，第3章有详细的描述。</text:p>
      <text:p text:style-name="P3"/>
      <text:p text:style-name="P3">However, there is no need to use the “Insert circuit” dialog; we can simply select the entire drawing, copy it (by selecting “edit/copy” or by pressing Ctrl+C) and paste it onto the message we are writing and the code will be added automatically.</text:p>
      <text:p text:style-name="P3">然而，不一定要通过菜单”Circuit / View code”复制绘图代码，我们可以选择整个绘图并拷贝（选择”edit / copy”或按Ctrl + C）后粘贴到消息，会自动以代码的形式粘贴。</text:p>
      <text:p text:style-name="P3"/>
      <text:p text:style-name="P3">2.3 the layers</text:p>
      <text:p text:style-name="P3">2.3 层</text:p>
      <text:p text:style-name="P3"/>
      <text:p text:style-name="P3"><text:bookmark-start text:name="__DdeLink__1668_131861113"/>A way to picture a layer is that of a drawing made on acetate sheets.<text:bookmark-end text:name="__DdeLink__1668_131861113"/> <text:bookmark-start text:name="__DdeLink__1671_131861113"/>The final drawing will be given by the combination of all the layers, which will be superposed like acetates.<text:bookmark-end text:name="__DdeLink__1671_131861113"/> <text:bookmark-start text:name="__DdeLink__1677_131861113"/>Every layer is characterized by a different color and can be visible or hidden.<text:bookmark-end text:name="__DdeLink__1677_131861113"/> <text:bookmark-start text:name="__DdeLink__1680_131861113"/>This approach is common to many CAD packages, as it allows an easy representation and management of different parts of the drawing that will be superposed, as for example in a PCB design.<text:bookmark-end text:name="__DdeLink__1680_131861113"/></text:p>
      <text:p text:style-name="P3">描画层的一种方法是图纸画在多张醋酸纤维上薄片上。最终的图纸是将所有层组合而成，就像醋酸纤维<text:soft-page-break/>薄片的叠加。每一层由不同颜色标识，可见或不可见。这种方法在许多CAD软件中很常见，因为它可以简单的表示和管理图纸不同层上的绘制元件，例如在印制电路板的设计中。</text:p>
      <text:p text:style-name="P3"/>
      <text:p text:style-name="P3">FidoCadJ allows up to16layers, numbered from 0to 15. <text:bookmark-start text:name="__DdeLink__1683_131861113"/>Conventionally, some of the layers have a specific purpose. In particular, layer zero is used for electrical schematics, layer 1for the copper soldering side, layer 2for the copper components side and layer 3for the silk-screen. The remaining layers do not have any pre-defined purpose and can be used freely. <text:bookmark-end text:name="__DdeLink__1683_131861113"/>Name and color of every layer can be specified using the menu “View/Layer”. From the same menu we can also select the layers that we want to see on screen or that we want to print.</text:p>
      <text:p text:style-name="P3">FidoCadJ允许最多16层，从0编号到15。系统指定了一些常规层，有着各自的作用。如，0层用于电路原理图；1层用于底层信号线层；2层用于顶层信号线层；3层用于丝印层。其它层没有预定义可以自由使用。使用菜单”View / Layer”可以指定各层的名称和颜色。同样，在此我们还可以选择哪些层可见或哪些层需要打印。</text:p>
      <text:p text:style-name="P3"/>
      <text:p text:style-name="P3"><text:bookmark-start text:name="__DdeLink__1691_131861113"/>The layers’ ordering is important, as layer with a lower number will be drawn first. That is, drawings on successive layers may cover the ones on lower layers.<text:bookmark-end text:name="__DdeLink__1691_131861113"/></text:p>
      <text:p text:style-name="P3">层的顺序是很重要的，较低数字的层号将先绘制。也就是，连续的层可能产生覆盖。</text:p>
      <text:p text:style-name="P3"/>
      <text:p text:style-name="P3">2.4 the grid</text:p>
      <text:p text:style-name="P3">2.4 网格</text:p>
      <text:p text:style-name="P3"/>
      <text:p text:style-name="P3"><text:bookmark-start text:name="__DdeLink__1694_131861113"/>The logic unit in FidoCadJ is 5mils (127 micron) and “half units" are not allowed, meaning that the coordinates of any graphic element must be integer numbers.<text:bookmark-end text:name="__DdeLink__1694_131861113"/> <text:bookmark-start text:name="__DdeLink__1697_131861113"/>This allows us to obtain a resolution sufficiently fine to draw an electrical schematic and the majority of PCBs.<text:bookmark-end text:name="__DdeLink__1697_131861113"/> However, for ease of drawing, the application allows us to set a coarser grid and force the mouse to align with the nearest point of the grid. <text:bookmark-start text:name="__DdeLink__1700_131861113"/>To enable this functionality there are two buttons, “Show Grid” and “Snap”, which allow toggling between visible/hidden grid and force the mouse cursor on the grid or let it move freely, respectively. The grid step can be chosen through a dialog window that can be accessed from the menu “View/Options”.<text:bookmark-end text:name="__DdeLink__1700_131861113"/></text:p>
      <text:p text:style-name="P3">FidoCadJ中的逻辑单元是5mil（127微米），半个单元是不允许的，这意味着任何图形元素的坐标必须是整数。这让我们获得了一个绘制原理图和大多数印制电路板的足够的分辨率。然而，为了便于绘图，应用程序允许我们设置一个粗糙的网格并迫使鼠标对齐到最近的网格点。激活此功能，有2个按钮”Show Grid”和”Snap”，分别对应允许切换可见/不可见网格，强制鼠标对齐到网格或使其自由。网格大小可以通过菜单”View / Options”打开的对话框进行选择。</text:p>
      <text:p text:style-name="P3"/>
      <text:p text:style-name="P3">2.5 a simple pcb</text:p>
      <text:p text:style-name="P3">2.5 一个简单的印制电路板</text:p>
      <text:p text:style-name="P3"/>
      <text:p text:style-name="P3">To practice what we learnt so far, We will see how to design a simple PCB. Unlike other software for electronic CAD which are very powerful but sometimes quite hard to manage, <text:bookmark-start text:name="__DdeLink__1841_1644561135"/>FidoCadJ provides in practice an electronic version of the good old R41 transfers. Obviously, working on a computer allows us to benefit from all the flexibility offered by the machine.<text:bookmark-end text:name="__DdeLink__1841_1644561135"/></text:p>
      <text:p text:style-name="P3">实践一下目前我们所学的东西，接着将看到如何设计一个简单的印制电路板。它不像其它的电子电路CAD软件那么强大，有时侯操作起来比较困难。FidoCadJ提供一个好的老式的R41转换来的电子版本进行实践。显然，使用计算机工作可以受益于机器提供的灵活性。</text:p>
      <text:p text:style-name="P3"/>
      <text:p text:style-name="P3">It must be noted that the design of a PCB, especially if this is a complex one, is not an easy task. <text:bookmark-start text:name="__DdeLink__1844_1644561135"/>The <text:bookmark-start text:name="__DdeLink__1850_1644561135"/>autoplacer<text:bookmark-end text:name="__DdeLink__1850_1644561135"/> and the autorouter features promise miracles on the publicity flyers from major CAD companies.<text:bookmark-end text:name="__DdeLink__1844_1644561135"/> <text:bookmark-start text:name="__DdeLink__1853_1644561135"/>There is no doubt that these are still a tasks where the user’s experience still plays an important role<text:bookmark-end text:name="__DdeLink__1853_1644561135"/>. <text:bookmark-start text:name="__DdeLink__1861_1644561135"/>FidoCadJ constitutes a very immediate and fast way to draw small PCBs on a DIY scale. We will see here how to draw a very simple, yet complete, one.<text:bookmark-end text:name="__DdeLink__1861_1644561135"/></text:p>
      <text:p text:style-name="P3">必须意识到设计一块印制电路板，特别是较复杂的那种，不是一件简单的工作。大多数CAD厂商的宣传单上宣称有自动布局和自动布线的功能。毫无疑问，这些仍然是用户体验的一大功能，发挥的重要的作用。FidoCadJ集成了一个非常直接和快速的方法，适用于绘制小规模自定比例的印制电路板。这里，我们将介绍如何绘制一个小型但完整的印制电路板。</text:p>
      <text:p text:style-name="P3"/>
      <text:p text:style-name="P3">（<text:bookmark-start text:name="__DdeLink__1867_1644561135"/>The reader will find their way through: a few scribbles made with paper and pencil (and a lot of <text:soft-page-break/>erasers) will result in time saved by obtaining a clear idea to be developed with the use of the computer.<text:bookmark-end text:name="__DdeLink__1867_1644561135"/>）</text:p>
      <text:p text:style-name="P3">（读者将会发现：开发实践中，使用计算机将比使用纸和笔（以及大量的橡皮擦）得到一个清晰思路的时间要短。）</text:p>
      <text:p text:style-name="P3"/>
      <text:p text:style-name="P3"><text:bookmark-start text:name="__DdeLink__1876_1644561135"/>I would suggest to start with a clear idea of where to place each component and how to draw all the tracks so that they will cross each other as less as possible .<text:bookmark-end text:name="__DdeLink__1876_1644561135"/></text:p>
      <text:p text:style-name="P3">我建议，开始时就要有一个清晰的元件布局和布线思路，这样它们才能尽可能少的交叉在一起。</text:p>
      <text:p text:style-name="P3"/>
      <text:p text:style-name="P3">Here we will cheat a little and we will start from the result we want to obtain, as shown in figure13. It is a simple common-emitter amplifier built around an NPN transistor, type BC547or similar. <text:bookmark-start text:name="__DdeLink__1893_1644561135"/>It will be useful to think of the board as it was transparent, by looking from the components side. For this purpose the silk-screen with the components drawing will be very useful, although probably we do not want to print it out onto the actual board for a DIY project.<text:bookmark-end text:name="__DdeLink__1893_1644561135"/></text:p>
      <text:p text:style-name="P3">这里我们稍微作弊一下，开始设计前我们先看下设计结果，见图13所示。是一个简单的共射极放大器，围绕一个NPN晶体管（BC547或类似型号）建立起来的电路。看着计算机的中的设计，想象出板子的实际样子会很有帮助。为此，有元件形状的丝印层非常有用，尽管可能对于这个示例工程来说不会用于制作实际的板子。</text:p>
      <text:p text:style-name="P3"/>
      <text:p text:style-name="P3">The first thing I would suggest to do is to place all the components as best as possible. In our example these would be the transistor (from the library “PCB footprints/3terminals semiconductors/TO92”), the resistors (“PCB footprints/Resistors/Resistor 1/4W0,4i”), and the electrolytic capacitors (“<text:bookmark-start text:name="__DdeLink__1902_1644561135"/>PCB footprints/Electrolytic capacitor/Vert. diam.5mm2.5mm pitch<text:bookmark-end text:name="__DdeLink__1902_1644561135"/>”). <text:bookmark-start text:name="__DdeLink__1906_1644561135"/>In order to delimitate the board, it may be useful to place an empty rectangle on the silk-screen layer (layer No.3)<text:bookmark-end text:name="__DdeLink__1906_1644561135"/>. <text:bookmark-start text:name="__DdeLink__1909_1644561135"/>To do so we can use the rectangle primitive making sure that we selected the appropriate layer first. We should get a result similar to the one shown in figure 14.<text:bookmark-end text:name="__DdeLink__1909_1644561135"/><text:note text:id="ftn7" text:note-class="footnote"><text:note-citation>7</text:note-citation><text:note-body><text:p text:style-name="Footnote">FidoCadJ is currently available in Italian, French, English, Spanish and German. It is quite easy to translate menus and commands, so if you would like to see FidoCadJ in your native language, please let me know! There is also work to be done to translate the libraries (at least the standard ones) and of course this manual.</text:p><text:p text:style-name="Footnote"><text:span text:style-name="T3"><text:s text:c="4"/></text:span>目前FidoCadJ有意大利语、法语、英语、西班牙语和德语。翻译菜单和命令的工作很简单，如果您想FidoCadJ运行您本地语言，请通知我！也有翻译库（至少是标准库）和翻译本文档的工作。</text:p></text:note-body></text:note></text:p>
      <text:p text:style-name="P3">我建议，第一件要做的事情就是尽可能的布置好元件。我们的示例中有晶体管（来自元件库”PCB footprints / 3terminals semiconductors / TO92”），电阻（”PCB footprints / Resistors / Resistor 1/4W0,4i”）和点解电容（”PCB footprints / Electrolytic capacitor / Vert. diam.5mm2.5mm pitch”）。为了界定板子的边界，有效的方法就是在丝印层（3层）放置一个不填充矩形。我们可以使用基元矩形，画之前注意已选择了相应的层。我们应该得到图14所示的结果。</text:p>
      <text:p text:style-name="P3"/>
      <text:p text:style-name="P3"><text:bookmark-start text:name="__DdeLink__1703_131861113"/>（图13）<text:bookmark-end text:name="__DdeLink__1703_131861113"/></text:p>
      <text:p text:style-name="P3">Figure13: <text:bookmark-start text:name="__DdeLink__1913_1644561135"/>A very simple amplifier stage using an NPN transistor connected in a common emitter configuration.<text:bookmark-end text:name="__DdeLink__1913_1644561135"/></text:p>
      <text:p text:style-name="P3">图13：一个简单的放大器，使用NPN晶体管组成的共射极电路实现。</text:p>
      <text:p text:style-name="P3"/>
      <text:p text:style-name="P3">（图14）</text:p>
      <text:p text:style-name="P3">Figure14: <text:bookmark-start text:name="__DdeLink__1916_1644561135"/>The most important devices are placed on the board.<text:bookmark-end text:name="__DdeLink__1916_1644561135"/></text:p>
      <text:p text:style-name="P3">图14：最重要的元件已布置到板上了。</text:p>
      <text:p text:style-name="P3"/>
      <text:p text:style-name="P3">We can then introduce the copper areas which will provide the positive and negative power supply. These are specified by drawing a polygon (using the poly line primitive) and double clicking inside the area in selection mode to tell FidoCadJ (through dialog box) that we want a filled polygon. Before placing the polygon, make sure that the current layer is the one where we want to place the copper area (layer No1, or copper solder side). <text:bookmark-start text:name="__DdeLink__1883_2095037107"/>The use of a filled area for the power supply lines may be useful to ensure that these connections will have <text:bookmark-start text:name="__DdeLink__1887_2095037107"/>a low <text:bookmark-start text:name="__DdeLink__1891_2095037107"/>stray inductance<text:bookmark-end text:name="__DdeLink__1887_2095037107"/><text:bookmark-end text:name="__DdeLink__1891_2095037107"/>.<text:bookmark-end text:name="__DdeLink__1883_2095037107"/> We should be able to reproduce the result shown in figure 15.</text:p>
      <text:p text:style-name="P3">接着我们介绍覆铜区域，它提供电源的正极和负极。它们是由画多边形（使用多边形基元）实现的，在选择模式时，双击多边形区域（通过对话框）设置填充多边形。在绘制多边形之前，确认下当前绘制层是底层信号线层（1层）。电源线使用填充区域是很有用的，可以确保这些连接有一个低的寄生电感。我<text:soft-page-break/>们可以看到结果如图15所示。</text:p>
      <text:p text:style-name="P3"/>
      <text:p text:style-name="P3">To complete the electrical connections we can use the PCB line primitive. I chose a track thickness of 10units (1.27mm), which helps the soldering process.</text:p>
      <text:p text:style-name="P3">完成电气连接，我们可以使用PCB line基元。选择信号线厚度为10个单位（1.27mm），这适于焊接工艺。</text:p>
      <text:p text:style-name="P3"/>
      <text:p text:style-name="P3">We realize that we need a few connectors: one for the input, one for the output and one for the power supply. <text:bookmark-start text:name="__DdeLink__1909_2095037107"/>We can use the footprint designed for a polyester capacitor. It will probably have the right dimensions.<text:bookmark-end text:name="__DdeLink__1909_2095037107"/> <text:bookmark-start text:name="__DdeLink__1914_2095037107"/>Let’s not forget that FidoCadJ is thought as a replacement for the transfers<text:bookmark-end text:name="__DdeLink__1914_2095037107"/>. . .</text:p>
      <text:p text:style-name="P3">我们意识到需要一些连接器：一个用于输入，一个用于输出，一个用于供电。我们使用聚酯电容的封装设计，可能有我们需要的规格。我们不要忘记，FidoCadJ是通过转换而来的。</text:p>
      <text:p text:style-name="P3"/>
      <text:p text:style-name="P3"><text:bookmark-start text:name="__DdeLink__1706_131861113"/>（图15）<text:bookmark-end text:name="__DdeLink__1706_131861113"/></text:p>
      <text:p text:style-name="P3">Figure15: Added the power supply connections using polygonal lines.</text:p>
      <text:p text:style-name="P3">图15：使用多边形连接电源供应。</text:p>
      <text:p text:style-name="P3"/>
      <text:p text:style-name="P3">（图16）</text:p>
      <text:p text:style-name="P3">Figure16: Added the remaining connections PCB tracks.</text:p>
      <text:p text:style-name="P3">图16：增加其它的印制电路板信号线。</text:p>
      <text:p text:style-name="P3"/>
      <text:p text:style-name="P3"><text:bookmark-start text:name="__DdeLink__1709_131861113"/>（图17）<text:bookmark-end text:name="__DdeLink__1709_131861113"/></text:p>
      <text:p text:style-name="P3">Figure17: The PCB almost completed.</text:p>
      <text:p text:style-name="P3">图17：印制电路板基本完成。</text:p>
      <text:p text:style-name="P3"/>
      <text:p text:style-name="P3">（图18）</text:p>
      <text:p text:style-name="P3">Figure18: The job completed with the silk-screen.</text:p>
      <text:p text:style-name="P3">图18：完成丝印层。</text:p>
      <text:p text:style-name="P3"/>
      <text:p text:style-name="P3">We can also place a “+” and a “−” on the copper layer and <text:bookmark-start text:name="__DdeLink__1920_2095037107"/>place a ceramic capacitor in parallel with the power supply.<text:bookmark-end text:name="__DdeLink__1920_2095037107"/> Let us put the writing on the top side as well. To write on the copper layer, after selecting the proper layer it will also be necessary to mirror all the writings. This is easily done within the usual properties dialog accessed by double-clicking on the string we want to modify when we are in selection mode. <text:bookmark-start text:name="__DdeLink__1923_2095037107"/>It will need a few tries to obtain the right dimensions for the characters. To give an idea it is useful to have a ratio of ¾ between the horizontal and the vertical dimensions of the characters.<text:bookmark-end text:name="__DdeLink__1923_2095037107"/> Figure17shows the result obtained using11units for the horizontal and18units for the vertical dimension of the text.</text:p>
      <text:p text:style-name="P3">我们也可以在底层信号线层放上”+”和”-”，在电源上并联一个陶瓷电容。我们也可以在顶端写些文字。写在底层信号线层，写完后需要翻转文本。这很简单，在选择模式下，双击文本弹出的属性对话框中设置。为得到合适的尺寸需要进行一些尝试，字符的水平尺寸和垂直尺寸的比例最好保持为3/4，这是非常好看的。图17结果中文本的水平尺寸为11个单位垂直尺寸为18个单位。</text:p>
      <text:p text:style-name="P3"/>
      <text:p text:style-name="P3">（Be careful with the track widths: something that looks like a motor-way on the screen will probably be a track so thin that will detach from the board during the soldering.）</text:p>
      <text:p text:style-name="P3">（小心处理信号线宽度：有时在屏幕上看起来很粗的信号线实际上很细，这样在焊接过程中很容易脱落。）</text:p>
      <text:p text:style-name="P3"/>
      <text:p text:style-name="P3">At this stage the only thing missing is the text with the name of each component, that can be placed on layer3(silk-screen). <text:bookmark-start text:name="__DdeLink__1932_2095037107"/>The program with the PCB completed is shown in Figure18<text:bookmark-end text:name="__DdeLink__1932_2095037107"/>.</text:p>
      <text:p text:style-name="P3">到此，还差一件事情没完成，为每个元件命名，这是绘制在3层（丝印层）的。完成印制电路板制作的程序如图18所示。</text:p>
      <text:p text:style-name="P3"/>
      <text:p text:style-name="P3"><text:bookmark-start text:name="__DdeLink__1937_2095037107"/>Once the drawing is completed, we will probably need to print it either on a transparency to use it with a printing box or to use it with other methods such as the “Press&amp;Peel”.<text:bookmark-end text:name="__DdeLink__1937_2095037107"/> To do so we need to make invisible all the layers that we do not want to print. This is done from the dialog window accessed from the menu “<text:bookmark-start text:name="__DdeLink__1941_2095037107"/>Vista/Layer<text:bookmark-end text:name="__DdeLink__1941_2095037107"/>”. In our case it will be sufficient to hide the layer 3containing the silk-screen. The program will show the copper layer only.</text:p>
      <text:p text:style-name="P3"><text:soft-page-break/>一旦绘制完成，我们可能需要使用印刷框一层层的打印或以其它方式使用它，例如”压制或剥离”。要这样做的话，我们需要把不需要打印的页设置成不可见。这可以通过菜单“Vista/Layer”打开对话框进行设置。我们示例中，我们隐藏了3层的丝印层。程序将只显示底层信号线层了。</text:p>
      <text:p text:style-name="P3"/>
      <text:p text:style-name="P3">（图19）</text:p>
      <text:p text:style-name="P3">Figure19: The PCB, as it appears when printed (mirrored) on a ISO-UNI A4sheet.</text:p>
      <text:p text:style-name="P3">图19：印制电路板在ISO-UNI A4纸上翻转打印的效果。</text:p>
      <text:p text:style-name="P3"/>
      <text:p text:style-name="P3">We will then print everything that is shown on the screen (<text:bookmark-start text:name="__DdeLink__1946_2095037107"/>obviously NOT adapted to the size of the page, as we want to have the dimensions set in the drawing<text:bookmark-end text:name="__DdeLink__1946_2095037107"/>), <text:bookmark-start text:name="__DdeLink__1948_2095037107"/>taking care of selecting the black and white printing to ensure the maximum contrast.<text:bookmark-end text:name="__DdeLink__1948_2095037107"/> It may be useful to mirror the whole drawing, <text:bookmark-start text:name="__DdeLink__1951_2095037107"/>depending on the technique chosen for the production of the PCB<text:bookmark-end text:name="__DdeLink__1951_2095037107"/>. Since our PCB is quite small, in its real dimensions it will occupy only a small corner of the sheet (assuming a standard ISO-UNI A4), as we can see in Figure19.</text:p>
      <text:p text:style-name="P3">然后我们可以打印屏幕上看到的所有的东西（很明显，不适合纸张的大小，我们希望可以设置图纸的尺寸），小心选择黑白打印，得到最大的对比度。翻转整张图纸可能会有用，根据制造印制电路板使用的技术。由于我们的PCB很小，实际尺寸只占了整张纸（标准ISO-UNI A4纸）的一个小角落，从图19可以看出。</text:p>
      <text:p text:style-name="P3"/>
      <text:p text:style-name="P3"><text:bookmark-start text:name="__DdeLink__1959_2095037107"/>For information, below is the code generated for the PCB of the example above (be careful with long lines!):<text:bookmark-end text:name="__DdeLink__1959_2095037107"/></text:p>
      <text:p text:style-name="P3">下面是我们上面示例的PCB生成的绘图代码（注意长的行）信息。</text:p>
      <text:p text:style-name="P3"/>
      <text:p text:style-name="P3">（FIDOCADJ绘图代码）</text:p>
      <text:p text:style-name="P3"/>
      <text:p text:style-name="P3">（图20）</text:p>
      <text:p text:style-name="P3">Figure20: Left click and drag to activate the FidoCadJ ruler.</text:p>
      <text:p text:style-name="P3">图20：鼠标右键点击并拖拉，会出现FidoCadJ标尺。</text:p>
      <text:p text:style-name="P3"/>
      <text:p text:style-name="P3">2.6 using the ruler</text:p>
      <text:p text:style-name="P3">2.6 使用标尺</text:p>
      <text:p text:style-name="P3"/>
      <text:p text:style-name="P3">When drawing a PCB, it is often useful to measure distances in the working area. For example, you can check a track width, the clearance between two tracks or the total size of a card. FidoCadJ offers (from version0.23.2) a ruler feature which allows you to easily perform those tasks. Just right click and drag. You should obtain a green ruler, like the one shown in figure 20. If the right click and drag action is not used in your operating system, you can alternatively left click and drag while pressing theShift key. The total length measured is shown in FidoCadJ logical units as well as in millimeter. This is useful when the drawing is printed in the 1:1 mode (such as for PCB’s).</text:p>
      <text:p text:style-name="P3">当绘制一块印制电路板时，经常需要在工作区测量尺寸。例如，你需要看下信号线宽度、两条信号线之间的间隔或板卡的尺寸。FidoCadJ（从版本.023.2开始）提供一个很具特色的标尺，让你很容易做这些事情。只需要鼠标右键点击并拖拉，你就可以得到一个绿色的标尺，就像图20所示的那样。如果你的系统不能使用右键点击和拖拉，你也可以按住shift键的同时鼠标左键点击并拖拉。显示的长度值是FidoCadJ的逻辑单位，也有毫米值。这在1:1模式绘制印制板时很有用（例如PCB）。</text:p>
      <text:p text:style-name="P3"/>
      <text:p text:style-name="P3">（图21）</text:p>
      <text:p text:style-name="P3">Figure21: An electrical drawing (<text:bookmark-start text:name="__DdeLink__1979_2095037107"/>an <text:bookmark-start text:name="__DdeLink__1987_2095037107"/><text:bookmark-start text:name="__DdeLink__1982_2095037107"/><text:bookmark-start text:name="__DdeLink__1994_2095037107"/>Antoniou<text:bookmark-end text:name="__DdeLink__1982_2095037107"/><text:bookmark-end text:name="__DdeLink__1994_2095037107"/>’s <text:bookmark-start text:name="__DdeLink__2000_2095037107"/>GIC<text:bookmark-end text:name="__DdeLink__1979_2095037107"/><text:bookmark-end text:name="__DdeLink__1987_2095037107"/><text:bookmark-end text:name="__DdeLink__2000_2095037107"/>) in which some FidoCadJ extensions have been used.</text:p>
      <text:p text:style-name="Standard"><text:span text:style-name="T1">图21：一张电路图（</text:span><text:span text:style-name="T7">Antoniou</text:span><text:span text:style-name="T8">通用阻抗转换器（</text:span><text:span text:style-name="T6">GIC</text:span><text:span text:style-name="T8">）</text:span><text:span text:style-name="T1">），其中用到一些FidoCadJ的扩展。</text:span></text:p>
      <text:p text:style-name="P3"/>
      <text:p text:style-name="P3">（图22）</text:p>
      <text:p text:style-name="P3">Figure22: The parameter window of the Bézier curve shown used in the schematics of figure21</text:p>
      <text:p text:style-name="P3">图22：图21中原理图中贝塞尔曲线的参数窗口。</text:p>
      <text:p text:style-name="P3"/>
      <text:p text:style-name="P3">2.7 arrow and stroke styles</text:p>
      <text:p text:style-name="P3">2.7 箭头和线条样式</text:p>
      <text:p text:style-name="P3"/>
      <text:p text:style-name="P3"><text:soft-page-break/>Starting from FidoCadJ version0.23, the software allows to draw arrow heads at the beginning and at the end of lines and Bézier curves. FidoCadJ allows you to specify whether the arrow should be at the beginning or at the end of an element (or both), and offers you a few different arrow styles.</text:p>
      <text:p text:style-name="P3">运行FicoCadJ版本0.23，可以在画贝塞尔曲线的始端和末端画箭头。FidoCadJ允许你指定元件的始端、末端或两端是否要显示箭头，并且提供一些不同箭头样式选择。</text:p>
      <text:p text:style-name="P3"/>
      <text:p text:style-name="P3"><text:bookmark-start text:name="__DdeLink__2010_2095037107"/>A few stroke styles are now available for technical or mechanical drawings.<text:bookmark-end text:name="__DdeLink__2010_2095037107"/> Figure21 shows an example in which an electrical circuit (a GIC) is enclosed in a dashed rectangle. An arrow at the end of a Bézier curve is also being used. By doing double-click on this element, FidoCadJ shows a parameter window which should be similar to the one shown in figure22. You can notice that the option box “Arrow at start” has been checked. <text:bookmark-start text:name="__DdeLink__2015_2095037107"/>FidoCadJ will thus trace an arrowhead by taking care of his orientation<text:bookmark-end text:name="__DdeLink__2015_2095037107"/>. <text:bookmark-start text:name="__DdeLink__2018_2095037107"/>There are several different drawing styles for the arrow as well for dashing . You may try to play a little bit with them to appreciate their differences.<text:bookmark-end text:name="__DdeLink__2018_2095037107"/></text:p>
      <text:p text:style-name="P3">技术或机械图纸中也需要用到一些线条样式。图21显示了电路图（GIC）位于一个虚线框中的示例。还用到一条带箭头的贝塞尔曲线。双击这些元件，FidoCadJ显示参数窗口，样子类似于图22所示。你会看到选项框“Arrow at start”被勾选了。FidoCadJ将在它的绘制方向上放一个箭头。有好几种箭头样式，线条也有好几种样式。你可以尝试一下了解它们之间的差别。</text:p>
      <text:p text:style-name="P3"/>
      <text:p text:style-name="P3">The possibility of choosing a dashing style and putting arrowheads was not comprised in the original FidoCad format. <text:bookmark-start text:name="__DdeLink__2026_2095037107"/>This unfortunately means that FidoCadJ drawings using those functionalities are not completely backward compatible with FidoCad per Windows<text:bookmark-end text:name="__DdeLink__2026_2095037107"/>. When you do chose to use a FidoCadJ extension, you need to know what you are doing. If you need to have a complete FidoCad compatibility, you can activate the option “<text:bookmark-start text:name="__DdeLink__2029_2095037107"/>Strict FidoCad compatibility<text:bookmark-end text:name="__DdeLink__2029_2095037107"/>” in the “<text:bookmark-start text:name="__DdeLink__2032_2095037107"/>FidoCadJ extensions<text:bookmark-end text:name="__DdeLink__2032_2095037107"/>” tab of the “<text:bookmark-start text:name="__DdeLink__2035_2095037107"/>FidoCadJ preferences<text:bookmark-end text:name="__DdeLink__2035_2095037107"/>” window. In this way, the program will not allow you to introduce graphical elements which would give compatibility problems with FidoCad. If you need more details about the compatibility of the new graphical elements with FidoCad, have a look at section3.4.</text:p>
      <text:p text:style-name="P3">可以选择线条样式和放置箭头的功能与原FidoCad格式不兼容。这个意味着使用这些功能不能向后兼容Windows上的FidoCad。当你使用FidoCadJ扩展时，你需要知道你正在做的。如果你需要与FidoCad兼容，你要激活选项“Strict FidoCad compatibility”，在“FidoCadJ preferences”窗口的“FidoCadJ extensions”标签页。通过这种方法，程序将不会允许你使用引起与FidoCad兼容问题的图形元件了。如果你想要更多的了解新图形元素与FidoCad的兼容性，请参考3.4章节。</text:p>
      <text:p text:style-name="P3"/>
      <text:p text:style-name="P3">2.8 exporting</text:p>
      <text:p text:style-name="P3">2.8 输出</text:p>
      <text:p text:style-name="P3"/>
      <text:p text:style-name="P3"><text:bookmark-start text:name="__DdeLink__2041_2095037107"/>One of the most important thing to me about FidoCadJ is the possibility to create simple schematics for typographic use. <text:bookmark-end text:name="__DdeLink__2041_2095037107"/><text:bookmark-start text:name="__DdeLink__2050_2095037107"/>For this reason I introduced a feature that allows the exportation of drawings through a number of different file formats.<text:bookmark-end text:name="__DdeLink__2050_2095037107"/></text:p>
      <text:p text:style-name="P3">在我看来FidoCadJ最重要的可能就是创建简单原理图的排版来使用。为此，我引入了一个功能，可以输出不同文件格式的图纸。</text:p>
      <text:p text:style-name="P3"/>
      <text:p text:style-name="P3">To export the current drawing, select the command “Export” from the menu “File”. The Table2 shows a list of graphic file formats currently available. For every file format, the Table (but also the export dialog in FidoCadJ) specifies whether it is vectorial or bitmap. <text:bookmark-start text:name="__DdeLink__2056_2095037107"/>Whenever possible it is better to choose a vectorial format to obtain the best results<text:bookmark-end text:name="__DdeLink__2056_2095037107"/>.<text:note text:id="ftn8" text:note-class="footnote"><text:note-citation>8</text:note-citation><text:note-body><text:p text:style-name="Footnote">The code structure of FidoCadJ allows the addition of other file format quite easily. Please contact me if you like to participate to the project.</text:p><text:p text:style-name="Footnote"><text:span text:style-name="T3"><text:s text:c="4"/></text:span>FidoCadJ结构允许加入其它文件格式，并且很方便。如果你想加入开发项目请联系我。</text:p></text:note-body></text:note></text:p>
      <text:p text:style-name="P3">从菜单中选择命令”Export”即可输出当前图纸。表2显示一张可输出图形文件格式的列表。表中的每个文件格式（也是FidoCadJ输出对话框中的格式）指出它是矢量图或位图。只要可以，最好选择矢量图格式输出，以获得最佳效果。</text:p>
      <text:p text:style-name="P3"/>
      <text:p text:style-name="P3">（A vectorial format stores the primitives that compose the drawing. A bitmap format works on a matrix of pixels.）</text:p>
      <text:p text:style-name="P3">（矢量格式存储图纸组成的元件。位图格式保存为像素矩阵）</text:p>
      <text:p text:style-name="P3"/>
      <text:p text:style-name="P3">For the bitmap file formats it may be useful to enable the option “<text:bookmark-start text:name="__DdeLink__2063_2095037107"/>Anti aliasing<text:bookmark-end text:name="__DdeLink__2063_2095037107"/>”, <text:bookmark-start text:name="__DdeLink__2067_2095037107"/>to reduce the annoying <text:soft-page-break/>effect of the quantization, visible especially on diagonal lines.<text:bookmark-end text:name="__DdeLink__2067_2095037107"/> The resolution and the “<text:bookmark-start text:name="__DdeLink__2072_2095037107"/>Anti aliasing<text:bookmark-end text:name="__DdeLink__2072_2095037107"/>” options are not used when exporting to a vectorial file format. In this case, you may instead specify a scaling factor.</text:p>
      <text:p text:style-name="P3">保存为位图文件格式时选择”Anti aliasing”会很有用，可以减少恼人的量化效果，特别是对于斜线可见。分辨率和“Anti aliasing”选项在输出矢量格式文件时没有。这时，你要指定比例因子。</text:p>
      <text:p text:style-name="P3"/>
      <text:p text:style-name="P3">The option “<text:bookmark-start text:name="__DdeLink__2080_2095037107"/>Black&amp;White<text:bookmark-end text:name="__DdeLink__2080_2095037107"/>” allows the printing of any visible layer in solid black. <text:bookmark-start text:name="__DdeLink__2086_2095037107"/>This is important for the preparation of films to be used for typographic purposes or with a printing box<text:bookmark-end text:name="__DdeLink__2086_2095037107"/>.</text:p>
      <text:p text:style-name="P3">选项”Black&amp;White”允许用纯黑色打印任何可见层。这对于预备影片很重要，用于印刷或带一个印刷盒。</text:p>
      <text:p text:style-name="P3"/>
      <text:p text:style-name="P3">2.9 command line options</text:p>
      <text:p text:style-name="P3">2.9 命令行选项</text:p>
      <text:p text:style-name="P3"/>
      <text:p text:style-name="P3">The application is distributed as a file.jar, which is a Java archive.<text:note text:id="ftn9" text:note-class="footnote"><text:note-citation>9</text:note-citation><text:note-body><text:p text:style-name="Footnote">Except for the Macintosh version, which is a stand alone application.</text:p><text:p text:style-name="Footnote"><text:span text:style-name="T3"><text:s text:c="4"/></text:span>输出苹果机版本时，这是个独立的应用程序。</text:p></text:note-body></text:note> In many operating systems, to run the application it should be enough to double-click on the file, provided that a recent version of Java is installed on the machine. Using Sun’s terminology, the so called JRE, or the Java Runtime Environment, is all that is needed to run a program written in Java (but not to write it: in that case the SDK would be necessary. . . ). The minimum Java version needed to run FidoCadJ is the 1.4, which has been around for a few years now.</text:p>
      <text:p text:style-name="P3">应用程序以.jar文件发布，这是Java的档案文件。在多数操作系统上，如果机器上安装了Java的最新版本，只要对文件双击即可运行。引用Sun的术语，称为JRE，或Java运行环境，运行Java程序（不是编写Java程序，那需要SDK...）只需要这个就可以了。运行FidoCadJ至少需要Java1.4版本，出来了大约有好几年了。</text:p>
      <text:p text:style-name="P3"/>
      <text:p text:style-name="P3">In some cases, it may be useful to run FidoCadJ from a command line (the terminal in the Unix systems, or the MS-DOS Prompt in Windows). To do so, it is sufficient to run the command java, with the option -jar:</text:p>
      <text:p text:style-name="P3">某些情况，从命令行（Unix系统中的终端或Windows系统的MS-DOS提示符）运行FidoCadJ会很有用。要从命令行启动，只需要运行带-jar选项的java命令。</text:p>
      <text:p text:style-name="P3"/>
      <text:p text:style-name="P3">java -jar fidocadj.jar</text:p>
      <text:p text:style-name="P3"/>
      <text:p text:style-name="P3">If a file is specified in the command line, FidoCadJ will try to open it. For example (on a Unix machine):</text:p>
      <text:p text:style-name="P3">如果命令行中指定一个文件，FidoCadJ将打开它，例如（在Unix机器上）：</text:p>
      <text:p text:style-name="P3"/>
      <text:p text:style-name="P3">java -jar fidocadj.jar ~/FidoCadJ/test.fcd</text:p>
      <text:p text:style-name="P3"/>
      <table:table table:name="表格2" table:style-name="表格2">
        <table:table-column table:style-name="表格2.A"/>
        <table:table-column table:style-name="表格2.B"/>
        <table:table-row>
          <table:table-cell table:style-name="表格2.A1" office:value-type="string">
            <text:p text:style-name="P9">Format</text:p>
            <text:p text:style-name="P9">格式</text:p>
          </table:table-cell>
          <table:table-cell table:style-name="表格2.B1" office:value-type="string">
            <text:p text:style-name="P9">Comment</text:p>
            <text:p text:style-name="P9">介绍</text:p>
          </table:table-cell>
        </table:table-row>
        <table:table-row>
          <table:table-cell table:style-name="表格2.A2" office:value-type="string">
            <text:p text:style-name="P9">JPG</text:p>
          </table:table-cell>
          <table:table-cell table:style-name="表格2.B2" office:value-type="string">
            <text:p text:style-name="P9">Very diffused bitmap format. Since the compression used is lossy, it is not suitable to for exporting FidoCadJ schematics. It is made available due to its diffusion.</text:p>
            <text:p text:style-name="P9">很常用的位图格式。由于它是有损压缩，不适合输出FidoCadJ原理图。因为常用所以把它加了进来。</text:p>
          </table:table-cell>
        </table:table-row>
        <table:table-row>
          <table:table-cell table:style-name="表格2.A2" office:value-type="string">
            <text:p text:style-name="P9">PNG</text:p>
          </table:table-cell>
          <table:table-cell table:style-name="表格2.B2" office:value-type="string">
            <text:p text:style-name="P9">Compressed bitmap format, suitable for exporting schematics. This is probably the best way to export a FidoCadJ drawing when a vectorial format cannot be used.</text:p>
            <text:p text:style-name="P9">压缩的位图格式，适合用于输出原理图。当矢量图不能使用时，这可能是FidoCadJ图纸输出的最好方式。</text:p>
          </table:table-cell>
        </table:table-row>
        <table:table-row>
          <table:table-cell table:style-name="表格2.A2" office:value-type="string">
            <text:p text:style-name="P9">SVG</text:p>
          </table:table-cell>
          <table:table-cell table:style-name="表格2.B2" office:value-type="string">
            <text:p text:style-name="P9">W3C standard vectorial format. Some internet browsers (such as <text:bookmark-start text:name="__DdeLink__2103_2095037107"/>the recent versions of Safari<text:bookmark-end text:name="__DdeLink__2103_2095037107"/>) allow its visualization within a web page. <text:bookmark-start text:name="__DdeLink__2107_2095037107"/>Very good format for graphics and schematics, it enables the use in applications such as Inkscape to modify the drawings made with FidoCadJ.<text:bookmark-end text:name="__DdeLink__2107_2095037107"/> <text:bookmark-start text:name="__DdeLink__2112_2095037107"/>There are currently some limitations with the exportation of rotated and mirrored text.<text:bookmark-end text:name="__DdeLink__2112_2095037107"/></text:p>
            <text:p text:style-name="P9">W3C（万维网联盟）标准矢量格式。一些因特网浏览器（例如最新版的Safari，苹果系统的<text:soft-page-break/>因特网浏览器）允许它在网页中可见。非常好的图形和图表格式，它允许使用应用程序例如lnkscape修改FidoCadJ制作的图纸。目前对输出旋转和翻转的文本有些限制。</text:p>
          </table:table-cell>
        </table:table-row>
        <table:table-row>
          <table:table-cell table:style-name="表格2.A2" office:value-type="string">
            <text:p text:style-name="P9">EPS</text:p>
          </table:table-cell>
          <table:table-cell table:style-name="表格2.B2" office:value-type="string">
            <text:p text:style-name="P9"><text:bookmark-start text:name="__DdeLink__2115_2095037107"/>Encapsulated Postscript vectorial format<text:bookmark-end text:name="__DdeLink__2115_2095037107"/>. <text:bookmark-start text:name="__DdeLink__2117_2095037107"/>Very useful to those who use professional graphics applications, or want to use a FidoCadJ drawing in a LaTeX document.<text:bookmark-end text:name="__DdeLink__2117_2095037107"/> The drawings exportation should be fully working. This is the option used to obtain Figure13, page 13in this manual (passing through a pdfconversion, since I usepdfLaTeX).</text:p>
            <text:p text:style-name="Table_20_Contents"><text:span text:style-name="T1">EPS（</text:span><text:span text:style-name="T10">被封装的</text:span><text:span text:style-name="T9">PostScript</text:span> <text:span text:style-name="T1">）矢量格式。对那些使用专业图形应用程序的人或那些想把FidoCadJ图纸用于LaTeX文档的人很有用。</text:span></text:p>
          </table:table-cell>
        </table:table-row>
        <table:table-row>
          <table:table-cell table:style-name="表格2.A2" office:value-type="string">
            <text:p text:style-name="P9">PGF</text:p>
          </table:table-cell>
          <table:table-cell table:style-name="表格2.B2" office:value-type="string">
            <text:p text:style-name="P9">Vectorial format to be used directly in a LaTeX document, when using the pgf package, available in the CTAN archive. <text:bookmark-start text:name="__DdeLink__2122_2095037107"/>This exportation option was thought in particular to export schematics and uses an easily editable script.<text:bookmark-end text:name="__DdeLink__2122_2095037107"/> The text attributes will not be translated. This allows the introduction of LaTeX code directly into the drawing and it is the technique used in this manual to obtain Figure 7, page8.</text:p>
            <text:p text:style-name="P9">使用CTAN的pgf包的LaTeX文档中直接使用的矢量格式，这个输出格式认为是特别适合输出原理图和可使用的简单可编辑脚本。不需要对文本进行转换。这个格式可以在LaTeX代码中加入图纸，本手册的第8页图7就使用了该技术。</text:p>
          </table:table-cell>
        </table:table-row>
        <table:table-row>
          <table:table-cell table:style-name="表格2.A2" office:value-type="string">
            <text:p text:style-name="P9">SCR</text:p>
          </table:table-cell>
          <table:table-cell table:style-name="表格2.B2" office:value-type="string">
            <text:p text:style-name="P9">Starting from version0.21, FidoCadJ allows the exportation of a drawing to a script that can be imported in CadSoft Eagle. To use this feature, it is necessary to install the library FidoCadJLIB .lbr into the directory lbr of the current installation of Eagle. The library can be downloaded from FidoCadJ’s website. <text:bookmark-start text:name="__DdeLink__2367_439447696"/>At the time of writing, this option works only with schematics containing only the most common symbols.<text:bookmark-end text:name="__DdeLink__2367_439447696"/> Some drawing elements such as pads and tracks are not available yet. These will not be exported to the Eagle script.</text:p>
            <text:p text:style-name="P9">从版本0.21开始，FidoCadJ可以输出脚本格式的图纸，这就可以被CadSoft的Eagle使用了。使用该功能，需要在当前安装的Eagle的lbr文件夹中加入FidoCadJLIB.lbr库。该库可以从FicoCadJ的网站上下载。在写这篇手册时，该功能还只能针对包含常见符号的原理图。比如对于绘图元素焊盘和信号线还不能输出，这些不可以输出成Eagle脚本。</text:p>
          </table:table-cell>
        </table:table-row>
      </table:table>
      <text:p text:style-name="P3"/>
      <text:p text:style-name="P3">Table2: List of all the export file formats available in FidoCadJ.</text:p>
      <text:p text:style-name="P3">表2：FidoCadJ输出文件格式列表。</text:p>
      <text:p text:style-name="P3"/>
      <text:p text:style-name="P3">FidoCadJ will be run and it will try to open the file <text:bookmark-start text:name="__DdeLink__2387_439447696"/>~/FidoCadJ/test.fcd<text:bookmark-end text:name="__DdeLink__2387_439447696"/> (provided that this exists).</text:p>
      <text:p text:style-name="P3">FidoCadJ将运行并且试着打开文件~/FidoCadJ/test.fcd（假如该文件存在）。</text:p>
      <text:p text:style-name="P3"/>
      <text:p text:style-name="P3">There are some other interesting things FidoCadJ can do. Option -h shows a listing of the FidoCadJ options:</text:p>
      <text:p text:style-name="P3">FidoCadJ还有其它有趣的东西呢，选项-h显示FidoCadJ的选项信息。</text:p>
      <text:p text:style-name="P3"/>
      <text:p text:style-name="P3">（FidoCaDJ选项信息）</text:p>
      <text:p text:style-name="P3"/>
      <text:p text:style-name="P3">The most simple option is -n, with which the software. . . does nothing, i.e. it does not activate the GUI and just exits. In this case, the Java environment variable java.awt.headless is set to true. <text:bookmark-start text:name="__DdeLink__2397_439447696"/>Obviously,</text:p>
      <text:p text:style-name="P3">this option is not so much useful alone, but it will be precious when using in combination with other functionalities we are about to describe<text:bookmark-end text:name="__DdeLink__2397_439447696"/>. Option -d allows to specify the directory where FidoCadJ will seek for libraries to be loaded at startup. Option -c allows to <text:bookmark-start text:name="__DdeLink__2405_439447696"/>make FidoCadJ convert a FidoCad file (which must be specified) into an image in a vector or raster format.<text:bookmark-end text:name="__DdeLink__2405_439447696"/> This can be very useful, as FidoCadJ can be used as a converter in a non interactive way (along with the -n option)</text:p>
      <text:p text:style-name="P3">最简单的选项-n，软件什么都不做...例如它不激活GUI只是存在。这是，Java的环境变量java.awt.headless设置为true。很明显，单独使用该选项没什么意义，它将用于和我们描述的其它功能组合使用的。选项-d指定FidoCadJ在启动时查找的加载库的文件夹。选项-c允许你使用FidoCadJ把FidoCad文件（必须指定）转换成一张矢量格式或光栅格式的图片。这将很有用，因为FidoCadJ可以作为转换器，不需要交互（与-n选项一起使用）。</text:p>
      <text:p text:style-name="P3"/>
      <text:p text:style-name="P3">We can thus have a look at the first example given in the help:</text:p>
      <text:p text:style-name="P3">我们可以看下第一个示例，帮助我们理解。</text:p>
      <text:p text:style-name="P3"/>
      <text:p text:style-name="P3"><text:soft-page-break/>java -jar fidocadj.jar -n -c 800 600 png out1.png test1.fcd</text:p>
      <text:p text:style-name="P3"/>
      <text:p text:style-name="P3">FidoCadJ will run without activating the GUI and will export in the png format <text:span text:style-name="T4">the file test1.fcd</text:span>. The output file will be called out1.png and will have a 800x600 pixel size. There is an alternative version of the -c option, which will allow to specify how many pixels should be used to convert one logical unit. Since FidoCadJ does not deal with half units (they are all specified by integers), by choosing, let’s say, two pixels per logical unit ensures that schematics will be always understandable (even if probably a little bit small). You can use non integer conversion factors. To know the total size (in logical units) of a schematic, you can use the -s option. Remember anyway that, during the exports, FidoCadJ adds always a 6 logical units margin to the size calculated from the circuit.</text:p>
      <text:p text:style-name="P3">FidoCadJ将运行但不激活GUI，并从test1.fcd输出png格式的文件。输出文件名称为out1.png，像素大小为800×600。有另一个与-c选项功能类似的选项，它允许指定转换时一个逻辑单位对应多少个像素。由于FidoCadJ不能处理半像素（必须指定为整数），经过考虑，假设一个逻辑单位对应2个像素，保证原理图总是能理解（尽管可能有点小）。你也可以使用非整数转换参数。要知道原理图的总大小（逻辑单位），你可以使用-s选项。记住，不管哪种方式，转换时，FidoCadJ总是在电路图的边缘加入6个逻辑单位。</text:p>
      <text:p text:style-name="P3"/>
      <text:p text:style-name="P3">Another interesting option, <text:bookmark-start text:name="__DdeLink__2423_439447696"/>although a feature due to Java more than FidoCadJ, is the possibility to modify the look of the application (in the jargon of Java called <text:bookmark-start text:name="__DdeLink__2436_439447696"/><text:bookmark-start text:name="__DdeLink__2432_439447696"/><text:bookmark-start text:name="__DdeLink__2428_439447696"/>look &amp; feel<text:bookmark-end text:name="__DdeLink__2436_439447696"/><text:bookmark-end text:name="__DdeLink__2432_439447696"/><text:bookmark-end text:name="__DdeLink__2428_439447696"/>).<text:bookmark-end text:name="__DdeLink__2423_439447696"/> You can choose the look&amp;feel that you like without modifying a single line of code. <text:bookmark-start text:name="__DdeLink__2441_439447696"/>Here is something that Linux users appreciate, the GTK+ look:<text:bookmark-end text:name="__DdeLink__2441_439447696"/></text:p>
      <text:p text:style-name="P3">另一个有趣的选项，虽然这主要是Java的特性而非FidoCadJ的，就是可能修改应用程序的外观（Java称之为look &amp; feel）。你可以选择你喜欢的look &amp; feel，而不需要修改一行代码。这里有些Linux用户使用的外观，GTK+look。</text:p>
      <text:p text:style-name="P3"/>
      <text:p text:style-name="P3">（图23）</text:p>
      <text:p text:style-name="P3">Figure23: The appearance of the program on MacOSX, using the Motif look &amp; feel.</text:p>
      <text:p text:style-name="P3">图23：在MaxOSX上程序的外观，使用Motif的look&amp;feel</text:p>
      <text:p text:style-name="P3"/>
      <text:p text:style-name="P3">java -Dswing.defaultlaf=com.sun.java.swing.plaf.gtk.GTKLookAndFeel -jar fidocadj.jar</text:p>
      <text:p text:style-name="P3"/>
      <text:p text:style-name="P3">There is also the classic Motif look &amp; feel, shown in Figure23<text:note text:id="ftn10" text:note-class="footnote"><text:note-citation>10</text:note-citation><text:note-body><text:p text:style-name="Footnote"><text:bookmark-start text:name="__DdeLink__2451_439447696"/>This style may somehow shock those well acquainted with very refined graphical interfaces such as Aqua, with MacOSX.<text:bookmark-end text:name="__DdeLink__2451_439447696"/> <text:bookmark-start text:name="__DdeLink__2456_439447696"/>However, I saw a few years ago a synchrotron control system which had a graphical interface based on Motif. Pretty though stuff<text:bookmark-end text:name="__DdeLink__2456_439447696"/>!</text:p><text:p text:style-name="Footnote"><text:s text:c="4"/>MacOSX上的这种风格可能会令那些熟悉非常优雅的图形接口的用户感到莫名其妙得吃惊，例如Aqua。然而，几年前我看到了基于Motif的图形界面上的同步控制系统。异常的漂亮!</text:p></text:note-body></text:note>:</text:p>
      <text:p text:style-name="P3">这里也有个经典的Motif的look&amp;feel，显示在图23。</text:p>
      <text:p text:style-name="P3"/>
      <text:p text:style-name="P3">java -Dswing.defaultlaf=com.sun.java.swing.plaf.motif.MotifLookAndFeel -jar fidocadj.jar</text:p>
      <text:p text:style-name="P3"/>
      <text:p text:style-name="P3">Obviously, the commands listed above are meant to be sent from a terminal, making sure that the current directory contains the file fidocad.jar and writing everything on the same line.</text:p>
      <text:p text:style-name="P3">很明显，上面列出的命令需要在终端中输入，确保在文件fidocad.jar的目录，在一行中输入。</text:p>
      <text:p text:style-name="P3"/>
      <text:p text:style-name="P3">2.10 libraries management</text:p>
      <text:p text:style-name="P3">2.10 库管理</text:p>
      <text:p text:style-name="P3"/>
      <text:p text:style-name="P3">The program allows us to specify a directory in which all the library files are placed (extension.fcl). This can be done through the menu “View/Options”. If a file named FCDstdlib.fcl is present, its content will supersede the standard library directly available in the application. Analogously, if a file named PCB.fcl is present, its content will replace the PCB library<text:note text:id="ftn11" text:note-class="footnote"><text:note-citation>11</text:note-citation><text:note-body><text:p text:style-name="Footnote">Pay attention to the use of capital letters, in particular if your operating system distinguish uppercase and lowercase letters in the files management.</text:p><text:p text:style-name="Footnote"><text:span text:style-name="T3"><text:s text:c="4"/></text:span>注意使用大写字母，特别是你的系统的文件管理是区分字母大小写的。</text:p></text:note-body></text:note>. Other files with .fcl extension are considered as add-on libraries and loaded together with the standard library. This is done at start time, which means that any modification will take effect when the application is restarted. From version 0.23, thanks to <text:soft-page-break/>Roby IZ1CYN, I could include the IHRaM 3.0 library directly inside the FidoCadJ distribution. <text:bookmark-start text:name="__DdeLink__2472_439447696"/>I have done this because among all the libraries I have seen, this one has appeared to be one of the most complete and rationally constructed.<text:bookmark-end text:name="__DdeLink__2472_439447696"/> <text:bookmark-start text:name="__DdeLink__2477_439447696"/>Exactly as it happens for the other libraries embedded in FidoCadJ, if there is a file called IHRAM.FCL in the current library search path, this one will be loaded at the place of the version embedded in the program.<text:bookmark-end text:name="__DdeLink__2477_439447696"/> You also have an electrical symbols library whose file is called elettrotecnica.fcl.</text:p>
      <text:p text:style-name="P3">程序允许我们指定库文件（扩展名为.fcl）的存放目录。可以通过菜单“View/Option”设置。如果存在FCDstdlib.fcl，这个将取代应用程序中的标准库。类似的，如果有PCB.fcl文件存在，将取代PCB库。其它扩展名为.fcl的文件，认为是附加的库，和标准库一起加载。这是在启动时做的，意味着任何修改将在应用程序重启后起作用。感谢Roby IZ1CYN，从0.23版开始，我可以直接在FidoCadJ发行版内部包含IHRaM 3.0库。我之所以这样做，是因为这是我见过的所有库中内容最完整结构最合理的一个库。正是由于它存在于FidoCadJ的嵌入库中，如果当前加载库路径中包含IHRAM.FCL文件，这个库将被加载到程序嵌入的版本号中。你也可以有电气符号库文件名称为elettrotecnica.fcl</text:p>
      <text:p text:style-name="P3"/>
      <text:p text:style-name="P3">Other files with .fcl extension in the library search path will be considered as libraries and FidoCadJ will try to load them when it is starting. <text:span text:style-name="T4">This is done when the application starts, when the user change the library search path, or when the “</text:span><text:bookmark-start text:name="__DdeLink__2491_439447696"/><text:span text:style-name="T4">Update libraries</text:span><text:bookmark-end text:name="__DdeLink__2491_439447696"/><text:span text:style-name="T4">” option in the “</text:span><text:bookmark-start text:name="__DdeLink__2488_439447696"/><text:span text:style-name="T4">Circuit menu</text:span><text:bookmark-end text:name="__DdeLink__2488_439447696"/><text:span text:style-name="T4">” is chosen.</text:span></text:p>
      <text:p text:style-name="P3">其它一些加载库搜索路径中的扩展名为.fcl的文件将被认为是库文件，并在FidoCadJ启动时尝试加载它们。当用户改变了库加载路径，或选择了“Circuit menu”中的“Update libraries”，这些都在应用程序启动时完成。</text:p>
      <text:p text:style-name="P3"/>
      <text:p text:style-name="P3">From version 0.23, FidoCadJ allows to split non standard macros (<text:bookmark-start text:name="__DdeLink__2506_439447696"/>as the original FidoCad does<text:bookmark-end text:name="__DdeLink__2506_439447696"/>). This can be very useful when posting a drawing in a newsgroup, <text:bookmark-start text:name="__DdeLink__2503_439447696"/>since in this way each macro which does not belong to the standard FidoCad libraries is expanded into its graphic primitives.<text:bookmark-end text:name="__DdeLink__2503_439447696"/> The reader thus does not need to have the very same libraries you have installed in your system to read your post. To activate this behaviour, you have to activate “<text:bookmark-start text:name="__DdeLink__2520_439447696"/>Split non standard macros<text:bookmark-end text:name="__DdeLink__2520_439447696"/>” in the “<text:bookmark-start text:name="__DdeLink__2517_439447696"/>FidoCadJ extensions<text:bookmark-end text:name="__DdeLink__2517_439447696"/>” tab of the “<text:bookmark-start text:name="__DdeLink__2514_439447696"/>Preferences<text:bookmark-end text:name="__DdeLink__2514_439447696"/>” window. You can choose if you want to do that when saving files or when doing a copy/paste of parts of the drawing.</text:p>
      <text:p text:style-name="P3">从版本0.23开始，FidoCadJ可以拆分非标宏元件（就像是原FidoCad做出来的）。这在新闻组中粘贴图纸很有用，因为使用这种方法，每个不是标准FidoCad库的宏扩展为基元图形。读者因此不需要和你系统中安装的库保持一致，有可以看你的帖子。激活这个功能，勾选“Preferences”窗口“FidoCadJ extensions”分页上的“Split non standard macros”选项。你可以选择在保存文件或做部分的图纸的拷贝/粘贴时做这个动作。</text:p>
      <text:p text:style-name="P3"/>
      <text:p text:style-name="P3"/>
      <text:p text:style-name="P3"/>
      <text:p text:style-name="P4"/>
      <text:p text:style-name="P3"/>
      <text:p text:style-name="P3"/>
      <text:p text:style-name="P3">3 DRAWING FORMAT, <text:bookmark-start text:name="__DdeLink__3239_1472573088"/>MACROS<text:bookmark-end text:name="__DdeLink__3239_1472573088"/> AND FIDOCAD LIBRARIES</text:p>
      <text:p text:style-name="P3">3 图纸格式、宏元件和FidoCadJ库</text:p>
      <text:p text:style-name="P3"/>
      <text:p text:style-name="P3">This chapter contains a detailed description of the format used by FidoCad and, as a consequence, by FidoCadJ to store a drawing. It is a simple text format which has the advantage of being very compact and efficient. <text:bookmark-start text:name="__DdeLink__3249_1472573088"/>Since the format has never been described in detail in a document, I will try to summarize all that I learnt about it.<text:bookmark-end text:name="__DdeLink__3249_1472573088"/> <text:bookmark-start text:name="__DdeLink__3251_1472573088"/>Since I added a few extensions which are only available on FidoCadJ, I will try to describe them here as well.<text:bookmark-end text:name="__DdeLink__3251_1472573088"/> Remember that from version 0.23.4, FidoCadJ uses only the UTF-8 encoding on all platforms.</text:p>
      <text:p text:style-name="P3">本章内容详细描述了FidoCadJ的格式，也是FidoCadJ存储绘图的格式。它是一种简单的文本格式，它的优点是紧凑而有效。由于还没有文件详细描述过格式，我试着总结我所了解的。因为我增加了一些扩展，仅针对FidoCadJ的扩展，我在这里也尽可能的对它们进行描述。记住，从0.23.4版本开始，在所有平台上，FidoCadJ只使用UTF-8编码。</text:p>
      <text:p text:style-name="P3"/>
      <text:p text:style-name="P3">3.1 header description</text:p>
      <text:p text:style-name="P3">3.1 头描述</text:p>
      <text:p text:style-name="P3"/>
      <text:p text:style-name="P3">All the files containing a drawing in the FidoCad format must start with the tag [FIDOCAD].<text:bookmark-start text:name="__DdeLink__3258_1472573088"/> A program can therefore recognize the presence of FidoCad commands by reading this tag.<text:bookmark-end text:name="__DdeLink__3258_1472573088"/> <text:bookmark-start text:name="__DdeLink__3263_1472573088"/>In this regard, FidoCadJ is more tolerant than the original FidoCad and it recognizes and correctly interprets a file that does not contain the standard header.<text:bookmark-end text:name="__DdeLink__3263_1472573088"/> <text:bookmark-start text:name="__DdeLink__3266_1472573088"/>Even commands containing text can therefore be interpreted correctly as long as the number of incorrect lines does not exceed a value set internally in the program (approx. 100).<text:bookmark-end text:name="__DdeLink__3266_1472573088"/> <text:bookmark-start text:name="__DdeLink__3270_1472573088"/>This ensures that FidoCadJ does not waste time working for a few minutes for example trying to open a very large binary file.<text:bookmark-end text:name="__DdeLink__3270_1472573088"/></text:p>
      <text:p text:style-name="P3">所有包含绘图的FidoCad格式的文件，必须以[FIDOCAD]开头。通过读这个标签，一个程序可以知道存在FidoCad命令。在这点上，FidoCadJ要比FidoCad宽容，它可以识别并正确解析没有包含标准头的文件。甚至对于包含不正确命令文本的文件也可以正确解析，只要不正确行的行数不超过程序内部设置的一个值（大约100）。这确保FidoCadJ不会浪费数分钟的时间尝试打开一个非常大的二进制文件中。</text:p>
      <text:p text:style-name="P3"/>
      <text:p text:style-name="P3">3.2 coordinates system</text:p>
      <text:p text:style-name="P3">3.2 坐标系统</text:p>
      <text:p text:style-name="P3"/>
      <text:p text:style-name="P3">FidoCadJ works on a very simple coordinates system. <text:bookmark-start text:name="__DdeLink__3279_691221764"/>In practice, it has at its disposal a very large area identified only by whole and positive coordinates.<text:bookmark-end text:name="__DdeLink__3279_691221764"/> The length of every unit in x and in y is fixed at 127µm, <text:bookmark-start text:name="__DdeLink__3282_691221764"/><text:span text:style-name="T4">a value that allows us to obtain a good resolution for even the smallest SMD package without being too fine for everyday use.</text:span><text:bookmark-end text:name="__DdeLink__3282_691221764"/> <text:bookmark-start text:name="__DdeLink__3288_691221764"/>In typographical terms, the FidoCadJ resolution is 200 dots per inch.<text:bookmark-end text:name="__DdeLink__3288_691221764"/></text:p>
      <text:p text:style-name="P3">FidoCadJ工作在一个非常简单的坐标系统上，实际上，它是一个非常大的区域，只使用整个正向坐标确定其位置。X向和Y向的每个单位的长度固定为127um，这个值对于尽管最小的SMD封装器件也可以得到一个好的分辨率。印刷时，FidoCadJ的分辨率是每英寸200点。</text:p>
      <text:p text:style-name="P3"/>
      <text:p text:style-name="P3">The original FidoCad had two different modes of operation: PCB and electrical schematic. In FidoCadJ this difference has been blurred and appears only at the moment of printing the drawing. <text:bookmark-start text:name="__DdeLink__3294_691221764"/>It would therefore be advisable to set the program to resize an electrical schematic to make better use of the size of the page, otherwise the printed result will have the size of a postage stamp.<text:bookmark-end text:name="__DdeLink__3294_691221764"/></text:p>
      <text:p text:style-name="P3">原始的FidoCad有两种不同的工作方式：印制电路板和电路原理图。在FidoCadJ中这种差异已经模糊了，只出现在打印绘图时。因此设置程序去调整电路原理图使之更好地利用页面大小将是个很合理的功能，否则打印结果将只有一张邮票那么大。</text:p>
      <text:p text:style-name="P3"/>
      <text:p text:style-name="P3">3.3 drawing primitives</text:p>
      <text:p text:style-name="P3">3.3 绘图基元</text:p>
      <text:p text:style-name="P3"/>
      <text:p text:style-name="P3">FidoCadJ can manage 11 drawing primitives as follows</text:p>
      <text:p text:style-name="P3">FidoCadJ可以有11种绘图基本元件（简称“基元”），列出如下。</text:p>
      <text:p text:style-name="P3"/>
      <text:p text:style-name="P3"><text:soft-page-break/>•Line直线</text:p>
      <text:p text:style-name="P3">•Filled or empty rectangle填充或不填充的长方形</text:p>
      <text:p text:style-name="P3">•Simple text (obsolete)简单文本（已不使用）</text:p>
      <text:p text:style-name="P3">•Advanced text高级文本</text:p>
      <text:p text:style-name="P3">•Filled or empty polyline<text:bookmark-start text:name="__DdeLink__3311_691221764"/>填充或不填充的<text:bookmark-end text:name="__DdeLink__3311_691221764"/>多边形</text:p>
      <text:p text:style-name="P3">•Filled or empty ellipse填充或不填充的椭圆</text:p>
      <text:p text:style-name="P3">•Bézier curve贝塞尔曲线</text:p>
      <text:p text:style-name="P3">•Electrical junction电气的连接点</text:p>
      <text:p text:style-name="P3">•PCB pad印制电路板焊盘</text:p>
      <text:p text:style-name="P3">•PCB track印制电路板信号线</text:p>
      <text:p text:style-name="P3">•Macro宏元件</text:p>
      <text:p text:style-name="P3"/>
      <text:p text:style-name="P3"><text:bookmark-start text:name="__DdeLink__2526_439447696"/></text:p>
      <table:table table:name="表格3" table:style-name="表格3">
        <table:table-column table:style-name="表格3.A"/>
        <table:table-column table:style-name="表格3.B"/>
        <table:table-row>
          <table:table-cell table:style-name="表格3.A1" office:value-type="string">
            <text:p text:style-name="P10">a</text:p>
          </table:table-cell>
          <table:table-cell table:style-name="表格3.B1" office:value-type="string">
            <text:p text:style-name="P10">Arrow head</text:p>
            <text:p text:style-name="P10">箭头</text:p>
          </table:table-cell>
        </table:table-row>
        <table:table-row>
          <table:table-cell table:style-name="表格3.A2" office:value-type="string">
            <text:p text:style-name="P10">0</text:p>
          </table:table-cell>
          <table:table-cell table:style-name="表格3.B2" office:value-type="string">
            <text:p text:style-name="P10">none</text:p>
            <text:p text:style-name="P10">无</text:p>
          </table:table-cell>
        </table:table-row>
        <table:table-row>
          <table:table-cell table:style-name="表格3.A2" office:value-type="string">
            <text:p text:style-name="P10">1</text:p>
          </table:table-cell>
          <table:table-cell table:style-name="表格3.B2" office:value-type="string">
            <text:p text:style-name="P10">at the start side</text:p>
            <text:p text:style-name="P10">始端</text:p>
          </table:table-cell>
        </table:table-row>
        <table:table-row>
          <table:table-cell table:style-name="表格3.A2" office:value-type="string">
            <text:p text:style-name="P10">2</text:p>
          </table:table-cell>
          <table:table-cell table:style-name="表格3.B2" office:value-type="string">
            <text:p text:style-name="P10">at the end side</text:p>
            <text:p text:style-name="P10">末端</text:p>
          </table:table-cell>
        </table:table-row>
        <table:table-row>
          <table:table-cell table:style-name="表格3.A2" office:value-type="string">
            <text:p text:style-name="P10">3</text:p>
          </table:table-cell>
          <table:table-cell table:style-name="表格3.B2" office:value-type="string">
            <text:p text:style-name="P10">both sides</text:p>
            <text:p text:style-name="P10">两端</text:p>
          </table:table-cell>
        </table:table-row>
      </table:table>
      <text:p text:style-name="P3"><text:bookmark-end text:name="__DdeLink__2526_439447696"/>Table3: Meaning of the a parameter for the presence of an arrow head at the sides of a line or Bézier primitive.</text:p>
      <text:p text:style-name="P3">表3：直线或贝塞尔曲线绘图基元两端放置箭头的参数的含义。</text:p>
      <text:p text:style-name="P3"/>
      <text:p text:style-name="P3"/>
      <table:table table:name="表格4" table:style-name="表格4">
        <table:table-column table:style-name="表格4.A"/>
        <table:table-column table:style-name="表格4.B"/>
        <table:table-row>
          <table:table-cell table:style-name="表格4.A1" office:value-type="string">
            <text:p text:style-name="P10">b</text:p>
          </table:table-cell>
          <table:table-cell table:style-name="表格4.B1" office:value-type="string">
            <text:p text:style-name="P10">Arrow head style</text:p>
            <text:p text:style-name="P10">箭头样式</text:p>
          </table:table-cell>
        </table:table-row>
        <table:table-row>
          <table:table-cell table:style-name="表格4.A2" office:value-type="string">
            <text:p text:style-name="P10">0</text:p>
          </table:table-cell>
          <table:table-cell table:style-name="表格4.B2" office:value-type="string">
            <text:p text:style-name="P10">filled standard arrow head</text:p>
            <text:p text:style-name="P10">标准箭头</text:p>
          </table:table-cell>
        </table:table-row>
        <table:table-row>
          <table:table-cell table:style-name="表格4.A2" office:value-type="string">
            <text:p text:style-name="P10">1</text:p>
          </table:table-cell>
          <table:table-cell table:style-name="表格4.B2" office:value-type="string">
            <text:p text:style-name="P10">filled standard arrow head with quota line</text:p>
            <text:p text:style-name="P10"/>
          </table:table-cell>
        </table:table-row>
        <table:table-row>
          <table:table-cell table:style-name="表格4.A2" office:value-type="string">
            <text:p text:style-name="P10">2</text:p>
          </table:table-cell>
          <table:table-cell table:style-name="表格4.B2" office:value-type="string">
            <text:p text:style-name="P10">empty arrow head</text:p>
            <text:p text:style-name="P10">无箭头</text:p>
          </table:table-cell>
        </table:table-row>
        <table:table-row>
          <table:table-cell table:style-name="表格4.A2" office:value-type="string">
            <text:p text:style-name="P10">3</text:p>
          </table:table-cell>
          <table:table-cell table:style-name="表格4.B2" office:value-type="string">
            <text:p text:style-name="P10">empty arrow head with quota line</text:p>
            <text:p text:style-name="P10"/>
          </table:table-cell>
        </table:table-row>
      </table:table>
      <text:p text:style-name="P3">Table4: Meaning of the b parameter for the arrow head style.</text:p>
      <text:p text:style-name="P3">表4：箭头样式的参数的含义。</text:p>
      <text:p text:style-name="P3"/>
      <text:p text:style-name="P3">We will proceed by analyzing each of them. In general, every primitive is identified by a command and a number of parameters (usually integer numbers or text strings) placed on the same line and separated by a space character.</text:p>
      <text:p text:style-name="P3">我们要继续逐一分析它们了。一般来说每一个绘图基元由一条命令和一些参数指定（一般是整数和文本），参数与命令在同一行中以空格隔开。</text:p>
      <text:p text:style-name="P3"/>
      <text:p text:style-name="P3">Line</text:p>
      <text:p text:style-name="P3">直线</text:p>
      <text:p text:style-name="P3"/>
      <text:p text:style-name="P3">La line primitive is identified by the command LI and its definition requires only the begin and end coordinates and the layer:</text:p>
      <text:p text:style-name="P3"><text:soft-page-break/>直线绘图基元由命令LI定义，它定义只要求起始和结束的坐标和层：</text:p>
      <text:p text:style-name="P3"/>
      <text:p text:style-name="P3">（<text:bookmark-start text:name="__DdeLink__3325_691221764"/>Mathematicians would probably find the term “segment” more appropriate.<text:bookmark-end text:name="__DdeLink__3325_691221764"/>）</text:p>
      <text:p text:style-name="P3">（数学家们可能发现使用术语“段”更合适。）</text:p>
      <text:p text:style-name="P3"/>
      <text:p text:style-name="P3">LI x1 y1 x2 y2 l</text:p>
      <text:p text:style-name="P3"/>
      <text:p text:style-name="P3">the points (x1,y1) and(x2,y2) represent respectively the initial and final coordinates, whilelis the layer, characterized by an integer number between 0 and 15.</text:p>
      <text:p text:style-name="P3">点(x1,y1)和(x2,y2)分别代表起始和终止坐标，而层用[0,15]的整数字符表示。</text:p>
      <text:p text:style-name="P3"/>
      <text:p text:style-name="P3">FidoCadJ extension: starting from FidoCadJ version 0.23, LI can be followed in the next line by an extension:</text:p>
      <text:p text:style-name="P3">FidoCadJ扩展：从FidoCadJ的版本0.23开始，LI命令下一条命令可以是扩展命令：</text:p>
      <text:p text:style-name="P3"/>
      <text:p text:style-name="P3">FCJ a b c d e nv</text:p>
      <text:p text:style-name="P3"/>
      <text:p text:style-name="P3"><text:bookmark-start text:name="__DdeLink__3333_691221764"/>where a is an integer which represent the presence or not of the arrow heads at the extremes of the segment (have a look at table 3),<text:bookmark-end text:name="__DdeLink__3333_691221764"/>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p>
      <text:p text:style-name="P3">其中a是一个整数，表示在两端是否有箭头（见表3）。b代表箭头样式（见表4）。参数c和d分别表示箭头长度和箭头宽度的1/2。e是整数表示线条样式。如果nv等于1，FCJ命令后面需要跟2条TY命令，给出该元件关联的名称和编码。</text:p>
      <text:p text:style-name="P3"/>
      <text:p text:style-name="P3">Filled or empty rectangle</text:p>
      <text:p text:style-name="P3">填充或不填充的矩形</text:p>
      <text:p text:style-name="P3"/>
      <text:p text:style-name="P3">A rectangle filled or empty is identified by the commands RP and RV respectively, followed by the coordinates of the two vertices on one of the two diagonals, and the layer.</text:p>
      <text:p text:style-name="P3">填充或不填充的矩形分别由命令RP和RV给出，后面参数为矩形2条对角线中任1条的2个顶点和层信息。</text:p>
      <text:p text:style-name="P3"/>
      <text:p text:style-name="P3">RP x1 y1 x2 y2 l</text:p>
      <text:p text:style-name="P3">RV x1 y1 x2 y2 l</text:p>
      <text:p text:style-name="P3"/>
      <text:p text:style-name="P3">the points (x1,y1) and (x2,y2) represent the two vertices and l is the layer, characterized by a whole number between 0 and 15.</text:p>
      <text:p text:style-name="P3">点(x1,y1)和(x2,y2)表示顶点，I表示层，取值范围[0,15]。</text:p>
      <text:p text:style-name="P3"/>
      <text:p text:style-name="P3">FidoCadJ extension: starting from FidoCadJ version 0.23, RP and RV can be followed in the next line by an extension:</text:p>
      <text:p text:style-name="P3">FidoCadJ扩展：从版本0.23开始，RP和PV命令下面都可以扩展：</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这里e是整数表示线条样式。如果nv取值为1，FCJ命令需要紧跟2个TY命令给出该元件的名称和编码。</text:p>
      <text:p text:style-name="P3"/>
      <text:p text:style-name="P3">Simple text (obsolete)</text:p>
      <text:p text:style-name="P3">简单文本（现已不用）</text:p>
      <text:p text:style-name="P3"/>
      <text:p text:style-name="P3">The simple text was the first primitive provided with the early versions of FidoCad. <text:bookmark-start text:name="__DdeLink__3321_952965818"/>FidoCadJ recognizes it and simply writes text with size 12, regardless the current zoom.<text:bookmark-end text:name="__DdeLink__3321_952965818"/></text:p>
      <text:p text:style-name="P3">简单文本是FidoCad早期版本中最早的基本元件。FidoCadJ读取它为简单的12大小的文本，不随当前<text:soft-page-break/>缩放比例变化。</text:p>
      <text:p text:style-name="P3"/>
      <text:p text:style-name="P3">Since this primitive was considered obsolete by Lorenzo Lutti, the creator of FidoCad, FidoCadJ does exactly the same and, although this is correctly interpreted, it is not available on the toolbar. <text:bookmark-start text:name="__DdeLink__3333_952965818"/>FidoCadJ will store this element exactly as it was advanced text and it will use the command TY when saving the file.<text:bookmark-end text:name="__DdeLink__3333_952965818"/></text:p>
      <text:p text:style-name="P3">因为FidoCad的创建者Lorenzo Lutti认为这个基本元件已经淘汰了，FidoCadJ也一样，尽管也能正确地被解析，但它不放在工具栏上了。当存储文件时，FidoCadJ将使用命令TY存储该元件为高级文本。</text:p>
      <text:p text:style-name="P3"/>
      <text:p text:style-name="P3">The command is TE and the format is as follows:</text:p>
      <text:p text:style-name="P3">命令TE以及它的格式如下：</text:p>
      <text:p text:style-name="P3"/>
      <text:p text:style-name="P3">TE x1 y1 text to be written</text:p>
      <text:p text:style-name="P3"/>
      <text:p text:style-name="P3">the point (x1,y1) is where the string “<text:bookmark-start text:name="__DdeLink__3337_952965818"/>text to be written<text:bookmark-end text:name="__DdeLink__3337_952965818"/>” will be positioned. Notice that the layer information is missing. FidoCadJ will treat this object as it was placed on layer zero (circuit).</text:p>
      <text:p text:style-name="P3">点(x1,y1)是文本“text to be written”的放置位置。注意没有层信息。FidoCadJ将默认该元件放在0层（电路原理图层）。</text:p>
      <text:p text:style-name="P3"/>
      <text:p text:style-name="P3">Advanced Text</text:p>
      <text:p text:style-name="P3">高级文本</text:p>
      <text:p text:style-name="P3"/>
      <text:p text:style-name="P3">The primitive advanced text offers much more flexibility with respect to simple text introduced above.</text:p>
      <text:p text:style-name="P3">基本元件高级文本相比上面介绍的简单文本提供了很多灵活性。</text:p>
      <text:p text:style-name="P3"/>
      <text:p text:style-name="P3">It is identified by the command TY, followed by a number of parameters to determine the text orientation (rotated or mirrored), as well as dimensions along x and y and the font used. <text:bookmark-start text:name="__DdeLink__3349_952965818"/>Due to the quantity of information to provide, the resulting command string is quite complex:<text:bookmark-end text:name="__DdeLink__3349_952965818"/></text:p>
      <text:p text:style-name="P3">由命令TY定义，跟着一些参数定义文本旋转或翻转，也包括使用字体的宽度和高度。由于提供的信息量，导致命令行相当复杂：</text:p>
      <text:p text:style-name="P3"/>
      <text:p text:style-name="P3">TY x1 y1 sy sx a s lf text to be written</text:p>
      <text:p text:style-name="P3"/>
      <text:p text:style-name="P3">The point (x1,y1) is where the string “<text:bookmark-start text:name="__DdeLink__3352_952965818"/>text to be written<text:bookmark-end text:name="__DdeLink__3352_952965818"/>” will be positioned. The value of sy and sx indicates the horizontal and vertical dimensions of the text in logical units. <text:bookmark-start text:name="__DdeLink__3359_952965818"/>I chose to let FidoCadJ respect the vertical dimension starting from the horizontal one, and that aspect ratio will be chanced only if this is strictly necessary.<text:bookmark-end text:name="__DdeLink__3359_952965818"/> The text rotation is managed by the term a, <text:bookmark-start text:name="__DdeLink__3382_952965818"/>expressed in sexagesimal degrees, while the value of s determines the text style, following table 5.<text:bookmark-end text:name="__DdeLink__3382_952965818"/> The layer is given by the usual term l, and f indicates the font to be used, or it can be an asterisk, to indicate the use of the standard <text:bookmark-start text:name="__DdeLink__3387_952965818"/>Courier New<text:bookmark-end text:name="__DdeLink__3387_952965818"/> font If the font name contains spaces these must be replaced with the symbol +.</text:p>
      <text:p text:style-name="P3">点(x1,y1)表示文本“text to be written”放置位置。值sy和sx指示文本垂直的和水平的逻辑单位数。我选择让FidoCadJ按照垂直方向尺寸调整水平方向尺寸，这样的话只需要斜率了，如果完全必要的话。文本旋转由a表示，单位为1/60度。s表示文本样式，见表5。层还是由l表示，f表示使用字体，或可以是*号，表示使用标准的Courier New字体，如果字体名称包含空格，需要把空格替换成+号。</text:p>
      <text:p text:style-name="P3"/>
      <table:table table:name="表格5" table:style-name="表格5">
        <table:table-column table:style-name="表格5.A"/>
        <table:table-column table:style-name="表格5.B"/>
        <table:table-column table:style-name="表格5.C"/>
        <table:table-row>
          <table:table-cell table:style-name="表格5.A1" office:value-type="string">
            <text:p text:style-name="P10">Bit</text:p>
          </table:table-cell>
          <table:table-cell table:style-name="表格5.A1" office:value-type="string">
            <text:p text:style-name="P10">Weight</text:p>
          </table:table-cell>
          <table:table-cell table:style-name="表格5.C1" office:value-type="string">
            <text:p text:style-name="P10">Behavior</text:p>
          </table:table-cell>
        </table:table-row>
        <table:table-row>
          <table:table-cell table:style-name="表格5.A2" office:value-type="string">
            <text:p text:style-name="P10">0</text:p>
          </table:table-cell>
          <table:table-cell table:style-name="表格5.A2" office:value-type="string">
            <text:p text:style-name="P10">1</text:p>
          </table:table-cell>
          <table:table-cell table:style-name="表格5.C2" office:value-type="string">
            <text:p text:style-name="P10">text in bold</text:p>
          </table:table-cell>
        </table:table-row>
        <table:table-row>
          <table:table-cell table:style-name="表格5.A2" office:value-type="string">
            <text:p text:style-name="P10">2</text:p>
          </table:table-cell>
          <table:table-cell table:style-name="表格5.A2" office:value-type="string">
            <text:p text:style-name="P10">4</text:p>
          </table:table-cell>
          <table:table-cell table:style-name="表格5.C2" office:value-type="string">
            <text:p text:style-name="P10">mirrored text</text:p>
          </table:table-cell>
        </table:table-row>
      </table:table>
      <text:p text:style-name="P3">Table5: Function of the bits in the text style term.</text:p>
      <text:p text:style-name="P3">表5：文本样式字段位含义。</text:p>
      <text:p text:style-name="P3"/>
      <text:p text:style-name="P3">The maximum length of the text is about 80 words. The counting is done in words and not in characters because <text:bookmark-start text:name="__DdeLink__3393_952965818"/>in the internal structure of the program the words (and command terms) are separated when a line is being interpreted.<text:bookmark-end text:name="__DdeLink__3393_952965818"/></text:p>
      <text:p text:style-name="P3">文本的最大长度为80个单词。以单词为单位计数，不是字符，因为在程序国际化时，当解析行时是分解成单词（和命令项）进行解析的。</text:p>
      <text:p text:style-name="P3"><text:soft-page-break/></text:p>
      <text:p text:style-name="P3">Empty or filled polyline</text:p>
      <text:p text:style-name="P3">无填充或填充的多边形</text:p>
      <text:p text:style-name="P3"/>
      <text:p text:style-name="P3">A polyline filled or empty is indicated with the commands PP and PV respectively, followed by the coordinates of the vertices that define the polyline, and the layer. The commands are</text:p>
      <text:p text:style-name="P3">填充的或不填充的多边形由命令PP和PV指示，接着是多边形的顶点坐标，和层信息。命令如下：</text:p>
      <text:p text:style-name="P3"/>
      <text:p text:style-name="P3">PP x1 y1 x2 y2 . . . l</text:p>
      <text:p text:style-name="P3">PV x1 y1 x2 y2 . . . l</text:p>
      <text:p text:style-name="P3"/>
      <text:p text:style-name="P3">where the points (x1,y1), (x2,y2). . . are the vertices that define the polyline and l is the layer, characterized by a whole number between 0 and 15. The length of the command line can thus vary depending on the number of vertices used.<text:bookmark-start text:name="__DdeLink__3399_952965818"/> The maximum number of vertices available <text:span text:style-name="T4">has been arbitrarily fixed at 20</text:span>, to avoid very long command lines.<text:bookmark-end text:name="__DdeLink__3399_952965818"/></text:p>
      <text:p text:style-name="P3">点(x1,y1)，(x2,y2)...是多边形的顶点，I是层字符，范围为[0,15]。命令行长度依赖使用的顶点个数。最大可以顶点数已经强制固定为20个，避免非常长的命令行。</text:p>
      <text:p text:style-name="P3"/>
      <text:p text:style-name="P3">FidoCadJ extension: starting from FidoCadJ version 0.23, PP and PV can be followed in the next line by an extension:</text:p>
      <text:p text:style-name="P3">FidoCadJ扩展：从FidoCadJ0.23开始，PP和PV可以跟着以下扩展行：</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e为整数表示线条样式。如果nv值为1，FCJ命令应该跟着2条TY命令给出该元件的名称和编码。</text:p>
      <text:p text:style-name="P3"/>
      <text:p text:style-name="P3">Filled or Empty ellipse</text:p>
      <text:p text:style-name="P3"><text:bookmark-start text:name="__DdeLink__3403_952965818"/>填充或不填充的椭圆<text:bookmark-end text:name="__DdeLink__3403_952965818"/></text:p>
      <text:p text:style-name="P3"/>
      <text:p text:style-name="P3">An ellipse filled or empty is identified by the commands EP e EV respectively, followed by the coordinates of the two vertices on the diagonal and the layer number.</text:p>
      <text:p text:style-name="P3">填充或不填充的椭圆分别由命令EP和EV定义，接着的是对角线顶点的坐标和层消息。</text:p>
      <text:p text:style-name="P3"/>
      <text:p text:style-name="P3">EP x1 y1 x2 y2 l</text:p>
      <text:p text:style-name="P3">EV x1 y1 x2 y2 l</text:p>
      <text:p text:style-name="P3"/>
      <text:p text:style-name="P3">the point (x1,y1) represents the first vertex on the diagonal, (x2,y2)is the second vertex, and l is the layer, identified by a whole number between 0 and 15.</text:p>
      <text:p text:style-name="P3">点(x1,y1)表示对角线的第一个顶点，(x2,y2)表示第二个顶点，I表示层，范围为[0,15]。</text:p>
      <text:p text:style-name="P3"/>
      <text:p text:style-name="P3">FidoCadJ extension: starting from FidoCadJ version 0.23, EP and EV can be followed in the next line by an extension:</text:p>
      <text:p text:style-name="P3">FidoCadJ扩展：从版本0.23开始，EP和EV可以跟下面的扩展行：</text:p>
      <text:p text:style-name="P3"/>
      <text:p text:style-name="P3">FCJ e nv</text:p>
      <text:p text:style-name="P3"/>
      <text:p text:style-name="P3">where e is an integer giving the dashing style. If nv is equal to 1, the FCJ command should be followed by two TY commands giving the name and the value associated to this element.</text:p>
      <text:p text:style-name="P3">e为整数表示线条样式。如果nv等于1，FCJ命令需要紧跟2条TY命令表示该元件的名称和编码。</text:p>
      <text:p text:style-name="P3"/>
      <text:p text:style-name="P3">Bézier curve</text:p>
      <text:p text:style-name="P3">贝塞尔曲线</text:p>
      <text:p text:style-name="P3"/>
      <text:p text:style-name="P3"><text:bookmark-start text:name="__DdeLink__3409_952965818"/>A Bézier curve segment, in its cubic variant, is identified by four vertices, which are thus required by its associated command BE:<text:bookmark-end text:name="__DdeLink__3409_952965818"/></text:p>
      <text:p text:style-name="P3">贝塞尔曲线的段，使用3次方程，由4个顶点控制，有命令BE指定：</text:p>
      <text:p text:style-name="P3"><text:soft-page-break/></text:p>
      <text:p text:style-name="P3">BE x1 y1 x2 y2 x3 y3 x4 y4 l</text:p>
      <text:p text:style-name="P3"/>
      <text:p text:style-name="P3">where <text:bookmark-start text:name="__DdeLink__3412_952965818"/>P1≡(x1,y1), P2≡(x2,y2), P3≡(x3,y3) e P4≡(x4,y4)<text:bookmark-end text:name="__DdeLink__3412_952965818"/> are the four control points of the Bézier curve segment, while l is the layer, identified by a whole number between 0 and 15. Given the four points defined above, the curve segment is computed through the expression</text:p>
      <text:p text:style-name="P3">这样，P1≡(x1,y1), P2≡(x2,y2), P3≡(x3,y3), P4≡(x4,y4)这4个贝塞尔曲线的控制点，I为层，范围为[0,15]。上面给予的4个顶点，曲线可以通过下面表达式计算。</text:p>
      <text:p text:style-name="P3"/>
      <text:p text:style-name="P3">B(t) = (1−t)<text:span text:style-name="T11">3</text:span>P1 + 3t(1−t)<text:span text:style-name="T11">2</text:span>P2 + 3t<text:span text:style-name="T11">2</text:span>(1−t)P3 + t<text:span text:style-name="T11">3</text:span>P4, <text:s text:c="17"/>(3.1)</text:p>
      <text:p text:style-name="P3"/>
      <text:p text:style-name="P3">where <text:bookmark-start text:name="__DdeLink__3420_952965818"/>t∈[0,1]<text:bookmark-end text:name="__DdeLink__3420_952965818"/> is a parameter.</text:p>
      <text:p text:style-name="P3">其中t∈[0,1]，是一个参数。</text:p>
      <text:p text:style-name="P3"/>
      <text:p text:style-name="P3">FidoCadJ extension: starting from FidoCadJ version 0.23, BE can be followed in the next line by an extension:</text:p>
      <text:p text:style-name="P3">FidoCadJ扩展：从FidoCadJ的版本0.23开始，BE可以紧跟下面的扩展命令：</text:p>
      <text:p text:style-name="P3"/>
      <text:p text:style-name="P3">FCJ a b c d e nv</text:p>
      <text:p text:style-name="P3"/>
      <text:p text:style-name="P3">where a is an integer which represent the presence or not of the arrow heads at the extremes of the curve (have a look at table 3), b represents the arrow head style (as table 4). Parameters c and d give respectively the total length and the half width of the arrow head, while e is an integer which gives the dash style. If nv is equal to 1, the FCJ command should be followed by two TY commands giving the name and the value associated to this element.</text:p>
      <text:p text:style-name="P3">其中a是一个整数表示曲线的端点是否需要放箭头（见表3），b表示箭头样式（见表4）。参数c和d给出箭头的长度和宽度的一半，e是一个整数给出了线条的样式。如果nv等于1，FCJ命令需要紧跟2条TY命令给出该元件的名称和编码。</text:p>
      <text:p text:style-name="P3"/>
      <text:p text:style-name="P3">Electrical junction</text:p>
      <text:p text:style-name="P3">电气连接点</text:p>
      <text:p text:style-name="P3"/>
      <text:p text:style-name="P3">The primitive electrical junction is simply a filled circle of constant dimensions and it is used to represent a connection in an electrical schematic. It is identified by the command SA and it only requires its coordinates and layer:</text:p>
      <text:p text:style-name="P3">基本元件电气连接点很简单是一个填充的圆，尺寸一定用于表示电路原理图中的一个连接的点。由命令SA指定，只需要给出坐标和层。</text:p>
      <text:p text:style-name="P3"/>
      <text:p text:style-name="P3">SA x1 y1 l</text:p>
      <text:p text:style-name="P3"/>
      <text:p text:style-name="P3">With FidoCadJ, the diameter of the circle is fixed internally into the program to two logical units.</text:p>
      <text:p text:style-name="P3">FidoCadJ中固定了其圆的直径，程序中为2个逻辑单位。</text:p>
      <text:p text:style-name="P3"/>
      <text:p text:style-name="P3">If SA is followed by FCJ, the FCJ command should be followed by two TY commands giving the name and the value associated to this element.</text:p>
      <text:p text:style-name="P3">如果SA后面跟FCJ，FCJ命令需要跟2个TY命令给出该元件的名称和编码。</text:p>
      <text:p text:style-name="P3"/>
      <text:p text:style-name="P3">PCB pad</text:p>
      <text:p text:style-name="P3">PCB焊盘</text:p>
      <text:p text:style-name="P3"/>
      <text:p text:style-name="P3">A PCB pad is identified by the command PA and it is characterized by its style (round, rectangular, rectangular with smoothed corners) and the diameter of its internal hole:</text:p>
      <text:p text:style-name="P3">PCB焊盘由PA命令给出，它的参数为样式（圆的，方的，带圆角的方的）和内部孔的直径。</text:p>
      <text:p text:style-name="P3"/>
      <text:p text:style-name="P3">PA x1 y1 dx dy si st l</text:p>
      <text:p text:style-name="P3"/>
      <text:p text:style-name="P3">where the point(x1,y1) represents the position of the pad,dx is the pad’s width (along the x axis),dy is the height (along the y axis). The value s<text:span text:style-name="T12">i</text:span> is the diameter of the pad’s hole, while s<text:span text:style-name="T12">t</text:span> is the pad’s style:</text:p>
      <text:p text:style-name="P3"><text:soft-page-break/>点(x1,y1)表示焊盘位置，dx是焊盘宽度（也就是x轴），dy是高度（也就是y轴）。si是焊盘孔的直径，st是焊盘的样式：</text:p>
      <text:p text:style-name="P3"/>
      <text:p text:style-name="P3">0 oval pad椭圆形焊盘</text:p>
      <text:p text:style-name="P3">1 rectangular pad长方形焊盘</text:p>
      <text:p text:style-name="P3">2 rectangular pad with smoothed corners圆角长方形焊盘</text:p>
      <text:p text:style-name="P3"/>
      <text:p text:style-name="P3"><text:bookmark-start text:name="__DdeLink__3370_137119"/>The value of l must be a whole number to indicate the layer where the pad is to be placed.<text:bookmark-end text:name="__DdeLink__3370_137119"/> If PA is followed by FCJ, the FCJ command should be followed by twoTY commands giving the name and the value associated to this element.</text:p>
      <text:p text:style-name="P3">l的值必须是一个整数，指示焊盘放置的层。如果PA后跟着FCJ，FCJ命令需要跟TY命令给出该元件的名称和编号。</text:p>
      <text:p text:style-name="P3"/>
      <text:p text:style-name="P3">The PCB track is essentially a segment, the width of which can be specified. <text:bookmark-start text:name="__DdeLink__3376_137119"/>The corners at the extremes of the segment are always rounded to facilitate the connection with other PCB tracks or pads<text:bookmark-end text:name="__DdeLink__3376_137119"/>. The command to be used is PL, with the following format:</text:p>
      <text:p text:style-name="P3">PCB信号线本质上是线段，它的宽度可以指定。线段两端总是圆的，方便与其它PCB信号线或焊盘连接。使用PL命令，格式如下：</text:p>
      <text:p text:style-name="P3"/>
      <text:p text:style-name="P3">PL x1 y1 x2 y2 di l</text:p>
      <text:p text:style-name="P3"/>
      <text:p text:style-name="P3">The track is drawn between the points(x1,y1)and(x2,y2), with total width di, and the layer used is l. If PL is followed by FCJ, the FCJ command should be followed by two TY commands giving the name and the value associated to this element.</text:p>
      <text:p text:style-name="P3">信号线从点(x1,y1)画到点(x2,y2)，宽度为di，层为l。如果PL后面跟着FCJ，FCJ命令需要跟2个TY命令给出该元件的名称和编号。</text:p>
      <text:p text:style-name="P3"/>
      <text:p text:style-name="P3">Macro call</text:p>
      <text:p text:style-name="P3">宏调用</text:p>
      <text:p text:style-name="P3"/>
      <text:p text:style-name="P3">A macro is a drawing or a symbol contained in a library. <text:bookmark-start text:name="__DdeLink__3384_137119"/>Generally, this is the way frequently used electrical symbols are represented.<text:bookmark-end text:name="__DdeLink__3384_137119"/> The command used to <text:span text:style-name="T4">calla</text:span> macro is MC, and the call is done as follows:</text:p>
      <text:p text:style-name="P3">宏是一个绘图或一个库中的符号。通常，这是常有电气符号表示方法。用MC命令调用一个宏，调用如下：</text:p>
      <text:p text:style-name="P3"/>
      <text:p text:style-name="P3">MC x1 y1 o m n</text:p>
      <text:p text:style-name="P3"/>
      <text:p text:style-name="P3">The macro is drawn using position(x1,y1) as the reference, and the orientation is defined by the value of o(multiplied by 90°) and if m is equal to 1 the macro is mirrored. the last parameter, n, is the macro’s name within the library, specified as library.code.</text:p>
      <text:p text:style-name="P3">宏元件使用点(x1,y1)作为参考点进行绘制，方向由o设定（乘以90°），如果m为1，宏元件翻转。最后一个参数n是库中使用的宏名称，作为指定的库中的代号。</text:p>
      <text:p text:style-name="P3"/>
      <text:p text:style-name="P3">If MC is followed by FCJ, the FCJ command should be followed by two TY commands giving the name and the value associated to this element.</text:p>
      <text:p text:style-name="P3">如果MC命令后跟着FCJ命令，FCJ命令后面需要跟2个TY命令，指定该元件的名称和编号。</text:p>
      <text:p text:style-name="P3"/>
      <text:p text:style-name="P3">FidoCadJ extension: Starting from version 0.21, FidoCadJ introduced some extensions to the original FidoCad format, which are identified by the command FCJ. <text:bookmark-start text:name="__DdeLink__3390_137119"/>For the moment, the only one that has been implemented is a feature that allows the association of a name and a value to a macro. It is used as follows:<text:bookmark-end text:name="__DdeLink__3390_137119"/></text:p>
      <text:p text:style-name="P3">FidoCadJ扩展：从版本0.21开始，FidoCadJ对原始的FidoCad格式做了一些扩展，由FCJ命令定义。目前为止，仅实施了一个扩展，允许关联宏元件与它的名称和编号。使用方式如下：</text:p>
      <text:p text:style-name="P3"/>
      <text:p text:style-name="P3">[FIDOCAD]</text:p>
      <text:p text:style-name="P3">MC 40 30 0 0 080</text:p>
      <text:p text:style-name="P3"><text:soft-page-break/>FCJ</text:p>
      <text:p text:style-name="P3">TY 50 35 4 3 0 0 0 * R1</text:p>
      <text:p text:style-name="P3">TY 50 40 4 3 0 0 0 * 47k</text:p>
      <text:p text:style-name="P3"/>
      <text:p text:style-name="P3">The presence of the command FCJ indicates that the definition of the macro is not finished, <text:bookmark-start text:name="__DdeLink__3394_137119"/>but the fields that indicate name and value are specified by the commands TY on the lines that immediately follow FCJ.<text:bookmark-end text:name="__DdeLink__3394_137119"/> So far, only the coordinates of the commands TY are in use.</text:p>
      <text:p text:style-name="P3">存在FCJ命令表示宏元件定义未结束，但是由TY命令指定的名称和编号的行紧跟在FCJ命令后面。目前为止，TY命令中只设定坐标信息。</text:p>
      <text:p text:style-name="P3"/>
      <text:p text:style-name="P3">This has the advantage that if a file containing such an extension is read by FidoCad, this will ignore the lines containing FCJ (returning an error message), but the drawing obtained will be identical to the one produced by FidoCadJ (see section 3.4).</text:p>
      <text:p text:style-name="P3">这样有个好处是，如果包含扩展的文件被FidoCad读取，将忽略FCJ行（返回错误信息），但是得到的绘图与FidoCadJ的一模一样。</text:p>
      <text:p text:style-name="P3"/>
      <text:p text:style-name="P3">3.4 fidocadj extensions</text:p>
      <text:p text:style-name="P3">3.4 FidoCadJ扩展</text:p>
      <text:p text:style-name="P3"/>
      <text:p text:style-name="P3">Since version 0.21, <text:bookmark-start text:name="__DdeLink__3407_137119"/>FidoCadJ has started to introduce a few refinements over the original FidoCad <text:span text:style-name="T4">forma</text:span><text:bookmark-end text:name="__DdeLink__3407_137119"/>. The FidoCadJ extensions are represented in the code by the command FCJ. <text:bookmark-start text:name="__DdeLink__3412_137119"/>This command is not used alone, but means that FidoCadJ needs to specify additional information on what it is specified in the previous line.<text:bookmark-end text:name="__DdeLink__3412_137119"/> Here is an example:</text:p>
      <text:p text:style-name="P3">从版本0.21开始，FidoCadJ开始引入一些好的改进，对于原始FidoCad格式。FidoCadJ扩展在代码中表现为FCJ命令。这个命令不能单独使用，而是意味着FidoCadJ需要对前一行中的东西给出更多的信息。这里有个示例：</text:p>
      <text:p text:style-name="P3"/>
      <text:p text:style-name="P3">[FIDOCAD]</text:p>
      <text:p text:style-name="P3">MC 40 30 0 0 080</text:p>
      <text:p text:style-name="P3">FCJ</text:p>
      <text:p text:style-name="P3">TY 50 35 4 3 0 0 0 * R1</text:p>
      <text:p text:style-name="P3">TY 50 40 4 3 0 0 0 * 47k</text:p>
      <text:p text:style-name="P3"/>
      <text:p text:style-name="P3">（图24）</text:p>
      <text:p text:style-name="P3">Figure24: Figure 21as it would appear on FidoCad for Windows.</text:p>
      <text:p text:style-name="P3">图24：图21在Windows上的FidoCad中的显示样子。</text:p>
      <text:p text:style-name="P3"/>
      <text:p text:style-name="P3">The presence of the FCJ command indicates that the name and the value of the macro speficed in the first line are given by the two TY commands which follow. Only the coordinates and the fonts are taken into account for the text rendering.</text:p>
      <text:p text:style-name="P3">使用FCJ命令指示第一行给出的宏的名称和编号，使用紧跟着的2行TY命令。只指定了显示文本的坐标和字体。</text:p>
      <text:p text:style-name="P3"/>
      <text:p text:style-name="P3">FidoCadJ allows to activate a “strict FidoCad compatibility mode”, in which all extensions are disabled. This way, FidoCadJ will be perfectly compatible with the original FidoCad, except that FidoCadJ will continue using the UTF-8 encoding instead of the old CP-1252 used by FidoCad. <text:bookmark-start text:name="__DdeLink__3426_137119"/>FidoCad for Windows is unable to understand the additional informations carried by the FCJ command<text:bookmark-end text:name="__DdeLink__3426_137119"/>. When reading with the original FidoCad a FidoCadJ drawing containing some extension, <text:bookmark-start text:name="__DdeLink__3430_137119"/>the program will prompt a few errors and will give a result which is different from the original FidoCadJ drawing<text:bookmark-end text:name="__DdeLink__3430_137119"/>. The results will depend on what extension has been used: <text:bookmark-start text:name="__DdeLink__3433_137119"/>a dashed line will be rendered as continuos, the arrow heads will be not drawn. The text associated to the name and the value of a macro will instead be perfectly rendered.<text:bookmark-end text:name="__DdeLink__3433_137119"/></text:p>
      <text:p text:style-name="P3">FidoCadJ允许激活“strict FidoCad compatibility mode”，这样所有的扩展都禁止了。这样FidoCadJ完全兼容原始的FidoCad了，除了FidoCadJ将继续使用UTF-8编码代替FidoCad使用的陈旧的<text:bookmark-start text:name="__DdeLink__3423_137119"/>CP-1252<text:bookmark-end text:name="__DdeLink__3423_137119"/>。Windows上的FidoCad不能理解扩展的FCJ命令信息。当使用原始的FidoCad读取FidoCadJ包含一些扩展的绘图时，程序将提示一些错误，并将给出一个与原FidoCadJ绘图不同的结果。结果取决于使用了哪些扩展。虚线将描绘成连续线，箭头将不绘制。宏元件的名称和编号文本将完美呈现，前面提<text:soft-page-break/>到了。</text:p>
      <text:p text:style-name="P3"/>
      <text:p text:style-name="P3">Figure 24 shows what can be obtained using FidoCad to read the FidoCadJ file which describes 21. After ignoring the FidoCad errors, there are some details missing (the dashing and the arrow), but the overall drawing is still understandable.</text:p>
      <text:p text:style-name="P3">图24显示了使用FidoCad打开2.1章节的FidoCadJ文件取得的绘图。忽略FidoCad错误后，有些细节丢掉了（虚线和箭头），但是总的来说，绘图仍然可以理解。</text:p>
      <text:p text:style-name="P3"/>
      <text:p text:style-name="P3"><text:bookmark-start text:name="__DdeLink__3441_137119"/>An important difference from the original FidoCad is that FidoCadJ allows to save a certain number of configuration hints in the output files. <text:bookmark-end text:name="__DdeLink__3441_137119"/>The command which is used for that is FJC and it should normally be placed at the very beginning of the file. <text:bookmark-start text:name="__DdeLink__3445_137119"/>The next paragraphs will describe the cases which are treated.<text:bookmark-end text:name="__DdeLink__3445_137119"/></text:p>
      <text:p text:style-name="P3">对比原始的FidoCad，一个重要的区别就是FidoCadJ可以在输出文件中保存一些配置提示。这是使用FJC命令，并通常把它置于文件的最前面。下面段落将描述这些示例。</text:p>
      <text:p text:style-name="P3"/>
      <text:p text:style-name="P3">3.4.1 Layer setup</text:p>
      <text:p text:style-name="P3">3.4.1层设置</text:p>
      <text:p text:style-name="P3"/>
      <text:p text:style-name="P3">The layer setup is specified with the command FJC L. <text:bookmark-start text:name="__DdeLink__3449_137119"/>FidoCadJ saves data only if the corresponding layer has been modified from its default state. The syntax is as follows<text:bookmark-end text:name="__DdeLink__3449_137119"/>:</text:p>
      <text:p text:style-name="P3">层设置由命令FJC L指定。FidoCadJ只在相应的层修改了默认配置才保存层设置。语法如下：</text:p>
      <text:p text:style-name="P3"/>
      <text:p text:style-name="P3">FJC L n xxxx yy</text:p>
      <text:p text:style-name="P3"/>
      <text:p text:style-name="P3">where n represents the layer number (ranging from 0 to 15), xxxx is a 32bit integer containing settings about the RGB color to be used. The red component is contained in bits 16-23, the green one in bits 8-15 and the blue one in bits 0-7. The value yy is a single precision floating point constant which gives the layer transparency, comprised between 0.0 (completely transparent) and 1.0 (completely opaque).</text:p>
      <text:p text:style-name="P3">n表示层号（范围为0～15），xxxx是一个32位整数为使用的RGB颜色。红色为16-23位，绿色为8-15位，蓝色为0-7位。yy是单精度浮点数给出层的透明性，从0.0（完全透明）到1.0（完全不透明）。</text:p>
      <text:p text:style-name="P3"/>
      <text:p text:style-name="P3">3.4.2 <text:bookmark-start text:name="__DdeLink__3460_137119"/>Electrical connection setup<text:bookmark-end text:name="__DdeLink__3460_137119"/></text:p>
      <text:p text:style-name="P3">3.4.2 电气连接设置</text:p>
      <text:p text:style-name="P3"/>
      <text:p text:style-name="P3"><text:bookmark-start text:name="__DdeLink__3463_137119"/>The size of the black circle used to indicate an electrical connection can be modified by the user<text:bookmark-end text:name="__DdeLink__3463_137119"/>. When the FidoCadJ extensions are active, the selected value is saved in the file with the FJC C command as follows:</text:p>
      <text:p text:style-name="P3">用于表示电气连接的黑色圆圈的大小可以由用户修改。当FidoCadJ扩展激活了，用FJC C命令保存选择值到文件中，命令如下：</text:p>
      <text:p text:style-name="P3"/>
      <text:p text:style-name="P3">FJC C aaaa</text:p>
      <text:p text:style-name="P3"/>
      <text:p text:style-name="P3">where aaaa is a double precision floating point value (positive) <text:bookmark-start text:name="__DdeLink__3466_137119"/>which gives the diameter of the electrical connection, in FidoCadJ logical units.<text:bookmark-end text:name="__DdeLink__3466_137119"/></text:p>
      <text:p text:style-name="P3">aaaa是一个双精度浮点数（正的），它给出了电气连接点用FidoCadJ逻辑单位表示的尺寸。</text:p>
      <text:p text:style-name="P3"/>
      <text:p text:style-name="P3">3.4.3 Stroke width</text:p>
      <text:p text:style-name="P3">3.4.3 线宽度</text:p>
      <text:p text:style-name="P3"/>
      <text:p text:style-name="P3">The stroke width for the “pen” used during the drawing of electrical schematics can be modified. <text:bookmark-start text:name="__DdeLink__3473_137119"/>FidoCadJ makes difference between the width of the pen used for segments (LI command) and curved lines (commands EV and BE). <text:bookmark-end text:name="__DdeLink__3473_137119"/>The first case is represented by the command FJC A, where the second is specified by the command FJC B. <text:bookmark-start text:name="__DdeLink__3479_137119"/>They both require a double precision constant<text:bookmark-end text:name="__DdeLink__3479_137119"/>.</text:p>
      <text:p text:style-name="P3">绘制电气原理图时“pen”工具使用的线宽可以设置。FidoCadJ的pen绘制宽度对于线段（LI命令）和曲线（EV和BE命令）是不同的。第一种是由命令FJC A指定，第二种由命令FJC B指定。它们都需要是一个双精度常量。</text:p>
      <text:p text:style-name="P3"/>
      <text:p text:style-name="P3"><text:soft-page-break/>FJC A aaaa</text:p>
      <text:p text:style-name="P3">FJC B bbbb</text:p>
      <text:p text:style-name="P3"/>
      <text:p text:style-name="P3">Where aaaa and bbbb represent the stroke width (in logical units), to be used respectively for the drawing of the segments and curved lines. The default width is internally defined equal to 0.5 logical units.</text:p>
      <text:p text:style-name="P3">aaaa和bbbb表示线宽度（逻辑单位），分别用于绘制线段和曲线。内部默认的宽度等于0.5个逻辑单位。</text:p>
      <text:p text:style-name="P3"/>
      <text:p text:style-name="P3">3.5 <text:bookmark-start text:name="__DdeLink__3483_137119"/>syntax errors tolerance<text:bookmark-end text:name="__DdeLink__3483_137119"/></text:p>
      <text:p text:style-name="P3">3.5 语法容错</text:p>
      <text:p text:style-name="P3"/>
      <text:p text:style-name="P3">FidoCadJ is designed to tolerate errors or or certain syntax errors in the commands passed to the program. <text:bookmark-start text:name="__DdeLink__3487_137119"/>Obviously, <text:span text:style-name="T13">unless you have a crystal ball connected as a USB device</text:span>, the program will not be able to correct errors but it will simply skip (and delete) all the lines involved.<text:bookmark-end text:name="__DdeLink__3487_137119"/></text:p>
      <text:p text:style-name="P3">FidoCadJ设计程序读取命令行时容忍错误或某些语法错误。很明显，<text:span text:style-name="T4">除非你有一个水晶球作为USB设备连接着，</text:span>程序将不能纠正错误，但它可以简单地跳过（和删除）所有相关的行。</text:p>
      <text:p text:style-name="P3"/>
      <text:p text:style-name="P3"><text:bookmark-start text:name="__DdeLink__3497_137119"/>An exception to this behavior is that a number of primitives can be specified without the layer, which will be considered part of the layer 0 (schematics). <text:bookmark-end text:name="__DdeLink__3497_137119"/>This is for backward compatibility with FidoCad</text:p>
      <text:p text:style-name="P3">此行为的一个例外是，有些基元件没有指定层，它们将被认为是0层（原理图层）。这是为了向后兼容FidoCad。</text:p>
      <text:p text:style-name="P3"/>
      <text:p text:style-name="P3">3.6 libraries format</text:p>
      <text:p text:style-name="P3">3.6 库格式</text:p>
      <text:p text:style-name="P3"/>
      <text:p text:style-name="P3">The file structure of a library file is quite simple:</text:p>
      <text:p text:style-name="P3">库文件的文件结构很简单：</text:p>
      <text:p text:style-name="P3"/>
      <text:p text:style-name="P3">（FidoCadJ LIB 文件图示）</text:p>
      <text:p text:style-name="P3"/>
      <text:p text:style-name="P3">The first line contains, between square brackets, the library’s name (preceded by FIDOLIB). The second line must contain, between curly brackets, the library category under which the macros, specified later on in the file, will be stored.</text:p>
      <text:p text:style-name="P3">第一行内容，方括号中为库名称（以FIDOLIB开头）。第二行必须包含，在花括号中，存储的接下来在文件中定义的宏的库类型。</text:p>
      <text:p text:style-name="P3"/>
      <text:p text:style-name="P3">Each macro is composed by a header (between square brackets) and a sequence of commands. The header is constituted by a part name (which must be unique within the library) and its description. The part name will be used within a FidoCad script, while the description helps the user while browsing all the macros contained in the file. <text:bookmark-start text:name="__DdeLink__3512_137119"/>The commands are nothing else than FidoCad drawings, where the coordinate point (100,100) is used as the origin.<text:bookmark-end text:name="__DdeLink__3512_137119"/> This is the point that will be used as the reference when the macro will be called. In a FidoCad script a macro is identified by “library.macro” <text:bookmark-start text:name="__DdeLink__3524_137119"/>used with the MC primitive.<text:bookmark-end text:name="__DdeLink__3524_137119"/></text:p>
      <text:p text:style-name="P3">每个宏元件有头（方括号括起来）和一系列命令组成。头有元件名称（在库中必须唯一）和它的描述组成。元件名称将可以用于FidoCad脚本，而描述帮助浏览文件中所有宏元件的用户。<text:span text:style-name="T4">对比FidoCad绘图，命令没有增加什么东西，</text:span>坐标点(100,100)作为原点。当宏元件调用时，这个点将作为参考。<text:span text:style-name="T4">在FidoCad脚本中，宏元件用”library.macro”定义，使用MC基元</text:span>。</text:p>
      <text:p text:style-name="P3"/>
      <text:p text:style-name="P3"><text:bookmark-start text:name="__DdeLink__3515_137119"/>Nothing prevents the calling of a macro within another macro. However, recursion (i.e. a macro that calls itself) must be avoided.<text:bookmark-end text:name="__DdeLink__3515_137119"/></text:p>
      <text:p text:style-name="P3">宏总是可以调用另一个宏。然而，需要避免递归（例如一个宏调用它自己）。</text:p>
      <text:p text:style-name="P3"/>
      <text:p text:style-name="P3">3.7 standard libraries</text:p>
      <text:p text:style-name="P3">3.7 标准库</text:p>
      <text:p text:style-name="P3"/>
      <text:p text:style-name="P3"><text:bookmark-start text:name="__DdeLink__3529_137119"/>FidoCadJ already contains two libraries traditionally supplied with FidoCad.<text:bookmark-end text:name="__DdeLink__3529_137119"/> In particular these are the standard library and the library that contains the PCB symbols.</text:p>
      <text:p text:style-name="P3"><text:soft-page-break/>FidoCadJ已经包含了FidoCad传统支持的2个库。特别是标准库和包含PCB符号的库。</text:p>
      <text:p text:style-name="P3"/>
      <text:p text:style-name="P3">However, it is possible to override the content of these two internal library by specifying (“<text:bookmark-start text:name="__DdeLink__3534_137119"/>View/Options/Libraries Directory<text:bookmark-end text:name="__DdeLink__3534_137119"/>” menu) a directory containing the libraries to be loaded. If a file named FCDstdlib.fcl is present in this directory, its content will be used in place of that of the standard library. If a file named <text:bookmark-start text:name="__DdeLink__3540_137119"/>PCB.fcl <text:bookmark-end text:name="__DdeLink__3540_137119"/>is present, its content will be used in place of that of the PCB library. Other libraries having different file names (but still with extension fcl) will be loaded together with the standard libraries.</text:p>
      <text:p text:style-name="P3">然而，可以覆盖2个内部库，通过设定（“View/Options/Libraries Directory”菜单）一个含有要载入库的文件夹。如果存在一个名称为FCDstdlib.fcl的文件，<text:bookmark-start text:name="__DdeLink__3543_137119"/>它的内容将用于替换标准库<text:bookmark-end text:name="__DdeLink__3543_137119"/>。如果存在一个名称为PCB.fcl的文件，它的内容将用于替换PCB库。其它的库有不同的文件名（但扩展名仍然是.fcl）将连同标准库一起被载入。</text:p>
      <text:p text:style-name="P3"/>
      <text:p text:style-name="P3"/>
      <text:p text:style-name="P3"/>
      <text:p text:style-name="P4"/>
      <text:p text:style-name="P3"/>
      <text:p text:style-name="P3"/>
      <text:p text:style-name="P3">4 CONCLUSION</text:p>
      <text:p text:style-name="P3">4 总结</text:p>
      <text:p text:style-name="P3"/>
      <text:p text:style-name="P3">We have seen in this manual how to use FidoCadJ to draw an electrical schematic or a simple PCB. <text:bookmark-start text:name="__DdeLink__3557_137119"/>At this stage the reader should possess all the elements necessary to use FidoCadJ effectively for his needs.<text:bookmark-end text:name="__DdeLink__3557_137119"/></text:p>
      <text:p text:style-name="P3">在本手册中，我们已经看到了如何使用FidoCadJ来绘制一个电路原理图或一个简单的PCB。到目前阶段，读者应该可以使用FidoCadJ绘制所需元件了。</text:p>
      <text:p text:style-name="P3"/>
      <text:p text:style-name="P3"><text:bookmark-start text:name="__DdeLink__3575_137119"/>FidoCadJ should not be considered uniquely for the electronics design.<text:bookmark-end text:name="__DdeLink__3575_137119"/> It can be used for any type of2D drawing and<text:bookmark-start text:name="__DdeLink__3580_137119"/> in many situations, <text:bookmark-start text:name="__DdeLink__3584_137119"/>provided that specific libraries are available.<text:bookmark-end text:name="__DdeLink__3580_137119"/><text:bookmark-end text:name="__DdeLink__3584_137119"/></text:p>
      <text:p text:style-name="P3">FidoCadJ不应该被认为仅用于电子设计。它可以被用于任何类型的2D绘图并且许多情况是提供特定可用的库。</text:p>
      <text:p text:style-name="P3"/>
      <text:p text:style-name="P3"><text:bookmark-start text:name="__DdeLink__3591_137119"/>The advantages of a free program is that it is completely open to its user community.<text:bookmark-end text:name="__DdeLink__3591_137119"/> For this reason, your feedback is very important (<text:bookmark-start text:name="__DdeLink__3595_137119"/>at least to understand if the project is worth to be developed further, and in which direction<text:bookmark-end text:name="__DdeLink__3595_137119"/>). <text:bookmark-start text:name="__DdeLink__3598_137119"/>To contact me, you can participate to the forum of SourceForge dedicated to FidoCadJ<text:bookmark-end text:name="__DdeLink__3598_137119"/>.<text:note text:id="ftn12" text:note-class="footnote"><text:note-citation>12</text:note-citation><text:note-body><text:p text:style-name="Footnote">https://sourceforge.net/projects/fidocadj/forums/forum/997486</text:p></text:note-body></text:note></text:p>
      <text:p text:style-name="P3">自由程序的优点是它是完全开放给它的用户社区的。为此，您的反馈很重要（至少了解是否项目值得继续开发和未来的发展方向）。和我联系，您可以参与SourceForge论坛致力于FidoCadJ。</text:p>
      <text:p text:style-name="P3"/>
      <text:p text:style-name="P3"/>
      <text:p text:style-name="P3"/>
      <text:p text:style-name="P4"/>
      <text:p text:style-name="P3"/>
      <text:p text:style-name="P3">A <text:bookmark-start text:name="__DdeLink__3956_1274784455"/><text:bookmark-start text:name="__DdeLink__3602_137119"/>PLATFORM-SPECIFIC INFORMATION<text:bookmark-end text:name="__DdeLink__3956_1274784455"/><text:bookmark-end text:name="__DdeLink__3602_137119"/></text:p>
      <text:p text:style-name="P3">A特定平台信息</text:p>
      <text:p text:style-name="P3"/>
      <text:p text:style-name="P3">A.1 MACOSX</text:p>
      <text:p text:style-name="P3"/>
      <text:p text:style-name="P3"><text:bookmark-start text:name="__DdeLink__3765_644650402"/>One of the most frequent criticisms raised against the early versions of FidoCadJ from Macintosh users (like me, by the way) was the poor integration of the program on MacOSX.<text:bookmark-end text:name="__DdeLink__3765_644650402"/> <text:bookmark-start text:name="__DdeLink__3769_644650402"/>Starting from version 0.21.1, FidoCadJ is <text:bookmark-start text:name="__DdeLink__3970_1274784455"/>making specific efforts<text:bookmark-end text:name="__DdeLink__3970_1274784455"/> to comply better with the look and the philosophy of Mac’s native applications<text:bookmark-end text:name="__DdeLink__3769_644650402"/>. <text:bookmark-start text:name="__DdeLink__3777_644650402"/>For this reason, some details in the program are slightly different when FidoCadJ is run on an Apple platform:<text:bookmark-end text:name="__DdeLink__3777_644650402"/></text:p>
      <text:p text:style-name="P3">Macintosh用户（比如我）对早期版本的FidoCadJ提出的最多的批评就是程序在MacOSX上集成的不好。从0.21.1版本开始，FidoCadJ做出了努力，以更好地符合Mac平台应用程序的外观和理念。这就导致了FidoCadJ运行于苹果平台时出现一些细微的差异。</text:p>
      <text:p text:style-name="P3"/>
      <text:p text:style-name="P3">•<text:bookmark-start text:name="__DdeLink__3782_644650402"/>by default FidoCadJ uses the Quaqua<text:note text:id="ftn13" text:note-class="footnote"><text:note-citation>13</text:note-citation><text:note-body><text:p text:style-name="Footnote">http://www.randelshofer.ch/quaqua/</text:p></text:note-body></text:note> look and feel when the complete application (FidoCadJ.app instead of fidocadj.jar) is run.<text:bookmark-end text:name="__DdeLink__3782_644650402"/> <text:bookmark-start text:name="__DdeLink__3787_644650402"/>Since Quaqua may slow down the performance on not so recent machines, it is possible to disable it through the settings of the Preferences menu<text:bookmark-end text:name="__DdeLink__3787_644650402"/></text:p>
      <text:p text:style-name="P3">顺便说下，当完整的应用程序（FidoCadJ.app而不是FidoCadJ.jar）运行时，FidoCadJ使用Quaqua的look&amp;feel。因为Quaqua可能降低不是最新配置机器的性能，通过Preferences菜单进行设置可以禁用它。</text:p>
      <text:p text:style-name="P3"/>
      <text:p text:style-name="P3">•The menu bar is shown at its place, that is the top of the screen</text:p>
      <text:p text:style-name="P3">菜单工具条显示在界面的顶部。</text:p>
      <text:p text:style-name="P3"/>
      <text:p text:style-name="P3">•The menu items “Preferences” and “About FidoCadJ” are at their place, which is under the FidoCadJ menu.</text:p>
      <text:p text:style-name="P3">菜单项“Preferences”和“About FidoCadJ”位于FidoCadJ菜单的下面。</text:p>
      <text:p text:style-name="P3"/>
      <text:p text:style-name="P3">•<text:bookmark-start text:name="__DdeLink__3792_644650402"/>The program tells the operating system that it can open .fcd files; These are associated to a specific icon, which should be sufficiently evocative.<text:bookmark-end text:name="__DdeLink__3792_644650402"/></text:p>
      <text:p text:style-name="P3">程序告诉操作系统，它可以打开.fcd文件；关联一个特定的图标，让人一看就知道。</text:p>
      <text:p text:style-name="P3"/>
      <text:p text:style-name="P3">A.1.1 How to download and execute FidoCadJ on MacOSX</text:p>
      <text:p text:style-name="P3">A.1.1 MacOSX上如何下载可执行的FidoCadJ</text:p>
      <text:p text:style-name="P3"/>
      <text:p text:style-name="P3"><text:bookmark-start text:name="__DdeLink__3795_644650402"/>FidoCadJ can work with a MacOSX version more recent than10.3.9 (Panther). <text:bookmark-end text:name="__DdeLink__3795_644650402"/><text:bookmark-start text:name="__DdeLink__3799_644650402"/>The reason is that under the hood FidoCadJ needs at least the 1.4version of Java, which Apple once provided with this operating system. <text:bookmark-end text:name="__DdeLink__3799_644650402"/><text:bookmark-start text:name="__DdeLink__3804_644650402"/>For marketing reasons, Apple does not seem to be prone to install Java with the last versions of MacOSX.<text:bookmark-end text:name="__DdeLink__3804_644650402"/> This is an essential piece of software needed for running FidoCadJ, so you might download and install it. By the way, Apple does not allow to distribute his App Store software based on Java or distributed under GPL. <text:bookmark-start text:name="__DdeLink__3816_644650402"/>This is one of the most important reasons for which it is improbable that FidoCadJ will be ported to iPad and iPhone.<text:bookmark-end text:name="__DdeLink__3816_644650402"/></text:p>
      <text:p text:style-name="P3">FidoCadJ可以运行在10.3.9（豹）及最新版本的MacOSX上。因为，FidoCadJ需要Java1.4作为引擎，苹果曾经在这个版本上对其提供支持。由于市场原因，苹果似乎并不容易在最新版本的MacOSX上安装Java。这是运行FidoCadJ所必需要的部分，因此您可以下载并安装它。顺便说下，苹果不允许在它的应用商店发布基于Java或基于GPL的软件。这就是FidoCadJ不可能被移植到iPad和iPhone上的最重要的原因。</text:p>
      <text:p text:style-name="P3"/>
      <text:p text:style-name="P3"><text:bookmark-start text:name="__DdeLink__3825_644650402"/>Even if you can use directly the Java archive fidocad.jar as you would do on other operating systems, <text:bookmark-start text:name="__DdeLink__3820_644650402"/>on MacOSX you can use the specifically tailored application<text:bookmark-end text:name="__DdeLink__3820_644650402"/>.<text:bookmark-end text:name="__DdeLink__3825_644650402"/> <text:bookmark-start text:name="__DdeLink__3829_644650402"/>Everything works just like a native application: you can download the disk image at the following link:<text:bookmark-end text:name="__DdeLink__3829_644650402"/></text:p>
      <text:p text:style-name="P3">尽管您可以在其它您使用的操作系统上直接使用Java打包文件FidoCadJ.jar，在MacOSX上您可以使用专门定制的应用程序。一切工作看起来都像是本地应用程序：您可以从以下链接下载到磁盘镜像。</text:p>
      <text:p text:style-name="P3"/>
      <text:p text:style-name="P3"><text:soft-page-break/>http://sourceforge.net/projects/fidocadj/files/FidoCadJ.dmg/download</text:p>
      <text:p text:style-name="P3"/>
      <text:p text:style-name="P3"><text:bookmark-start text:name="__DdeLink__3833_644650402"/>You can then open the disk image and move FidoCadJ.app in the Applications folder, where you can use it exactly like any other Macintosh application.<text:bookmark-end text:name="__DdeLink__3833_644650402"/> <text:bookmark-start text:name="__DdeLink__3836_644650402"/>To uninstall FidoCadJ, just drag FidoCadJ.app in the trash bin.<text:bookmark-end text:name="__DdeLink__3836_644650402"/></text:p>
      <text:p text:style-name="P3">然后您可以打开磁盘镜像，把FidoCadJ.app复制到应用程序文件夹，在这里您可以像其它苹果应用程序一样使用它。要卸载FidoCadJ，只需要把FidoCadJ.app拖进垃圾桶。</text:p>
      <text:p text:style-name="P3"/>
      <text:p text:style-name="P3">A.2 LINUX</text:p>
      <text:p text:style-name="P3"/>
      <text:p text:style-name="P3">At the moment, there are no extensions dedicated to this platform.</text:p>
      <text:p text:style-name="P3">目前，对于该平台没有扩展的描述。</text:p>
      <text:p text:style-name="P3"/>
      <text:p text:style-name="P3">A.3 HOW TO DOWNLOAD AND EXECUTE FIDOCADJ IN A LINUX SYSTEM</text:p>
      <text:p text:style-name="P3">A 3 在Linux系统上如何下载并运行FidoCadJ</text:p>
      <text:p text:style-name="P3"/>
      <text:p text:style-name="P3">by <text:bookmark-start text:name="__DdeLink__3808_492396671"/>Roby IZ1CYN<text:bookmark-end text:name="__DdeLink__3808_492396671"/></text:p>
      <text:p text:style-name="P3">Roby IZ1CYN编写</text:p>
      <text:p text:style-name="P3"/>
      <text:p text:style-name="P3">Prerequisite: JRE6 from Sun and/or OpenJDK 6JRE (<text:bookmark-start text:name="__DdeLink__3813_492396671"/>o previous versions compatible with the program’s specifications<text:bookmark-end text:name="__DdeLink__3813_492396671"/>) must be installed. In paragraph A.3.1 the installation of the program using only commands from a terminal will be described. <text:bookmark-start text:name="__DdeLink__3817_492396671"/>In paragraphA.3.2, the interaction with a graphical environment will be used instead.<text:bookmark-end text:name="__DdeLink__3817_492396671"/> <text:bookmark-start text:name="__DdeLink__3820_492396671"/>A poor configuration of your Java runtime environment will determine poor performances of FidoCadJ<text:bookmark-end text:name="__DdeLink__3820_492396671"/><text:note text:id="ftn14" text:note-class="footnote"><text:note-citation>14</text:note-citation><text:note-body><text:p text:style-name="Footnote"><text:bookmark-start text:name="__DdeLink__3841_492396671"/>N.d.c. I swear, it is true!Please, do not insult me if your favorite Linux distribution comes with an higly unreliable version of Java.<text:bookmark-end text:name="__DdeLink__3841_492396671"/></text:p><text:p text:style-name="Footnote"><text:span text:style-name="T3"><text:s text:c="4"/></text:span>N d c我发誓，这是真的！请不要辱骂我，如果你喜欢的Linux发行版带着较不稳定版本的Java。</text:p></text:note-body></text:note></text:p>
      <text:p text:style-name="P3">首先：SUN和或OpenJDK 6 JRE的JRE6（或与程序指定的兼容的先前的版本）必须安装。A3.1章节将介绍仅使用命令行终端安装程序的方法。A3.2章节将介绍图形环境的交互方法。如果Java运行环境配置不好，那么FidoCadJ运行就不好。</text:p>
      <text:p text:style-name="P3"/>
      <text:p text:style-name="P3">A3.1 Using any platform, from terminal</text:p>
      <text:p text:style-name="P3">A3.1 任意平台的终端使用方法</text:p>
      <text:p text:style-name="P3"/>
      <text:p text:style-name="P3">Download the program using the wget command:</text:p>
      <text:p text:style-name="P3">使用wget命令下载程序：</text:p>
      <text:p text:style-name="P3"/>
      <text:p text:style-name="P3">（使用wget命令图示）</text:p>
      <text:p text:style-name="P3"/>
      <text:p text:style-name="P3">Alternatively, or if you are experiencing problems, you can download the file from any browser from the following URL:</text:p>
      <text:p text:style-name="P3">另外，或者如果您遇到困难，您可以用任何浏览器从下面URL下载文件：</text:p>
      <text:p text:style-name="P3"/>
      <text:p text:style-name="P3">http://sourceforge.net/projects/fidocadj/files/fidocadj.jar/download</text:p>
      <text:p text:style-name="P3"/>
      <text:p text:style-name="P3">and save the file in your/home/directory.</text:p>
      <text:p text:style-name="P3">并把文件保存到/home/directory。</text:p>
      <text:p text:style-name="P3"/>
      <text:p text:style-name="P3">Let’s create a new directory (but at first we will become a superuser by using su or sudo -s):</text:p>
      <text:p text:style-name="P3">让我们创建一个新目录（但是首先我们要成为超级用户，使用su/sudo -s命令）</text:p>
      <text:p text:style-name="P3"/>
      <text:p text:style-name="P3"># mkdir /usr/bin/fidocadj</text:p>
      <text:p text:style-name="P3"/>
      <text:p text:style-name="P3">. . . and we can move there the downloaded file (<text:bookmark-start text:name="__DdeLink__3838_492396671"/>substitute &lt;user&gt; with the user name of the account where the file has been downloaded<text:bookmark-end text:name="__DdeLink__3838_492396671"/>):</text:p>
      <text:p text:style-name="P3">...然后我们进入该目录下载（把&lt;user&gt;替换成账户用户名，那里已经下载了文件）：</text:p>
      <text:p text:style-name="P3"/>
      <text:p text:style-name="P3"><text:soft-page-break/>（图25）</text:p>
      <text:p text:style-name="P3">Figure25: The setting of file rights, on Ubuntu 8.04.</text:p>
      <text:p text:style-name="P3">图25：Ubuntu8.04上设置文件权限。</text:p>
      <text:p text:style-name="P3"/>
      <text:p text:style-name="P3"># mv /home/&lt;user&gt;/fidocadj.jar /usr/bin/fidocadj</text:p>
      <text:p text:style-name="P3"/>
      <text:p text:style-name="P3">Let’s make the file an executable</text:p>
      <text:p text:style-name="P3">让我们把文件做成可执行文件。</text:p>
      <text:p text:style-name="P3"/>
      <text:p text:style-name="P3"># chmod +x /usr/bin/fidocadj/fidocadj.jar</text:p>
      <text:p text:style-name="P3"/>
      <text:p text:style-name="P3">And we must not forget to come back to be normal users:</text:p>
      <text:p text:style-name="P3">然后我们一定不能忘记切换到普通用户：</text:p>
      <text:p text:style-name="P3"/>
      <text:p text:style-name="P3"># exit</text:p>
      <text:p text:style-name="P3"/>
      <text:p text:style-name="P3">And now, we can execute the program:</text:p>
      <text:p text:style-name="P3">现在，我们可以执行程序了：</text:p>
      <text:p text:style-name="P3"/>
      <text:p text:style-name="P3">$ /usr/bin/fidocadj/fidocadj.jar</text:p>
      <text:p text:style-name="P3"/>
      <text:p text:style-name="P3">A3.2 On a graphical system</text:p>
      <text:p text:style-name="P3">A3.2 在图形系统上</text:p>
      <text:p text:style-name="P3"/>
      <text:p text:style-name="P3">In the example, it will be an Ubuntu8.04, <text:bookmark-start text:name="__DdeLink__3850_492396671"/>but things does not change so much for older or newer versions:<text:bookmark-end text:name="__DdeLink__3850_492396671"/></text:p>
      <text:p text:style-name="P3">以Ubuntu8.04为例，然而在老版本或新版本的系统上运行程序不会改变很多：</text:p>
      <text:p text:style-name="P3"/>
      <text:p text:style-name="P3">•Let’s download the file from the browser, or with Gwget or similar tools.</text:p>
      <text:p text:style-name="P3">让我们用浏览器下载文件，或使用Gwget或类似工具。</text:p>
      <text:p text:style-name="P3"/>
      <text:p text:style-name="P3">•We can then launch our File Manager (<text:bookmark-start text:name="__DdeLink__3853_492396671"/>Nautilus, Konqueror. . . <text:bookmark-end text:name="__DdeLink__3853_492396671"/>) as a root (if we do not have a specific command in the menu, we just need to launch it from the console by using sudo <text:bookmark-start text:name="__DdeLink__3860_492396671"/>nautilus<text:bookmark-end text:name="__DdeLink__3860_492396671"/>). We can create the directory <text:bookmark-start text:name="__DdeLink__3863_492396671"/>/usr/bin/fidocadj<text:bookmark-end text:name="__DdeLink__3863_492396671"/> and move there the file we just downloaded (<text:bookmark-start text:name="__DdeLink__3866_492396671"/>it will be somewhere in/home/&lt;user&gt;/<text:bookmark-end text:name="__DdeLink__3866_492396671"/>)</text:p>
      <text:p text:style-name="P3">我们以root（如果菜单没有我们要的命令，我们需要用sudo nautilus从控制台启动它）登录后可以加载我们的文件管理器（Nautilus, Konqueror. . . ）。我们需要创建目录/usr/bin/fidocadj并把刚下载的文件（它应该在/home/&lt;user&gt;/中）放到该目录。</text:p>
      <text:p text:style-name="P3"/>
      <text:p text:style-name="P3">•Let’s do right click on the file, from the window we select the tab “rights”, we add the check mark in front of the “<text:bookmark-start text:name="__DdeLink__3870_492396671"/>Allow the execution of the file as a program<text:bookmark-end text:name="__DdeLink__3870_492396671"/>”, as shown in the figure25</text:p>
      <text:p text:style-name="P3">在文件上右击，在弹出菜单中我们选择”rights”标签，在“Allow the execution of the file as a program”前面选项框中打勾，见图25所示。</text:p>
      <text:p text:style-name="P3"/>
      <text:p text:style-name="P3">•We can select the tab “Open as” and select “<text:bookmark-start text:name="__DdeLink__3873_492396671"/>OpenJDK Java6 Runtime<text:bookmark-end text:name="__DdeLink__3873_492396671"/>” or “<text:bookmark-start text:name="__DdeLink__3876_492396671"/>Sun Java6Runtime<text:bookmark-end text:name="__DdeLink__3876_492396671"/>”, as it can be seen in figure26.</text:p>
      <text:p text:style-name="P3">我们可以选择标签”Open as”并选择”OpenJDK Java6 Runtime”或“Sun Java6Runtime”，见图26。</text:p>
      <text:p text:style-name="P3"/>
      <text:p text:style-name="P3">•Let’s click on “Close” and we are now ready to execute FidoCadJ: a double click on the executable, or we can add it to the main menu. The command to add is <text:bookmark-start text:name="__DdeLink__3879_492396671"/>just/usr/bin/fidocadj/fidocadj.jar.<text:bookmark-end text:name="__DdeLink__3879_492396671"/></text:p>
      <text:p text:style-name="P3">点击“Close”，这样我们准备好可以开始运行FidoCadJ了：双击可执行文件，或者我们可以把它加入到主菜单。加入主菜单命令只是just/usr/bin/fidocadj/fidocadj.jar.</text:p>
      <text:p text:style-name="P3"/>
      <text:p text:style-name="P3">（图26）</text:p>
      <text:p text:style-name="P3">Figure26: <text:bookmark-start text:name="__DdeLink__3883_492396671"/>Set the execution with the Java virtual machine, on Ubuntu 8.04<text:bookmark-end text:name="__DdeLink__3883_492396671"/>.</text:p>
      <text:p text:style-name="P3">图26：在Ubuntu8.04上设置需要Java虚拟机执行的程序。</text:p>
      <text:p text:style-name="P3"/>
      <text:p text:style-name="P3"><text:soft-page-break/>A4 WINDOWS</text:p>
      <text:p text:style-name="P3"/>
      <text:p text:style-name="P3">Since version0.23, when FidoCadJ recognizes a Windows platform, it will try to use the native Look and Feel.</text:p>
      <text:p text:style-name="P3">从版本0.23开始，FidoCadJ可以运行于Windows平台，它将使用本地Look&amp;Feel。</text:p>
      <text:p text:style-name="P3"/>
      <text:p text:style-name="P3">A4.1 How to download and execute FidoCadJ</text:p>
      <text:p text:style-name="P3">A4.1 如何下载和运行FidoCadJ</text:p>
      <text:p text:style-name="P3"/>
      <text:p text:style-name="P3">Very often, if you have Java installed, you just have to download the fidocadj.jar file and run it with a double click. If after the download your operating system sees it as a zip archive, probably Java is not available on your computer. <text:bookmark-start text:name="__DdeLink__3891_492396671"/>Oracle allows to freely download and install an up to date version of the Java runtime:<text:bookmark-end text:name="__DdeLink__3891_492396671"/></text:p>
      <text:p text:style-name="P3">一般，如果您已经安装了Java，您只需要下载FidoCadJ.jar文件并双击运行即可。如果下载的文件您的系统识别成一个zip打包文件，可能您的计算机中未按照Java。Oracle允许自由下载和安装最新版本的Java运行时：</text:p>
      <text:p text:style-name="P3"/>
      <text:p text:style-name="P3">http://www.java.com/it/download/</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ans-serif"/>
    <style:font-face style:name="宋体" svg:font-family="宋体" style:font-family-generic="swiss"/>
    <style:font-face style:name="宋体3" svg:font-family="宋体" style:font-pitch="variable"/>
    <style:font-face style:name="宋体4" svg:font-family="宋体" style:font-adornments="标准"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宋体1" svg:font-family="宋体" style:font-family-generic="swiss" style:font-pitch="variable"/>
    <style:font-face style:name="Mangal" svg:font-family="Mangal" style:font-family-generic="system" style:font-pitch="variable"/>
    <style:font-face style:name="宋体2" svg:font-family="宋体"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letter-kerning="true" style:font-name-asian="宋体2"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6:19:10.12</meta:creation-date>
    <dc:date>2012-06-01T14:00:06.96</dc:date>
    <meta:editing-duration>P3DT19H50M44S</meta:editing-duration>
    <meta:editing-cycles>777</meta:editing-cycles>
    <meta:generator>LibreOffice/3.4$Win32 LibreOffice_project/340m1$Build-402</meta:generator>
    <meta:document-statistic meta:table-count="5" meta:image-count="0" meta:object-count="0" meta:page-count="39" meta:paragraph-count="794" meta:word-count="14398" meta:character-count="91414" meta:non-whitespace-character-count="82399"/>
  </office:meta>
</office:document-meta>
</file>